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table:align="center" fo:background-color="transparent">
        <style:background-image/>
      </style:table-properties>
    </style:style>
    <style:style style:name="Tabela1.A" style:family="table-column">
      <style:table-column-properties style:column-width="0.85cm" style:rel-column-width="482*"/>
    </style:style>
    <style:style style:name="Tabela1.B" style:family="table-column">
      <style:table-column-properties style:column-width="7.754cm" style:rel-column-width="4396*"/>
    </style:style>
    <style:style style:name="Tabela1.C" style:family="table-column">
      <style:table-column-properties style:column-width="8.396cm" style:rel-column-width="4760*"/>
    </style:style>
    <style:style style:name="Tabela1.1" style:family="table-row">
      <style:table-row-properties fo:background-color="transparent">
        <style:background-image/>
      </style:table-row-properties>
    </style:style>
    <style:style style:name="Tabela1.A1" style:family="table-cell">
      <style:table-cell-properties fo:padding="0.097cm" fo:border-left="none" fo:border-right="none" fo:border-top="0.05pt solid #000000" fo:border-bottom="0.05pt solid #000000"/>
    </style:style>
    <style:style style:name="Tabela1.C1" style:family="table-cell">
      <style:table-cell-properties fo:padding="0.097cm" fo:border-left="0.05pt solid #000000" fo:border-right="none" fo:border-top="0.05pt solid #000000" fo:border-bottom="0.05pt solid #000000"/>
    </style:style>
    <style:style style:name="Tabela1.A2" style:family="table-cell">
      <style:table-cell-properties fo:padding="0.097cm" fo:border-left="none"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14" style:family="table-row">
      <style:table-row-properties style:min-row-height="0.706cm"/>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152d593"/>
    </style:style>
    <style:style style:name="P5" style:family="paragraph" style:parent-style-name="Text_20_body">
      <style:paragraph-properties fo:text-align="center" style:justify-single-word="false"/>
      <style:text-properties officeooo:paragraph-rsid="01548a24"/>
    </style:style>
    <style:style style:name="P6" style:family="paragraph" style:parent-style-name="Text_20_body">
      <style:paragraph-properties fo:text-align="center" style:justify-single-word="false"/>
      <style:text-properties officeooo:paragraph-rsid="015765d5"/>
    </style:style>
    <style:style style:name="P7" style:family="paragraph" style:parent-style-name="Text_20_body">
      <style:paragraph-properties fo:text-align="center" style:justify-single-word="false"/>
      <style:text-properties officeooo:paragraph-rsid="01592e6b"/>
    </style:style>
    <style:style style:name="P8" style:family="paragraph" style:parent-style-name="Text_20_body">
      <style:paragraph-properties fo:text-align="center" style:justify-single-word="false"/>
      <style:text-properties officeooo:paragraph-rsid="015a6328"/>
    </style:style>
    <style:style style:name="P9" style:family="paragraph" style:parent-style-name="Text_20_body">
      <style:paragraph-properties fo:text-align="center" style:justify-single-word="false"/>
      <style:text-properties officeooo:paragraph-rsid="015bd216"/>
    </style:style>
    <style:style style:name="P10" style:family="paragraph" style:parent-style-name="Text_20_body">
      <style:text-properties officeooo:paragraph-rsid="012a3cff"/>
    </style:style>
    <style:style style:name="P11" style:family="paragraph" style:parent-style-name="Text_20_body">
      <style:text-properties officeooo:paragraph-rsid="013b3f89"/>
    </style:style>
    <style:style style:name="P12" style:family="paragraph" style:parent-style-name="Text_20_body">
      <style:text-properties officeooo:paragraph-rsid="01424c0d"/>
    </style:style>
    <style:style style:name="P13" style:family="paragraph" style:parent-style-name="Text_20_body">
      <style:text-properties officeooo:paragraph-rsid="014624fc"/>
    </style:style>
    <style:style style:name="P14" style:family="paragraph" style:parent-style-name="Text_20_body">
      <style:paragraph-properties fo:text-align="center" style:justify-single-word="false"/>
      <style:text-properties style:font-name="DejaVu Serif1" officeooo:rsid="013205ec" officeooo:paragraph-rsid="013b3f89" style:font-name-asian="DejaVu Serif1" style:font-name-complex="DejaVu Serif1"/>
    </style:style>
    <style:style style:name="P15" style:family="paragraph" style:parent-style-name="Text_20_body">
      <style:text-properties officeooo:rsid="01491684" officeooo:paragraph-rsid="01491684"/>
    </style:style>
    <style:style style:name="P16" style:family="paragraph" style:parent-style-name="Text_20_body">
      <style:text-properties officeooo:paragraph-rsid="0151cc75"/>
    </style:style>
    <style:style style:name="P17" style:family="paragraph" style:parent-style-name="Text_20_body">
      <style:text-properties officeooo:paragraph-rsid="01548a24"/>
    </style:style>
    <style:style style:name="P18" style:family="paragraph" style:parent-style-name="Text_20_body">
      <style:text-properties officeooo:paragraph-rsid="0155c6ca"/>
    </style:style>
    <style:style style:name="P19" style:family="paragraph" style:parent-style-name="Text_20_body">
      <style:text-properties officeooo:paragraph-rsid="015765d5"/>
    </style:style>
    <style:style style:name="P20" style:family="paragraph" style:parent-style-name="Text_20_body">
      <style:text-properties officeooo:paragraph-rsid="01592e6b"/>
    </style:style>
    <style:style style:name="P21" style:family="paragraph" style:parent-style-name="Text_20_body">
      <style:text-properties officeooo:paragraph-rsid="015a6328"/>
    </style:style>
    <style:style style:name="P22" style:family="paragraph" style:parent-style-name="Text_20_body">
      <style:text-properties officeooo:paragraph-rsid="015f0b38"/>
    </style:style>
    <style:style style:name="P23" style:family="paragraph" style:parent-style-name="Subtitle">
      <style:text-properties style:font-name="DejaVu Sans" fo:font-size="16pt" officeooo:rsid="012a3cff" officeooo:paragraph-rsid="012a3cff" style:font-name-asian="Noto Sans CJK SC" style:font-size-asian="18pt" style:font-name-complex="Noto Sans Devanagari1" style:font-size-complex="18pt"/>
    </style:style>
    <style:style style:name="P24" style:family="paragraph" style:parent-style-name="Table_20_Contents">
      <style:paragraph-properties fo:text-align="justify" style:justify-single-word="false"/>
      <style:text-properties officeooo:rsid="00a45ce0" officeooo:paragraph-rsid="015feb33"/>
    </style:style>
    <style:style style:name="P25" style:family="paragraph" style:parent-style-name="Table_20_Contents">
      <style:paragraph-properties fo:text-align="justify" style:justify-single-word="false"/>
      <style:text-properties officeooo:paragraph-rsid="015feb33"/>
    </style:style>
    <style:style style:name="P26" style:family="paragraph" style:parent-style-name="Table_20_Contents">
      <style:paragraph-properties fo:text-align="justify" style:justify-single-word="false"/>
      <style:text-properties officeooo:paragraph-rsid="016bda80"/>
    </style:style>
    <style:style style:name="P27" style:family="paragraph" style:parent-style-name="Table_20_Contents">
      <style:paragraph-properties fo:text-align="justify" style:justify-single-word="false"/>
      <style:text-properties officeooo:paragraph-rsid="016e5706"/>
    </style:style>
    <style:style style:name="P28" style:family="paragraph" style:parent-style-name="Table_20_Contents">
      <style:paragraph-properties fo:text-align="justify" style:justify-single-word="false"/>
      <style:text-properties officeooo:paragraph-rsid="016f67a4"/>
    </style:style>
    <style:style style:name="P29" style:family="paragraph" style:parent-style-name="Table_20_Contents">
      <style:paragraph-properties fo:text-align="justify" style:justify-single-word="false"/>
      <style:text-properties officeooo:paragraph-rsid="01713211"/>
    </style:style>
    <style:style style:name="P30" style:family="paragraph" style:parent-style-name="Table_20_Contents">
      <style:paragraph-properties fo:text-align="justify" style:justify-single-word="false"/>
      <style:text-properties officeooo:paragraph-rsid="01717143"/>
    </style:style>
    <style:style style:name="P31" style:family="paragraph" style:parent-style-name="Table_20_Contents">
      <style:paragraph-properties fo:text-align="justify" style:justify-single-word="false"/>
      <style:text-properties officeooo:paragraph-rsid="0173e693"/>
    </style:style>
    <style:style style:name="P32" style:family="paragraph" style:parent-style-name="Table_20_Contents">
      <style:paragraph-properties fo:text-align="justify" style:justify-single-word="false"/>
      <style:text-properties officeooo:rsid="00a360dd" officeooo:paragraph-rsid="015feb33"/>
    </style:style>
    <style:style style:name="P33" style:family="paragraph" style:parent-style-name="Table_20_Contents">
      <style:paragraph-properties fo:text-align="justify" style:justify-single-word="false"/>
      <style:text-properties officeooo:rsid="016273ae" officeooo:paragraph-rsid="016273ae"/>
    </style:style>
    <style:style style:name="P34" style:family="paragraph" style:parent-style-name="Table_20_Contents">
      <style:paragraph-properties fo:text-align="justify" style:justify-single-word="false"/>
      <style:text-properties officeooo:rsid="01641ec6" officeooo:paragraph-rsid="01641ec6"/>
    </style:style>
    <style:style style:name="P35" style:family="paragraph" style:parent-style-name="Table_20_Contents">
      <style:paragraph-properties fo:text-align="justify" style:justify-single-word="false"/>
      <style:text-properties officeooo:rsid="0164f7c9" officeooo:paragraph-rsid="0164f7c9"/>
    </style:style>
    <style:style style:name="P36" style:family="paragraph" style:parent-style-name="Table_20_Contents">
      <style:paragraph-properties fo:text-align="justify" style:justify-single-word="false"/>
      <style:text-properties officeooo:rsid="0166be60" officeooo:paragraph-rsid="0166be60"/>
    </style:style>
    <style:style style:name="P37" style:family="paragraph" style:parent-style-name="Table_20_Contents">
      <style:paragraph-properties fo:text-align="justify" style:justify-single-word="false"/>
      <style:text-properties officeooo:rsid="0167fe89" officeooo:paragraph-rsid="0167fe89"/>
    </style:style>
    <style:style style:name="P38" style:family="paragraph" style:parent-style-name="Table_20_Contents">
      <style:paragraph-properties fo:text-align="justify" style:justify-single-word="false"/>
      <style:text-properties officeooo:rsid="01695b1e" officeooo:paragraph-rsid="01695b1e"/>
    </style:style>
    <style:style style:name="P39" style:family="paragraph" style:parent-style-name="Table_20_Contents">
      <style:paragraph-properties fo:text-align="justify" style:justify-single-word="false"/>
      <style:text-properties officeooo:rsid="016b0a12" officeooo:paragraph-rsid="016b0a12"/>
    </style:style>
    <style:style style:name="P40" style:family="paragraph" style:parent-style-name="Table_20_Contents">
      <style:paragraph-properties fo:text-align="justify" style:justify-single-word="false"/>
      <style:text-properties officeooo:rsid="016bda80" officeooo:paragraph-rsid="016bda80"/>
    </style:style>
    <style:style style:name="P41" style:family="paragraph" style:parent-style-name="Table_20_Contents">
      <style:paragraph-properties fo:text-align="justify" style:justify-single-word="false"/>
      <style:text-properties officeooo:rsid="016bda80" officeooo:paragraph-rsid="016f67a4"/>
    </style:style>
    <style:style style:name="P42" style:family="paragraph" style:parent-style-name="Table_20_Contents">
      <style:paragraph-properties fo:text-align="justify" style:justify-single-word="false"/>
      <style:text-properties officeooo:rsid="016d60db" officeooo:paragraph-rsid="016d60db"/>
    </style:style>
    <style:style style:name="P43" style:family="paragraph" style:parent-style-name="Table_20_Contents">
      <style:paragraph-properties fo:text-align="justify" style:justify-single-word="false"/>
      <style:text-properties officeooo:rsid="016f67a4" officeooo:paragraph-rsid="016f67a4"/>
    </style:style>
    <style:style style:name="P44" style:family="paragraph" style:parent-style-name="Table_20_Contents">
      <style:paragraph-properties fo:text-align="justify" style:justify-single-word="false"/>
      <style:text-properties officeooo:rsid="01713211" officeooo:paragraph-rsid="01713211"/>
    </style:style>
    <style:style style:name="P45" style:family="paragraph" style:parent-style-name="Table_20_Contents">
      <style:paragraph-properties fo:text-align="justify" style:justify-single-word="false"/>
      <style:text-properties officeooo:rsid="01717143" officeooo:paragraph-rsid="01717143"/>
    </style:style>
    <style:style style:name="P46" style:family="paragraph" style:parent-style-name="Table_20_Contents">
      <style:paragraph-properties fo:text-align="justify" style:justify-single-word="false"/>
      <style:text-properties officeooo:rsid="0173e693" officeooo:paragraph-rsid="0173e693"/>
    </style:style>
    <style:style style:name="P47" style:family="paragraph" style:parent-style-name="Footnote">
      <style:text-properties officeooo:rsid="017c63db" officeooo:paragraph-rsid="017c63db"/>
    </style:style>
    <style:style style:name="P48" style:family="paragraph" style:parent-style-name="Heading_20_1">
      <style:text-properties officeooo:rsid="012a3cff" officeooo:paragraph-rsid="012a3cff"/>
    </style:style>
    <style:style style:name="P49" style:family="paragraph" style:parent-style-name="Heading_20_1">
      <style:text-properties officeooo:rsid="0148f4dd" officeooo:paragraph-rsid="0148f4dd"/>
    </style:style>
    <style:style style:name="P50" style:family="paragraph" style:parent-style-name="Heading_20_1">
      <style:text-properties officeooo:rsid="015feb33" officeooo:paragraph-rsid="015feb33"/>
    </style:style>
    <style:style style:name="P51" style:family="paragraph" style:parent-style-name="Heading_20_1">
      <style:text-properties officeooo:rsid="0123ec85" officeooo:paragraph-rsid="015feb33"/>
    </style:style>
    <style:style style:name="P52" style:family="paragraph" style:parent-style-name="Heading_20_1">
      <style:text-properties officeooo:rsid="0123ec85" officeooo:paragraph-rsid="0123ec85"/>
    </style:style>
    <style:style style:name="P53" style:family="paragraph" style:parent-style-name="Heading_20_2">
      <style:text-properties officeooo:paragraph-rsid="01424c0d"/>
    </style:style>
    <style:style style:name="P54" style:family="paragraph" style:parent-style-name="Heading_20_2">
      <style:text-properties officeooo:paragraph-rsid="014aabb6"/>
    </style:style>
    <style:style style:name="P55" style:family="paragraph" style:parent-style-name="Heading_20_3">
      <style:text-properties officeooo:rsid="01920e6f" officeooo:paragraph-rsid="01920e6f"/>
    </style:style>
    <style:style style:name="P56" style:family="paragraph" style:parent-style-name="Table_20_Contents">
      <style:paragraph-properties fo:text-align="justify" style:justify-single-word="false"/>
      <style:text-properties officeooo:paragraph-rsid="01999994"/>
    </style:style>
    <style:style style:name="P57" style:family="paragraph" style:parent-style-name="Table_20_Contents">
      <style:paragraph-properties fo:text-align="justify" style:justify-single-word="false"/>
      <style:text-properties officeooo:paragraph-rsid="0199cea1"/>
    </style:style>
    <style:style style:name="P58" style:family="paragraph" style:parent-style-name="Table_20_Contents">
      <style:paragraph-properties fo:text-align="justify" style:justify-single-word="false"/>
      <style:text-properties officeooo:paragraph-rsid="016bda80"/>
    </style:style>
    <style:style style:name="P59" style:family="paragraph" style:parent-style-name="Table_20_Contents">
      <style:paragraph-properties fo:text-align="justify" style:justify-single-word="false"/>
      <style:text-properties officeooo:paragraph-rsid="016f67a4"/>
    </style:style>
    <style:style style:name="P60" style:family="paragraph" style:parent-style-name="Table_20_Contents">
      <style:paragraph-properties fo:text-align="justify" style:justify-single-word="false"/>
      <style:text-properties officeooo:paragraph-rsid="0170ee76"/>
    </style:style>
    <style:style style:name="P61" style:family="paragraph" style:parent-style-name="Table_20_Contents">
      <style:paragraph-properties fo:text-align="justify" style:justify-single-word="false"/>
      <style:text-properties officeooo:paragraph-rsid="01713211"/>
    </style:style>
    <style:style style:name="P62" style:family="paragraph" style:parent-style-name="Table_20_Contents">
      <style:paragraph-properties fo:text-align="justify" style:justify-single-word="false"/>
      <style:text-properties officeooo:paragraph-rsid="0173e693"/>
    </style:style>
    <style:style style:name="P63" style:family="paragraph" style:parent-style-name="Table_20_Contents">
      <style:paragraph-properties fo:text-align="justify" style:justify-single-word="false"/>
      <style:text-properties officeooo:rsid="0166be60" officeooo:paragraph-rsid="01999994"/>
    </style:style>
    <style:style style:name="P64" style:family="paragraph" style:parent-style-name="Table_20_Contents">
      <style:paragraph-properties fo:text-align="justify" style:justify-single-word="false"/>
      <style:text-properties officeooo:rsid="01999994" officeooo:paragraph-rsid="01999994"/>
    </style:style>
    <style:style style:name="P65" style:family="paragraph" style:parent-style-name="Table_20_Contents">
      <style:paragraph-properties fo:text-align="justify" style:justify-single-word="false"/>
      <style:text-properties officeooo:rsid="0199cea1" officeooo:paragraph-rsid="0199cea1"/>
    </style:style>
    <style:style style:name="P66" style:family="paragraph" style:parent-style-name="Text_20_body" style:list-style-name="L1">
      <style:text-properties officeooo:paragraph-rsid="012fb86b"/>
    </style:style>
    <style:style style:name="P67" style:family="paragraph" style:parent-style-name="Text_20_body" style:list-style-name="L1">
      <style:text-properties officeooo:paragraph-rsid="013205ec"/>
    </style:style>
    <style:style style:name="P68" style:family="paragraph" style:parent-style-name="Text_20_body" style:list-style-name="L1">
      <style:text-properties officeooo:paragraph-rsid="0132e78e"/>
    </style:style>
    <style:style style:name="P69" style:family="paragraph" style:parent-style-name="Text_20_body" style:list-style-name="L1">
      <style:text-properties officeooo:paragraph-rsid="01330bb2"/>
    </style:style>
    <style:style style:name="P70" style:family="paragraph" style:parent-style-name="Text_20_body" style:list-style-name="L1">
      <style:text-properties officeooo:paragraph-rsid="0135e7e5"/>
    </style:style>
    <style:style style:name="P71" style:family="paragraph" style:parent-style-name="Text_20_body" style:list-style-name="L1">
      <style:text-properties officeooo:paragraph-rsid="013b3f89"/>
    </style:style>
    <style:style style:name="P72" style:family="paragraph" style:parent-style-name="Text_20_body" style:list-style-name="L2">
      <style:text-properties officeooo:paragraph-rsid="014b65de"/>
    </style:style>
    <style:style style:name="P73" style:family="paragraph" style:parent-style-name="Text_20_body" style:list-style-name="L2">
      <style:text-properties officeooo:paragraph-rsid="014d1366"/>
    </style:style>
    <style:style style:name="P74" style:family="paragraph" style:parent-style-name="Text_20_body" style:list-style-name="L2">
      <style:text-properties officeooo:paragraph-rsid="014ec218"/>
    </style:style>
    <style:style style:name="P75" style:family="paragraph" style:parent-style-name="Text_20_body" style:list-style-name="L2">
      <style:text-properties officeooo:paragraph-rsid="01502751"/>
    </style:style>
    <style:style style:name="P76" style:family="paragraph" style:parent-style-name="Text_20_body" style:list-style-name="L2">
      <style:text-properties officeooo:paragraph-rsid="0151cc75"/>
    </style:style>
    <style:style style:name="P77" style:family="paragraph" style:parent-style-name="Text_20_body" style:list-style-name="L2">
      <style:text-properties officeooo:paragraph-rsid="0174642e"/>
    </style:style>
    <style:style style:name="P78" style:family="paragraph" style:parent-style-name="Text_20_body" style:list-style-name="L3">
      <style:text-properties officeooo:paragraph-rsid="0123ec85"/>
    </style:style>
    <style:style style:name="P79" style:family="paragraph" style:parent-style-name="Text_20_body" style:list-style-name="L3">
      <style:text-properties officeooo:paragraph-rsid="01796eb9"/>
    </style:style>
    <style:style style:name="P80" style:family="paragraph" style:parent-style-name="Text_20_body">
      <style:text-properties style:font-name="DejaVu Serif" fo:font-size="11pt" officeooo:rsid="0178de98" officeooo:paragraph-rsid="0178de98"/>
    </style:style>
    <style:style style:name="P81" style:family="paragraph" style:parent-style-name="Text_20_body">
      <style:text-properties officeooo:paragraph-rsid="0123ec85"/>
    </style:style>
    <style:style style:name="P82" style:family="paragraph" style:parent-style-name="Text_20_body">
      <style:text-properties officeooo:paragraph-rsid="01796eb9"/>
    </style:style>
    <style:style style:name="P83" style:family="paragraph" style:parent-style-name="Text_20_body" style:list-style-name="L4"/>
    <style:style style:name="P84" style:family="paragraph" style:parent-style-name="Text_20_body" style:list-style-name="L4">
      <style:text-properties officeooo:paragraph-rsid="01804871"/>
    </style:style>
    <style:style style:name="P85" style:family="paragraph" style:parent-style-name="Text_20_body" style:list-style-name="L4">
      <style:text-properties officeooo:paragraph-rsid="01839f55"/>
    </style:style>
    <style:style style:name="P86" style:family="paragraph" style:parent-style-name="Text_20_body">
      <style:text-properties officeooo:rsid="01865552" officeooo:paragraph-rsid="01865552"/>
    </style:style>
    <style:style style:name="P87" style:family="paragraph" style:parent-style-name="Text_20_body">
      <style:paragraph-properties fo:text-align="center" style:justify-single-word="false"/>
      <style:text-properties officeooo:rsid="01865552" officeooo:paragraph-rsid="01865552"/>
    </style:style>
    <style:style style:name="P88" style:family="paragraph" style:parent-style-name="Text_20_body" style:list-style-name="L5">
      <style:paragraph-properties fo:text-align="center" style:justify-single-word="false"/>
      <style:text-properties officeooo:paragraph-rsid="01993234"/>
    </style:style>
    <style:style style:name="P89" style:family="paragraph" style:parent-style-name="Text_20_body">
      <style:text-properties officeooo:paragraph-rsid="01891072"/>
    </style:style>
    <style:style style:name="P90" style:family="paragraph" style:parent-style-name="Text_20_body">
      <style:text-properties officeooo:paragraph-rsid="0176a29b"/>
    </style:style>
    <style:style style:name="P91" style:family="paragraph" style:parent-style-name="Text_20_body">
      <style:text-properties officeooo:paragraph-rsid="0190c561"/>
    </style:style>
    <style:style style:name="P92" style:family="paragraph" style:parent-style-name="Text_20_body" style:list-style-name="L5">
      <style:text-properties officeooo:paragraph-rsid="019493a5"/>
    </style:style>
    <style:style style:name="P93" style:family="paragraph" style:parent-style-name="Text_20_body" style:list-style-name="L5">
      <style:text-properties officeooo:paragraph-rsid="01993234"/>
    </style:style>
    <style:style style:name="P94" style:family="paragraph" style:parent-style-name="Text_20_body" style:list-style-name="L5">
      <style:text-properties officeooo:rsid="01964ed2" officeooo:paragraph-rsid="01964ed2"/>
    </style:style>
    <style:style style:name="P95" style:family="paragraph" style:parent-style-name="Text_20_body" style:list-style-name="L5">
      <style:text-properties officeooo:rsid="0197cfc1" officeooo:paragraph-rsid="0197cfc1"/>
    </style:style>
    <style:style style:name="P96" style:family="paragraph" style:parent-style-name="Text_20_body" style:list-style-name="L5">
      <style:paragraph-properties fo:text-align="center" style:justify-single-word="false"/>
      <style:text-properties officeooo:rsid="0197cfc1" officeooo:paragraph-rsid="0197cfc1"/>
    </style:style>
    <style:style style:name="P97" style:family="paragraph" style:parent-style-name="Text_20_body" style:list-style-name="L5">
      <style:paragraph-properties fo:text-align="center" style:justify-single-word="false"/>
      <style:text-properties officeooo:rsid="0197cfc1" officeooo:paragraph-rsid="01993234"/>
    </style:style>
    <style:style style:name="P98" style:family="paragraph" style:list-style-name="L4">
      <style:text-properties officeooo:paragraph-rsid="018098a3"/>
    </style:style>
    <style:style style:name="P99" style:family="paragraph" style:list-style-name="L5">
      <style:text-properties officeooo:rsid="01993234" officeooo:paragraph-rsid="01993234"/>
    </style:style>
    <style:style style:name="T1" style:family="text">
      <style:text-properties officeooo:rsid="005eb91b"/>
    </style:style>
    <style:style style:name="T2" style:family="text">
      <style:text-properties officeooo:rsid="012a3cff"/>
    </style:style>
    <style:style style:name="T3" style:family="text">
      <style:text-properties style:font-name="DejaVu Serif" fo:font-size="11pt"/>
    </style:style>
    <style:style style:name="T4" style:family="text">
      <style:text-properties style:font-name="DejaVu Serif" fo:font-size="11pt" officeooo:rsid="0123ec85"/>
    </style:style>
    <style:style style:name="T5" style:family="text">
      <style:text-properties style:font-name="DejaVu Serif" fo:font-size="11pt" officeooo:rsid="012a3cff"/>
    </style:style>
    <style:style style:name="T6" style:family="text">
      <style:text-properties style:font-name="DejaVu Serif" fo:font-size="11pt" officeooo:rsid="012fb86b"/>
    </style:style>
    <style:style style:name="T7" style:family="text">
      <style:text-properties style:font-name="DejaVu Serif" fo:font-size="11pt" fo:language="zxx" fo:country="none" officeooo:rsid="012fb86b" style:font-name-asian="NSimSun" style:font-name-complex="Liberation Mono"/>
    </style:style>
    <style:style style:name="T8" style:family="text">
      <style:text-properties style:font-name="DejaVu Serif" fo:font-size="11pt" fo:language="zxx" fo:country="none" officeooo:rsid="013205ec" style:font-name-asian="NSimSun" style:font-name-complex="Liberation Mono"/>
    </style:style>
    <style:style style:name="T9" style:family="text">
      <style:text-properties style:font-name="DejaVu Serif" fo:font-size="11pt" officeooo:rsid="01319abe"/>
    </style:style>
    <style:style style:name="T10" style:family="text">
      <style:text-properties style:font-name="DejaVu Serif" fo:font-size="11pt" officeooo:rsid="013b3f89" style:font-name-asian="DejaVu Serif1" style:font-name-complex="DejaVu Serif1"/>
    </style:style>
    <style:style style:name="T11" style:family="text">
      <style:text-properties style:font-name="DejaVu Serif" fo:font-size="11pt" officeooo:rsid="013ef234"/>
    </style:style>
    <style:style style:name="T12" style:family="text">
      <style:text-properties style:font-name="DejaVu Serif" fo:font-size="11pt" officeooo:rsid="01417875"/>
    </style:style>
    <style:style style:name="T13" style:family="text">
      <style:text-properties style:font-name="DejaVu Serif" fo:font-size="11pt" officeooo:rsid="0142bd01"/>
    </style:style>
    <style:style style:name="T14" style:family="text">
      <style:text-properties style:font-name="DejaVu Serif" fo:font-size="11pt" officeooo:rsid="0144415b"/>
    </style:style>
    <style:style style:name="T15" style:family="text">
      <style:text-properties style:font-name="DejaVu Serif" fo:font-size="11pt" officeooo:rsid="014624fc"/>
    </style:style>
    <style:style style:name="T16" style:family="text">
      <style:text-properties style:font-name="DejaVu Serif" fo:font-size="11pt" officeooo:rsid="0146dc7f"/>
    </style:style>
    <style:style style:name="T17" style:family="text">
      <style:text-properties style:font-name="DejaVu Serif" fo:font-size="11pt" officeooo:rsid="014813d2"/>
    </style:style>
    <style:style style:name="T18" style:family="text">
      <style:text-properties style:font-name="DejaVu Serif" fo:font-size="11pt" fo:font-weight="bold" officeooo:rsid="0148f4dd" style:font-weight-asian="bold" style:font-weight-complex="bold"/>
    </style:style>
    <style:style style:name="T19" style:family="text">
      <style:text-properties style:font-name="DejaVu Serif" fo:font-size="11pt" fo:font-weight="bold" officeooo:rsid="018098a3" style:font-weight-asian="bold" style:font-weight-complex="bold"/>
    </style:style>
    <style:style style:name="T20" style:family="text">
      <style:text-properties style:font-name="DejaVu Serif" fo:font-size="11pt" officeooo:rsid="014b65de"/>
    </style:style>
    <style:style style:name="T21" style:family="text">
      <style:text-properties style:font-name="DejaVu Serif" fo:font-size="11pt" officeooo:rsid="014c8141"/>
    </style:style>
    <style:style style:name="T22" style:family="text">
      <style:text-properties style:font-name="DejaVu Serif" fo:font-size="11pt" officeooo:rsid="014d1366"/>
    </style:style>
    <style:style style:name="T23" style:family="text">
      <style:text-properties style:font-name="DejaVu Serif" fo:font-size="11pt" officeooo:rsid="014ec218"/>
    </style:style>
    <style:style style:name="T24" style:family="text">
      <style:text-properties style:font-name="DejaVu Serif" fo:font-size="11pt" officeooo:rsid="014f1158"/>
    </style:style>
    <style:style style:name="T25" style:family="text">
      <style:text-properties style:font-name="DejaVu Serif" fo:font-size="11pt" officeooo:rsid="01502751"/>
    </style:style>
    <style:style style:name="T26" style:family="text">
      <style:text-properties style:font-name="DejaVu Serif" fo:font-size="11pt" officeooo:rsid="01520b83"/>
    </style:style>
    <style:style style:name="T27" style:family="text">
      <style:text-properties style:font-name="DejaVu Serif" fo:font-size="11pt" officeooo:rsid="01548a24"/>
    </style:style>
    <style:style style:name="T28" style:family="text">
      <style:text-properties style:font-name="DejaVu Serif" fo:font-size="11pt" officeooo:rsid="01559657"/>
    </style:style>
    <style:style style:name="T29" style:family="text">
      <style:text-properties style:font-name="DejaVu Serif" fo:font-size="11pt" officeooo:rsid="015765d5"/>
    </style:style>
    <style:style style:name="T30" style:family="text">
      <style:text-properties style:font-name="DejaVu Serif" fo:font-size="11pt" officeooo:rsid="01596c38"/>
    </style:style>
    <style:style style:name="T31" style:family="text">
      <style:text-properties style:font-name="DejaVu Serif" fo:font-size="11pt" officeooo:rsid="015a6328"/>
    </style:style>
    <style:style style:name="T32" style:family="text">
      <style:text-properties style:font-name="DejaVu Serif" fo:font-size="11pt" officeooo:rsid="015f0b38"/>
    </style:style>
    <style:style style:name="T33" style:family="text">
      <style:text-properties style:font-name="DejaVu Serif" fo:font-size="11pt" officeooo:rsid="015feb33"/>
    </style:style>
    <style:style style:name="T34" style:family="text">
      <style:text-properties style:font-name="DejaVu Serif" fo:font-size="11pt" officeooo:rsid="016bda80" style:font-name-asian="Noto Serif CJK SC" style:font-name-complex="Noto Sans Devanagari1"/>
    </style:style>
    <style:style style:name="T35" style:family="text">
      <style:text-properties style:font-name="DejaVu Serif" fo:font-size="11pt" officeooo:rsid="016e5706" style:font-name-asian="Noto Serif CJK SC" style:font-name-complex="Noto Sans Devanagari1"/>
    </style:style>
    <style:style style:name="T36" style:family="text">
      <style:text-properties style:font-name="DejaVu Serif" fo:font-size="11pt" officeooo:rsid="017c63db" style:font-name-asian="Noto Serif CJK SC" style:font-name-complex="Noto Sans Devanagari1"/>
    </style:style>
    <style:style style:name="T37" style:family="text">
      <style:text-properties style:font-name="DejaVu Serif" fo:font-size="11pt" officeooo:rsid="017d130a" style:font-name-asian="Noto Serif CJK SC" style:font-name-complex="Noto Sans Devanagari1"/>
    </style:style>
    <style:style style:name="T38" style:family="text">
      <style:text-properties style:font-name="DejaVu Serif" fo:font-size="11pt" officeooo:rsid="016e5706"/>
    </style:style>
    <style:style style:name="T39" style:family="text">
      <style:text-properties style:font-name="DejaVu Serif" fo:font-size="11pt" officeooo:rsid="016f67a4"/>
    </style:style>
    <style:style style:name="T40" style:family="text">
      <style:text-properties style:font-name="DejaVu Serif" fo:font-size="11pt" officeooo:rsid="01713211"/>
    </style:style>
    <style:style style:name="T41" style:family="text">
      <style:text-properties style:font-name="DejaVu Serif" fo:font-size="11pt" officeooo:rsid="01717143"/>
    </style:style>
    <style:style style:name="T42" style:family="text">
      <style:text-properties style:font-name="DejaVu Serif" fo:font-size="11pt" officeooo:rsid="0173956c"/>
    </style:style>
    <style:style style:name="T43" style:family="text">
      <style:text-properties style:font-name="DejaVu Serif" fo:font-size="11pt" officeooo:rsid="0173e693"/>
    </style:style>
    <style:style style:name="T44" style:family="text">
      <style:text-properties style:font-name="DejaVu Serif" fo:font-size="11pt" officeooo:rsid="01770c76"/>
    </style:style>
    <style:style style:name="T45" style:family="text">
      <style:text-properties style:font-name="DejaVu Serif" fo:font-size="11pt" officeooo:rsid="0178de98"/>
    </style:style>
    <style:style style:name="T46" style:family="text">
      <style:text-properties style:font-name="DejaVu Serif" fo:font-size="11pt" officeooo:rsid="01796eb9"/>
    </style:style>
    <style:style style:name="T47" style:family="text">
      <style:text-properties style:font-name="DejaVu Serif" fo:font-size="11pt" officeooo:rsid="017c63db"/>
    </style:style>
    <style:style style:name="T48" style:family="text">
      <style:text-properties style:font-name="DejaVu Serif" fo:font-size="11pt" fo:font-style="normal" officeooo:rsid="017d130a" style:font-name-asian="Noto Serif CJK SC" style:font-style-asian="normal" style:font-name-complex="Noto Sans Devanagari1" style:font-style-complex="normal"/>
    </style:style>
    <style:style style:name="T49" style:family="text">
      <style:text-properties style:font-name="DejaVu Serif" fo:font-size="11pt" fo:font-style="normal" officeooo:rsid="01891072" style:font-style-asian="normal" style:font-style-complex="normal"/>
    </style:style>
    <style:style style:name="T50" style:family="text">
      <style:text-properties style:font-name="DejaVu Serif" fo:font-size="11pt" fo:font-style="normal" officeooo:rsid="018a2e7a" style:font-style-asian="normal" style:font-style-complex="normal"/>
    </style:style>
    <style:style style:name="T51" style:family="text">
      <style:text-properties style:font-name="DejaVu Serif" fo:font-size="11pt" officeooo:rsid="0187b5b2"/>
    </style:style>
    <style:style style:name="T52" style:family="text">
      <style:text-properties style:font-name="DejaVu Serif" fo:font-size="11pt" officeooo:rsid="018bff55"/>
    </style:style>
    <style:style style:name="T53" style:family="text">
      <style:text-properties style:font-name="DejaVu Serif" fo:font-size="11pt" officeooo:rsid="018d0333"/>
    </style:style>
    <style:style style:name="T54" style:family="text">
      <style:text-properties style:font-name="DejaVu Serif" fo:font-size="11pt" officeooo:rsid="018eba06"/>
    </style:style>
    <style:style style:name="T55" style:family="text">
      <style:text-properties style:font-name="DejaVu Serif" fo:font-size="11pt" officeooo:rsid="0190c561"/>
    </style:style>
    <style:style style:name="T56" style:family="text">
      <style:text-properties style:font-name="DejaVu Serif" fo:font-size="11pt" officeooo:rsid="01920e6f"/>
    </style:style>
    <style:style style:name="T57" style:family="text">
      <style:text-properties style:font-name="DejaVu Serif" fo:font-size="11pt" officeooo:rsid="0197cfc1"/>
    </style:style>
    <style:style style:name="T58" style:family="text">
      <style:text-properties style:font-name="DejaVu Serif" fo:font-size="11pt" officeooo:rsid="01993234"/>
    </style:style>
    <style:style style:name="T59" style:family="text">
      <style:text-properties style:font-name="DejaVu Serif" fo:font-size="11pt" officeooo:rsid="01999994"/>
    </style:style>
    <style:style style:name="T60" style:family="text">
      <style:text-properties style:font-name="DejaVu Serif" fo:font-size="11pt" officeooo:rsid="0199cea1"/>
    </style:style>
    <style:style style:name="T61" style:family="text">
      <style:text-properties style:font-name="DejaVu Serif" fo:font-size="11pt" officeooo:rsid="019a34ce"/>
    </style:style>
    <style:style style:name="T62" style:family="text">
      <style:text-properties style:font-name="DejaVu Serif" style:font-name-asian="Noto Serif CJK SC" style:font-name-complex="Noto Sans Devanagari1"/>
    </style:style>
    <style:style style:name="T63" style:family="text">
      <style:text-properties style:font-name="DejaVu Serif" officeooo:rsid="016bda80" style:font-name-asian="Noto Serif CJK SC" style:font-name-complex="Noto Sans Devanagari1"/>
    </style:style>
    <style:style style:name="T64" style:family="text">
      <style:text-properties style:font-name="DejaVu Serif" officeooo:rsid="016e5706" style:font-name-asian="Noto Serif CJK SC" style:font-name-complex="Noto Sans Devanagari1"/>
    </style:style>
    <style:style style:name="T65" style:family="text">
      <style:text-properties style:font-name="DejaVu Serif" officeooo:rsid="01839f55" style:font-name-asian="Noto Serif CJK SC" style:font-name-complex="Noto Sans Devanagari1"/>
    </style:style>
    <style:style style:name="T66" style:family="text">
      <style:text-properties style:font-name="DejaVu Serif1" style:font-name-asian="DejaVu Serif1" style:font-name-complex="DejaVu Serif1"/>
    </style:style>
    <style:style style:name="T67" style:family="text">
      <style:text-properties style:font-name="DejaVu Serif1" officeooo:rsid="00f3570d" style:font-name-asian="DejaVu Serif1" style:font-name-complex="DejaVu Serif1"/>
    </style:style>
    <style:style style:name="T68" style:family="text">
      <style:text-properties style:font-name="DejaVu Serif1" officeooo:rsid="01319abe" style:font-name-asian="DejaVu Serif1" style:font-name-complex="DejaVu Serif1"/>
    </style:style>
    <style:style style:name="T69" style:family="text">
      <style:text-properties style:font-name="DejaVu Serif1" officeooo:rsid="00f6c9ee" style:font-name-asian="DejaVu Serif1" style:font-name-complex="DejaVu Serif1"/>
    </style:style>
    <style:style style:name="T70" style:family="text">
      <style:text-properties style:font-name="DejaVu Serif1" officeooo:rsid="013205ec" style:font-name-asian="DejaVu Serif1" style:font-name-complex="DejaVu Serif1"/>
    </style:style>
    <style:style style:name="T71" style:family="text">
      <style:text-properties style:font-name="DejaVu Serif1" officeooo:rsid="0132e78e" style:font-name-asian="DejaVu Serif1" style:font-name-complex="DejaVu Serif1"/>
    </style:style>
    <style:style style:name="T72" style:family="text">
      <style:text-properties style:font-name="DejaVu Serif1" officeooo:rsid="01330bb2" style:font-name-asian="DejaVu Serif1" style:font-name-complex="DejaVu Serif1"/>
    </style:style>
    <style:style style:name="T73" style:family="text">
      <style:text-properties style:font-name="DejaVu Serif1" officeooo:rsid="0135e7e5" style:font-name-asian="DejaVu Serif1" style:font-name-complex="DejaVu Serif1"/>
    </style:style>
    <style:style style:name="T74" style:family="text">
      <style:text-properties style:font-name="DejaVu Serif1" officeooo:rsid="0136f999" style:font-name-asian="DejaVu Serif1" style:font-name-complex="DejaVu Serif1"/>
    </style:style>
    <style:style style:name="T75" style:family="text">
      <style:text-properties style:font-name="DejaVu Serif1" officeooo:rsid="0138b5c4" style:font-name-asian="DejaVu Serif1" style:font-name-complex="DejaVu Serif1"/>
    </style:style>
    <style:style style:name="T76" style:family="text">
      <style:text-properties style:font-name="DejaVu Serif1" officeooo:rsid="0146dc7f" style:font-name-asian="DejaVu Serif1" style:font-name-complex="DejaVu Serif1"/>
    </style:style>
    <style:style style:name="T77" style:family="text">
      <style:text-properties style:font-name="DejaVu Serif1" officeooo:rsid="016bda80" style:font-name-asian="DejaVu Serif1" style:font-name-complex="DejaVu Serif1"/>
    </style:style>
    <style:style style:name="T78" style:family="text">
      <style:text-properties style:font-name="DejaVu Serif1" fo:font-size="11pt" officeooo:rsid="00f3570d" style:font-name-asian="DejaVu Serif1" style:font-name-complex="DejaVu Serif1"/>
    </style:style>
    <style:style style:name="T79" style:family="text">
      <style:text-properties style:font-name="DejaVu Serif1" fo:font-size="11pt" officeooo:rsid="013205ec" style:font-name-asian="DejaVu Serif1" style:font-name-complex="DejaVu Serif1"/>
    </style:style>
    <style:style style:name="T80" style:family="text">
      <style:text-properties style:font-name="DejaVu Serif1" fo:font-size="11pt" officeooo:rsid="01330bb2" style:font-name-asian="DejaVu Serif1" style:font-name-complex="DejaVu Serif1"/>
    </style:style>
    <style:style style:name="T81" style:family="text">
      <style:text-properties style:font-name="DejaVu Serif1" fo:font-size="11pt" officeooo:rsid="0135e7e5" style:font-name-asian="DejaVu Serif1" style:font-name-complex="DejaVu Serif1"/>
    </style:style>
    <style:style style:name="T82" style:family="text">
      <style:text-properties style:font-name="DejaVu Serif1" fo:font-size="11pt" officeooo:rsid="0138b5c4" style:font-name-asian="DejaVu Serif1" style:font-name-complex="DejaVu Serif1"/>
    </style:style>
    <style:style style:name="T83" style:family="text">
      <style:text-properties style:font-name="DejaVu Serif1" fo:font-size="11pt" officeooo:rsid="013a5848" style:font-name-asian="DejaVu Serif1" style:font-name-complex="DejaVu Serif1"/>
    </style:style>
    <style:style style:name="T84" style:family="text">
      <style:text-properties style:font-name="DejaVu Serif1" fo:font-size="11pt" officeooo:rsid="00f6c9ee" style:font-name-asian="DejaVu Serif1" style:font-name-complex="DejaVu Serif1"/>
    </style:style>
    <style:style style:name="T85" style:family="text">
      <style:text-properties style:font-name="DejaVu Serif1" fo:font-size="11pt" officeooo:rsid="013db086" style:font-name-asian="DejaVu Serif1" style:font-name-complex="DejaVu Serif1"/>
    </style:style>
    <style:style style:name="T86" style:family="text">
      <style:text-properties style:font-name="DejaVu Serif1" fo:font-size="11pt" officeooo:rsid="01839f55" style:font-name-asian="DejaVu Serif1" style:font-name-complex="DejaVu Serif1"/>
    </style:style>
    <style:style style:name="T87" style:family="text">
      <style:text-properties style:font-name="DejaVu Serif1" fo:font-size="11pt" officeooo:rsid="0184e4c7" style:font-name-asian="DejaVu Serif1" style:font-name-complex="DejaVu Serif1"/>
    </style:style>
    <style:style style:name="T88" style:family="text">
      <style:text-properties style:font-name="DejaVu Serif1" fo:font-size="11pt" officeooo:rsid="01891072" style:font-name-asian="DejaVu Serif1" style:font-name-complex="DejaVu Serif1"/>
    </style:style>
    <style:style style:name="T89" style:family="text">
      <style:text-properties style:font-name="DejaVu Serif1" fo:font-size="11pt" fo:font-style="normal" officeooo:rsid="0096999e" style:font-name-asian="DejaVu Serif1" style:font-style-asian="normal" style:font-name-complex="DejaVu Serif1" style:font-style-complex="normal"/>
    </style:style>
    <style:style style:name="T90" style:family="text">
      <style:text-properties style:font-name="DejaVu Serif1" fo:font-size="11pt" fo:font-style="normal" officeooo:rsid="01839f55" style:font-name-asian="DejaVu Serif1" style:font-style-asian="normal" style:font-name-complex="DejaVu Serif1" style:font-style-complex="normal"/>
    </style:style>
    <style:style style:name="T91" style:family="text">
      <style:text-properties style:font-name="DejaVu Serif1" fo:font-size="11pt" fo:font-style="normal" officeooo:rsid="0184e4c7" style:font-name-asian="DejaVu Serif1" style:font-style-asian="normal" style:font-name-complex="DejaVu Serif1" style:font-style-complex="normal"/>
    </style:style>
    <style:style style:name="T92" style:family="text">
      <style:text-properties style:font-name="DejaVu Serif1" fo:font-size="11pt" fo:font-style="normal" officeooo:rsid="01891072" style:font-name-asian="DejaVu Serif1" style:font-style-asian="normal" style:font-name-complex="DejaVu Serif1" style:font-style-complex="normal"/>
    </style:style>
    <style:style style:name="T93" style:family="text">
      <style:text-properties officeooo:rsid="00f6c9ee"/>
    </style:style>
    <style:style style:name="T94" style:family="text">
      <style:text-properties officeooo:rsid="0123ec85"/>
    </style:style>
    <style:style style:name="T95" style:family="text">
      <style:text-properties officeooo:rsid="0125b2c7"/>
    </style:style>
    <style:style style:name="T96" style:family="text">
      <style:text-properties officeooo:rsid="012fb86b"/>
    </style:style>
    <style:style style:name="T97" style:family="text">
      <style:text-properties officeooo:rsid="01319abe"/>
    </style:style>
    <style:style style:name="T98" style:family="text">
      <style:text-properties officeooo:rsid="013205ec"/>
    </style:style>
    <style:style style:name="T99" style:family="text">
      <style:text-properties officeooo:rsid="0136f999"/>
    </style:style>
    <style:style style:name="T100" style:family="text">
      <style:text-properties officeooo:rsid="01417875"/>
    </style:style>
    <style:style style:name="T101" style:family="text">
      <style:text-properties officeooo:rsid="01424c0d"/>
    </style:style>
    <style:style style:name="T102" style:family="text">
      <style:text-properties style:font-name="DejaVu Sans" fo:font-size="16.1000003814697pt" fo:font-weight="bold" officeooo:rsid="01424c0d" style:font-name-asian="Noto Sans CJK SC" style:font-size-asian="16.1000003814697pt" style:font-weight-asian="bold" style:font-name-complex="Noto Sans Devanagari1" style:font-size-complex="16.1000003814697pt" style:font-weight-complex="bold"/>
    </style:style>
    <style:style style:name="T103" style:family="text">
      <style:text-properties style:font-name="DejaVu Sans" fo:font-size="16.1000003814697pt" fo:font-weight="bold" officeooo:rsid="014aabb6" style:font-name-asian="Noto Sans CJK SC" style:font-size-asian="16.1000003814697pt" style:font-weight-asian="bold" style:font-name-complex="Noto Sans Devanagari1" style:font-size-complex="16.1000003814697pt" style:font-weight-complex="bold"/>
    </style:style>
    <style:style style:name="T104" style:family="text">
      <style:text-properties officeooo:rsid="0144415b"/>
    </style:style>
    <style:style style:name="T105" style:family="text">
      <style:text-properties officeooo:rsid="014624fc"/>
    </style:style>
    <style:style style:name="T106" style:family="text">
      <style:text-properties officeooo:rsid="0146dc7f"/>
    </style:style>
    <style:style style:name="T107" style:family="text">
      <style:text-properties officeooo:rsid="014a7d6a"/>
    </style:style>
    <style:style style:name="T108" style:family="text">
      <style:text-properties officeooo:rsid="014aabb6"/>
    </style:style>
    <style:style style:name="T109" style:family="text">
      <style:text-properties officeooo:rsid="014b65de"/>
    </style:style>
    <style:style style:name="T110" style:family="text">
      <style:text-properties officeooo:rsid="014d1366"/>
    </style:style>
    <style:style style:name="T111" style:family="text">
      <style:text-properties officeooo:rsid="014ec218"/>
    </style:style>
    <style:style style:name="T112" style:family="text">
      <style:text-properties officeooo:rsid="014f1158"/>
    </style:style>
    <style:style style:name="T113" style:family="text">
      <style:text-properties officeooo:rsid="01502751"/>
    </style:style>
    <style:style style:name="T114" style:family="text">
      <style:text-properties officeooo:rsid="0151cc75"/>
    </style:style>
    <style:style style:name="T115" style:family="text">
      <style:text-properties officeooo:rsid="01520b83"/>
    </style:style>
    <style:style style:name="T116" style:family="text">
      <style:text-properties style:text-position="sub 58%"/>
    </style:style>
    <style:style style:name="T117" style:family="text">
      <style:text-properties style:text-position="sub 58%" officeooo:rsid="01548a24"/>
    </style:style>
    <style:style style:name="T118" style:family="text">
      <style:text-properties style:text-position="sub 58%" officeooo:rsid="0155c6ca"/>
    </style:style>
    <style:style style:name="T119" style:family="text">
      <style:text-properties style:text-position="sub 58%" officeooo:rsid="015765d5"/>
    </style:style>
    <style:style style:name="T120" style:family="text">
      <style:text-properties style:text-position="sub 58%" officeooo:rsid="01592e6b"/>
    </style:style>
    <style:style style:name="T121" style:family="text">
      <style:text-properties style:text-position="sub 58%" officeooo:rsid="015a6328"/>
    </style:style>
    <style:style style:name="T122" style:family="text">
      <style:text-properties style:text-position="sub 58%" officeooo:rsid="015bd216"/>
    </style:style>
    <style:style style:name="T123" style:family="text">
      <style:text-properties style:text-position="sub 58%" style:font-name="DejaVu Serif1" fo:font-size="11pt" fo:font-style="normal" officeooo:rsid="01804871" style:font-name-asian="Noto Serif CJK SC" style:font-style-asian="normal" style:font-name-complex="Noto Sans Devanagari1" style:font-style-complex="normal"/>
    </style:style>
    <style:style style:name="T124" style:family="text">
      <style:text-properties style:text-position="sub 58%" style:font-name="DejaVu Serif1" fo:font-size="11pt" fo:font-style="normal" officeooo:rsid="018286ee" style:font-name-asian="Noto Serif CJK SC" style:font-style-asian="normal" style:font-name-complex="Noto Sans Devanagari1" style:font-style-complex="normal"/>
    </style:style>
    <style:style style:name="T125" style:family="text">
      <style:text-properties style:text-position="sub 58%" style:font-name="DejaVu Serif1" fo:font-size="11pt" fo:font-style="normal" officeooo:rsid="0184e4c7" style:font-name-asian="DejaVu Serif1" style:font-style-asian="normal" style:font-name-complex="DejaVu Serif1" style:font-style-complex="normal"/>
    </style:style>
    <style:style style:name="T126" style:family="text">
      <style:text-properties style:text-position="sub 58%" style:font-name="DejaVu Serif1" fo:font-size="11pt" officeooo:rsid="017d130a" style:font-name-asian="Noto Serif CJK SC" style:font-name-complex="Noto Sans Devanagari1"/>
    </style:style>
    <style:style style:name="T127" style:family="text">
      <style:text-properties style:text-position="sub 58%" style:font-name="DejaVu Serif1" fo:font-style="normal" style:font-name-asian="DejaVu Serif1" style:font-style-asian="normal" style:font-name-complex="DejaVu Serif1" style:font-style-complex="normal"/>
    </style:style>
    <style:style style:name="T128" style:family="text">
      <style:text-properties style:text-position="sub 58%" style:font-name="DejaVu Serif1" fo:font-style="normal" officeooo:rsid="019493a5" style:font-name-asian="DejaVu Serif1" style:font-style-asian="normal" style:font-name-complex="DejaVu Serif1" style:font-style-complex="normal"/>
    </style:style>
    <style:style style:name="T129" style:family="text">
      <style:text-properties style:text-position="sub 58%" style:font-name="DejaVu Serif" fo:font-size="11pt" fo:font-style="normal" officeooo:rsid="017d130a" style:font-name-asian="Noto Serif CJK SC" style:font-style-asian="normal" style:font-name-complex="Noto Sans Devanagari1" style:font-style-complex="normal"/>
    </style:style>
    <style:style style:name="T130" style:family="text">
      <style:text-properties style:text-position="sub 58%" style:font-name="DejaVu Serif" fo:font-size="11pt" fo:font-style="italic" officeooo:rsid="017d130a" style:font-name-asian="Noto Serif CJK SC" style:font-style-asian="italic" style:font-name-complex="Noto Sans Devanagari1" style:font-style-complex="italic"/>
    </style:style>
    <style:style style:name="T131" style:family="text">
      <style:text-properties style:text-position="sub 58%" style:font-name="DejaVu Serif" officeooo:rsid="01839f55" style:font-name-asian="Noto Serif CJK SC" style:font-name-complex="Noto Sans Devanagari1"/>
    </style:style>
    <style:style style:name="T132" style:family="text">
      <style:text-properties style:text-position="sub 58%" style:font-name="DejaVu Serif1" fo:font-size="11pt" officeooo:rsid="0184e4c7" style:font-name-asian="DejaVu Serif1" style:font-name-complex="DejaVu Serif1"/>
    </style:style>
    <style:style style:name="T133" style:family="text">
      <style:text-properties style:text-position="sub 58%" style:font-name="DejaVu Serif1" fo:font-size="11pt" fo:font-style="normal" officeooo:rsid="0184e4c7" style:font-name-asian="DejaVu Serif1" style:font-style-asian="normal" style:font-name-complex="DejaVu Serif1" style:font-style-complex="normal"/>
    </style:style>
    <style:style style:name="T134" style:family="text">
      <style:text-properties officeooo:rsid="01548a24"/>
    </style:style>
    <style:style style:name="T135" style:family="text">
      <style:text-properties officeooo:rsid="01559657"/>
    </style:style>
    <style:style style:name="T136" style:family="text">
      <style:text-properties officeooo:rsid="015a6328"/>
    </style:style>
    <style:style style:name="T137" style:family="text">
      <style:text-properties officeooo:rsid="015f0b38"/>
    </style:style>
    <style:style style:name="T138" style:family="text">
      <style:text-properties officeooo:rsid="015feb33"/>
    </style:style>
    <style:style style:name="T139" style:family="text">
      <style:text-properties officeooo:rsid="00a360dd"/>
    </style:style>
    <style:style style:name="T140" style:family="text">
      <style:text-properties officeooo:rsid="0164f7c9"/>
    </style:style>
    <style:style style:name="T141" style:family="text">
      <style:text-properties officeooo:rsid="016bda80"/>
    </style:style>
    <style:style style:name="T142" style:family="text">
      <style:text-properties officeooo:rsid="016e5706"/>
    </style:style>
    <style:style style:name="T143" style:family="text">
      <style:text-properties officeooo:rsid="016f67a4"/>
    </style:style>
    <style:style style:name="T144" style:family="text">
      <style:text-properties officeooo:rsid="01713211"/>
    </style:style>
    <style:style style:name="T145" style:family="text">
      <style:text-properties officeooo:rsid="01717143"/>
    </style:style>
    <style:style style:name="T146" style:family="text">
      <style:text-properties officeooo:rsid="0171912e"/>
    </style:style>
    <style:style style:name="T147" style:family="text">
      <style:text-properties officeooo:rsid="0173956c"/>
    </style:style>
    <style:style style:name="T148" style:family="text">
      <style:text-properties fo:font-style="italic" style:font-style-asian="italic" style:font-style-complex="italic"/>
    </style:style>
    <style:style style:name="T149" style:family="text">
      <style:text-properties fo:font-style="italic" officeooo:rsid="0174642e" style:font-style-asian="italic" style:font-style-complex="italic"/>
    </style:style>
    <style:style style:name="T150" style:family="text">
      <style:text-properties style:text-position="super 58%"/>
    </style:style>
    <style:style style:name="T151" style:family="text">
      <style:text-properties style:text-position="super 58%" officeooo:rsid="0174642e"/>
    </style:style>
    <style:style style:name="T152" style:family="text">
      <style:text-properties style:text-position="super 58%" style:font-name="DejaVu Serif1" style:font-name-asian="DejaVu Serif1" style:font-name-complex="DejaVu Serif1"/>
    </style:style>
    <style:style style:name="T153" style:family="text">
      <style:text-properties style:text-position="0% 100%"/>
    </style:style>
    <style:style style:name="T154" style:family="text">
      <style:text-properties style:text-position="0% 100%" officeooo:rsid="0173956c"/>
    </style:style>
    <style:style style:name="T155" style:family="text">
      <style:text-properties style:text-position="0% 100%" officeooo:rsid="0174642e"/>
    </style:style>
    <style:style style:name="T156" style:family="text">
      <style:text-properties officeooo:rsid="0173e693"/>
    </style:style>
    <style:style style:name="T157" style:family="text">
      <style:text-properties officeooo:rsid="0174642e"/>
    </style:style>
    <style:style style:name="T158" style:family="text">
      <style:text-properties fo:font-style="normal" officeooo:rsid="0174642e" style:font-style-asian="normal" style:font-style-complex="normal"/>
    </style:style>
    <style:style style:name="T159" style:family="text">
      <style:text-properties fo:font-style="normal" officeooo:rsid="01891072" style:font-style-asian="normal" style:font-style-complex="normal"/>
    </style:style>
    <style:style style:name="T160" style:family="text">
      <style:text-properties fo:font-style="normal" officeooo:rsid="01865552" style:font-style-asian="normal" style:font-style-complex="normal"/>
    </style:style>
    <style:style style:name="T161" style:family="text">
      <style:text-properties fo:font-style="normal" officeooo:rsid="018a2e7a" style:font-style-asian="normal" style:font-style-complex="normal"/>
    </style:style>
    <style:style style:name="T162" style:family="text">
      <style:text-properties fo:font-style="normal" officeooo:rsid="018ba6a5" style:font-style-asian="normal" style:font-style-complex="normal"/>
    </style:style>
    <style:style style:name="T163" style:family="text">
      <style:text-properties officeooo:rsid="0176a29b"/>
    </style:style>
    <style:style style:name="T164" style:family="text">
      <style:text-properties officeooo:rsid="0178de98"/>
    </style:style>
    <style:style style:name="T165" style:family="text">
      <style:text-properties officeooo:rsid="01796eb9"/>
    </style:style>
    <style:style style:name="T166" style:family="text">
      <style:text-properties officeooo:rsid="017aff97"/>
    </style:style>
    <style:style style:name="T167" style:family="text">
      <style:text-properties style:font-name="DejaVu Serif1" style:font-name-asian="DejaVu Serif1" style:font-name-complex="DejaVu Serif1"/>
    </style:style>
    <style:style style:name="T168" style:family="text">
      <style:text-properties style:font-name="DejaVu Serif1" officeooo:rsid="01839f55" style:font-name-asian="DejaVu Serif1" style:font-name-complex="DejaVu Serif1"/>
    </style:style>
    <style:style style:name="T169" style:family="text">
      <style:text-properties style:font-name="DejaVu Serif1" officeooo:rsid="019493a5" style:font-name-asian="DejaVu Serif1" style:font-name-complex="DejaVu Serif1"/>
    </style:style>
    <style:style style:name="T170" style:family="text">
      <style:text-properties style:font-name="DejaVu Serif1" fo:font-size="11pt" officeooo:rsid="017d130a" style:font-name-asian="Noto Serif CJK SC" style:font-name-complex="Noto Sans Devanagari1"/>
    </style:style>
    <style:style style:name="T171" style:family="text">
      <style:text-properties style:font-name="DejaVu Serif1" fo:font-size="11pt" officeooo:rsid="017ee6f3" style:font-name-asian="Noto Serif CJK SC" style:font-name-complex="Noto Sans Devanagari1"/>
    </style:style>
    <style:style style:name="T172" style:family="text">
      <style:text-properties style:font-name="DejaVu Serif1" fo:font-size="11pt" officeooo:rsid="01804871" style:font-name-asian="Noto Serif CJK SC" style:font-name-complex="Noto Sans Devanagari1"/>
    </style:style>
    <style:style style:name="T173" style:family="text">
      <style:text-properties style:font-name="DejaVu Serif1" fo:font-size="11pt" officeooo:rsid="018286ee" style:font-name-asian="Noto Serif CJK SC" style:font-name-complex="Noto Sans Devanagari1"/>
    </style:style>
    <style:style style:name="T174" style:family="text">
      <style:text-properties style:font-name="DejaVu Serif1" fo:font-size="11pt" officeooo:rsid="01804871" style:font-name-asian="DejaVu Serif1" style:font-name-complex="DejaVu Serif1"/>
    </style:style>
    <style:style style:name="T175" style:family="text">
      <style:text-properties style:font-name="DejaVu Serif1" fo:font-size="11pt" officeooo:rsid="017c63db" style:font-name-asian="DejaVu Serif1" style:font-name-complex="DejaVu Serif1"/>
    </style:style>
    <style:style style:name="T176" style:family="text">
      <style:text-properties style:font-name="DejaVu Serif1" fo:font-size="11pt" officeooo:rsid="017d130a" style:font-name-asian="DejaVu Serif1" style:font-name-complex="DejaVu Serif1"/>
    </style:style>
    <style:style style:name="T177" style:family="text">
      <style:text-properties style:font-name="DejaVu Serif1" fo:font-size="11pt" officeooo:rsid="018098a3" style:font-name-asian="DejaVu Serif1" style:font-name-complex="DejaVu Serif1"/>
    </style:style>
    <style:style style:name="T178" style:family="text">
      <style:text-properties style:font-name="DejaVu Serif1" fo:font-size="11pt" officeooo:rsid="01891072" style:font-name-asian="DejaVu Serif1" style:font-name-complex="DejaVu Serif1"/>
    </style:style>
    <style:style style:name="T179" style:family="text">
      <style:text-properties style:font-name="DejaVu Serif1" fo:font-size="11pt" fo:font-style="normal" officeooo:rsid="01804871" style:font-name-asian="Noto Serif CJK SC" style:font-style-asian="normal" style:font-name-complex="Noto Sans Devanagari1" style:font-style-complex="normal"/>
    </style:style>
    <style:style style:name="T180" style:family="text">
      <style:text-properties style:font-name="DejaVu Serif1" fo:font-size="11pt" fo:font-style="normal" officeooo:rsid="018286ee" style:font-name-asian="Noto Serif CJK SC" style:font-style-asian="normal" style:font-name-complex="Noto Sans Devanagari1" style:font-style-complex="normal"/>
    </style:style>
    <style:style style:name="T181" style:family="text">
      <style:text-properties style:font-name="DejaVu Serif1" fo:font-size="11pt" fo:font-style="normal" officeooo:rsid="01804871" style:font-name-asian="DejaVu Serif1" style:font-style-asian="normal" style:font-name-complex="DejaVu Serif1" style:font-style-complex="normal"/>
    </style:style>
    <style:style style:name="T182" style:family="text">
      <style:text-properties style:font-name="DejaVu Serif1" fo:font-size="11pt" fo:font-style="normal" officeooo:rsid="017d130a" style:font-name-asian="DejaVu Serif1" style:font-style-asian="normal" style:font-name-complex="DejaVu Serif1" style:font-style-complex="normal"/>
    </style:style>
    <style:style style:name="T183" style:family="text">
      <style:text-properties style:font-name="DejaVu Serif1" fo:font-size="11pt" fo:font-style="normal" officeooo:rsid="019493a5" style:font-name-asian="DejaVu Serif1" style:font-style-asian="normal" style:font-name-complex="DejaVu Serif1" style:font-style-complex="normal"/>
    </style:style>
    <style:style style:name="T184" style:family="text">
      <style:text-properties style:font-name="DejaVu Serif1" fo:font-style="normal" style:font-name-asian="DejaVu Serif1" style:font-style-asian="normal" style:font-name-complex="DejaVu Serif1" style:font-style-complex="normal"/>
    </style:style>
    <style:style style:name="T185" style:family="text">
      <style:text-properties style:font-name="DejaVu Serif1" fo:font-style="normal" officeooo:rsid="019493a5" style:font-name-asian="DejaVu Serif1" style:font-style-asian="normal" style:font-name-complex="DejaVu Serif1" style:font-style-complex="normal"/>
    </style:style>
    <style:style style:name="T186" style:family="text">
      <style:text-properties style:font-name="DejaVu Serif1" fo:font-style="normal" officeooo:rsid="0197cfc1" style:font-name-asian="DejaVu Serif1" style:font-style-asian="normal" style:font-name-complex="DejaVu Serif1" style:font-style-complex="normal"/>
    </style:style>
    <style:style style:name="T187" style:family="text">
      <style:text-properties style:font-name="DejaVu Serif1" fo:font-style="normal" officeooo:rsid="01993234" style:font-name-asian="DejaVu Serif1" style:font-style-asian="normal" style:font-name-complex="DejaVu Serif1" style:font-style-complex="normal"/>
    </style:style>
    <style:style style:name="T188" style:family="text">
      <style:text-properties officeooo:rsid="01804871"/>
    </style:style>
    <style:style style:name="T189" style:family="text">
      <style:text-properties officeooo:rsid="018098a3"/>
    </style:style>
    <style:style style:name="T190" style:family="text">
      <style:text-properties officeooo:rsid="018286ee"/>
    </style:style>
    <style:style style:name="T191" style:family="text">
      <style:text-properties officeooo:rsid="01839f55"/>
    </style:style>
    <style:style style:name="T192" style:family="text">
      <style:text-properties officeooo:rsid="0184e4c7"/>
    </style:style>
    <style:style style:name="T193" style:family="text">
      <style:text-properties officeooo:rsid="01865552"/>
    </style:style>
    <style:style style:name="T194" style:family="text">
      <style:text-properties officeooo:rsid="0187b5b2"/>
    </style:style>
    <style:style style:name="T195" style:family="text">
      <style:text-properties officeooo:rsid="01891072"/>
    </style:style>
    <style:style style:name="T196" style:family="text">
      <style:text-properties officeooo:rsid="018bff55"/>
    </style:style>
    <style:style style:name="T197" style:family="text">
      <style:text-properties officeooo:rsid="018d0333"/>
    </style:style>
    <style:style style:name="T198" style:family="text">
      <style:text-properties officeooo:rsid="018eba06"/>
    </style:style>
    <style:style style:name="T199" style:family="text">
      <style:text-properties officeooo:rsid="0190c561"/>
    </style:style>
    <style:style style:name="T200" style:family="text">
      <style:text-properties officeooo:rsid="01920e6f"/>
    </style:style>
    <style:style style:name="T201" style:family="text">
      <style:text-properties officeooo:rsid="019493a5"/>
    </style:style>
    <style:style style:name="T202" style:family="text">
      <style:text-properties officeooo:rsid="0197cfc1"/>
    </style:style>
    <style:style style:name="T203" style:family="text">
      <style:text-properties officeooo:rsid="01993234"/>
    </style:style>
    <style:style style:name="T204" style:family="text">
      <style:text-properties officeooo:rsid="0199621f"/>
    </style:style>
    <style:style style:name="T205" style:family="text">
      <style:text-properties officeooo:rsid="0199cea1"/>
    </style:style>
    <style:style style:name="T206" style:family="text">
      <style:text-properties officeooo:rsid="0170ee76"/>
    </style:style>
    <style:style style:name="T207" style:family="text">
      <style:text-properties officeooo:rsid="019a34ce"/>
    </style:style>
    <style:style style:name="T208" style:family="text">
      <style:text-properties officeooo:rsid="019bfebb"/>
    </style:style>
    <style:style style:name="T209" style:family="text">
      <style:text-properties officeooo:rsid="019c04b9"/>
    </style:style>
    <style:style style:name="T210" style:family="text">
      <style:text-properties officeooo:rsid="019dec4a"/>
    </style:style>
    <style:style style:name="T211" style:family="text">
      <style:text-properties style:text-line-through-style="solid" style:text-line-through-type="single" style:font-name="DejaVu Serif1" fo:font-style="normal" style:font-name-asian="DejaVu Serif1" style:font-style-asian="normal" style:font-name-complex="DejaVu Serif1"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span text:style-name="T2">I</text:span></text:p>
      <text:p text:style-name="P23">Mais sobre Relações (e Funções)</text:p>
      <text:p text:style-name="P10"><text:span text:style-name="T2">No módulo anterior, nós introduzimos relações e funções. Relações e funções são de extrema importância para a Computação. Como já mencionamos, ao desenvolver um programa de computador, você </text:span><text:span text:style-name="T5">utilizará</text:span><text:span text:style-name="T2"> muitas funções. </text:span><text:span text:style-name="T5">A</text:span><text:span text:style-name="T2">o armazenar os dados de seu programa, você poderá usar um banco de dados </text:span><text:span text:style-name="Strong_20_Emphasis"><text:span text:style-name="T2">relacional</text:span></text:span><text:span text:style-name="T2">. </text:span><text:span text:style-name="T5">Nesse módulo nós desenvolveremos mais alguns tópicos importantes relativos a essas estruturas.</text:span></text:p>
      <text:h text:style-name="P48" text:outline-level="1">Propriedades de endorrelações</text:h>
      <text:p text:style-name="P10">Como <text:span text:style-name="T61">vimos</text:span>, muitas das relações que nos interessam são endorrelações (relações entre um conjunto e ele próprio). Algumas endorrelações têm uma ou mais das seguintes propriedades simples, que são úteis de serem mencionadas. Ao longo desta seção, suponha que <text:span text:style-name="Variable">R</text:span> é a relação em questão, e que ela é definida do conjunto <text:span text:style-name="Variable">A</text:span> para o conjunto <text:span text:style-name="Variable">A</text:span>.</text:p>
      <text:list xml:id="list241284985" text:style-name="L1">
        <text:list-item>
          <text:p text:style-name="P66"><text:span text:style-name="Strong_20_Emphasis">Reflexividade.</text:span> Uma relação <text:span text:style-name="Variable">R</text:span> é <text:span text:style-name="Emphasis">reflexiva</text:span> se <text:span text:style-name="Variable">x</text:span> <text:span text:style-name="Variable">R</text:span> <text:span text:style-name="Variable">x</text:span> para todo <text:span text:style-name="Variable">x</text:span> ∈ <text:span text:style-name="Variable">A</text:span>. Outros pares ordenados podem também estar na relação, claro, mas se dissermos que ela é reflexiva estamos garantindo que cada elemento está lá dentro consigo mesmo. “<text:span text:style-name="Teletipo_20_não_20_hifenizável">hasSeen</text:span>” <text:span text:style-name="T96">(mencionada no Módulo I)</text:span> é quase certamente uma relação reflexiva, presumindo que os espelhos estão relativamente bem difundidos no mundo. <text:span text:style-name="T96">Já uma relação</text:span> “<text:span text:style-name="Teletipo_20_não_20_hifenizável">thinksIsBeautiful</text:span>”, <text:span text:style-name="T93">cuja intenção é que se (</text:span><text:span text:style-name="Variable"><text:span text:style-name="T93">x</text:span></text:span><text:span text:style-name="T93">, </text:span><text:span text:style-name="Variable"><text:span text:style-name="T93">y</text:span></text:span><text:span text:style-name="T93">) </text:span><text:span text:style-name="T67">∈</text:span><text:span text:style-name="T93"> </text:span><text:span text:style-name="Teletipo_20_não_20_hifenizável"><text:span text:style-name="T93">thinksIsBeautiful</text:span></text:span><text:span text:style-name="T93">, então na vida real </text:span><text:span text:style-name="Variable"><text:span text:style-name="T93">x</text:span></text:span><text:span text:style-name="T93"> </text:span><text:span text:style-name="T6">considera que</text:span><text:span text:style-name="T93"> </text:span><text:span text:style-name="Variable"><text:span text:style-name="T93">y</text:span></text:span><text:span text:style-name="T93"> </text:span><text:span text:style-name="T96">é bonita,</text:span> não é reflexiv<text:span text:style-name="T96">a</text:span>: algumas pessoas <text:span text:style-name="T6">consideram</text:span> <text:span text:style-name="T96">a</text:span> si próprias bonitas, e outras não.</text:p>
        </text:list-item>
        <text:list-item>
          <text:p text:style-name="P66"><text:span text:style-name="Strong_20_Emphasis">Simetria.</text:span> Uma relação é <text:span text:style-name="Emphasis">simétrica</text:span> se <text:span text:style-name="Variable">x</text:span> <text:span text:style-name="Variable">R</text:span> <text:span text:style-name="Variable">y</text:span> sempre que <text:span text:style-name="Variable">y</text:span> <text:span text:style-name="Variable">R</text:span> <text:span text:style-name="Variable">x</text:span> e vice-versa. Isto <text:span text:style-name="Emphasis">não significa</text:span> que (<text:span text:style-name="Emphasis">x</text:span>, <text:span text:style-name="Variable">y</text:span>) está na relação para todos os <text:span text:style-name="Variable">x</text:span> e <text:span text:style-name="Variable">y</text:span> – apenas que se (<text:span text:style-name="Variable">x</text:span>, <text:span text:style-name="Variable">y</text:span>) <text:span text:style-name="T6">estiver</text:span> na relação, é garantido que (<text:span text:style-name="Variable">y</text:span>, <text:span text:style-name="Variable">x</text:span>) também est<text:span text:style-name="T6">eja</text:span> na relação. Um exemplo seria “<text:span text:style-name="Teletipo_20_não_20_hifenizável">hasShakenHandsWith”</text:span>, <text:span text:style-name="T93">cuja intenção é que se (</text:span><text:span text:style-name="Variable"><text:span text:style-name="T93">x</text:span></text:span><text:span text:style-name="T93">, </text:span><text:span text:style-name="Variable"><text:span text:style-name="T93">y</text:span></text:span><text:span text:style-name="T93">) </text:span><text:span text:style-name="T67">∈</text:span><text:span text:style-name="T93"> </text:span><text:span text:style-name="Teletipo_20_não_20_hifenizável"><text:span text:style-name="T93">hasShakenHandsWith</text:span></text:span><text:span text:style-name="T93">, então na vida real </text:span><text:span text:style-name="Variable"><text:span text:style-name="T93">x</text:span></text:span><text:span text:style-name="Teletipo_20_não_20_hifenizável"><text:span text:style-name="T93"> </text:span></text:span><text:span text:style-name="Teletipo_20_não_20_hifenizável"><text:span text:style-name="T7">apertou a mão de</text:span></text:span><text:span text:style-name="Teletipo_20_não_20_hifenizável"><text:span text:style-name="T93"> </text:span></text:span><text:span text:style-name="Variable"><text:span text:style-name="T93">y</text:span></text:span>. Se apertei a mão contigo, então apertaste a mão comigo, ponto final. Não faz sentido de outra forma.</text:p>
        </text:list-item>
        <text:list-item>
          <text:p text:style-name="P67"><text:span text:style-name="Strong_20_Emphasis">Anti</text:span><text:span text:style-name="Strong_20_Emphasis"><text:span text:style-name="T18">s</text:span></text:span><text:span text:style-name="Strong_20_Emphasis">simetria.</text:span> Uma relação é <text:span text:style-name="Emphasis">antissimétrica</text:span> <text:span text:style-name="T97">se </text:span><text:span text:style-name="T9">sempre que</text:span><text:span text:style-name="T97"> </text:span><text:span text:style-name="Variable"><text:span text:style-name="T97">x</text:span></text:span><text:span text:style-name="T97"> </text:span><text:span text:style-name="Variable"><text:span text:style-name="T97">R</text:span></text:span><text:span text:style-name="T97"> </text:span><text:span text:style-name="Variable"><text:span text:style-name="T97">y</text:span></text:span><text:span text:style-name="T97"> com </text:span><text:span text:style-name="Variable"><text:span text:style-name="T97">x</text:span></text:span><text:span text:style-name="T97"> </text:span><text:span text:style-name="T68">≠ </text:span><text:span text:style-name="Variable"><text:span text:style-name="T68">y</text:span></text:span><text:span text:style-name="T68">, então necessariamente </text:span><text:span text:style-name="Variable"><text:span text:style-name="T68">y</text:span></text:span><text:span text:style-name="T68"> </text:span><text:span text:style-name="Variável_20_riscada"><text:span text:style-name="T68">R</text:span></text:span><text:span text:style-name="T68"> </text:span><text:span text:style-name="Variable"><text:span text:style-name="T68">x</text:span></text:span><text:span text:style-name="T68">. Dito de outra forma, se (</text:span><text:span text:style-name="Variable"><text:span text:style-name="T68">x</text:span></text:span><text:span text:style-name="T68">, </text:span><text:span text:style-name="Variable"><text:span text:style-name="T68">y</text:span></text:span><text:span text:style-name="T68">) estiver na relação, tudo bem, mas então (</text:span><text:span text:style-name="Variable"><text:span text:style-name="T68">y</text:span></text:span><text:span text:style-name="T68">, </text:span><text:span text:style-name="Variable"><text:span text:style-name="T68">x</text:span></text:span><text:span text:style-name="T68">) não pode estar (a menos que </text:span><text:span text:style-name="Variable"><text:span text:style-name="T68">x</text:span></text:span> <text:span text:style-name="T97">= </text:span><text:span text:style-name="Variable"><text:span text:style-name="T97">y</text:span></text:span><text:span text:style-name="T97">)</text:span><text:span text:style-name="T68">. Um exemplo seria “</text:span><text:span text:style-name="Teletipo_20_não_20_hifenizável"><text:span text:style-name="T97">isTallerThan</text:span></text:span><text:span text:style-name="T68">”, </text:span><text:span text:style-name="T69">cuja intenção é que se (</text:span><text:span text:style-name="Variable"><text:span text:style-name="T69">x</text:span></text:span><text:span text:style-name="T69">, </text:span><text:span text:style-name="Variable"><text:span text:style-name="T69">y</text:span></text:span><text:span text:style-name="T69">) </text:span><text:span text:style-name="T67">∈</text:span><text:span text:style-name="T69"> </text:span><text:span text:style-name="Teletipo_20_não_20_hifenizável"><text:span text:style-name="T97">isTallerThan</text:span></text:span><text:span text:style-name="T69">, então na vida real </text:span><text:span text:style-name="Variable"><text:span text:style-name="T69">x</text:span></text:span><text:span text:style-name="Teletipo_20_não_20_hifenizável"><text:span text:style-name="T93"> </text:span></text:span><text:span text:style-name="Teletipo_20_não_20_hifenizável"><text:span text:style-name="T8">é</text:span></text:span><text:span text:style-name="Teletipo_20_não_20_hifenizável"><text:span text:style-name="T7"> </text:span></text:span><text:span text:style-name="Teletipo_20_não_20_hifenizável"><text:span text:style-name="T8">mais alto do que</text:span></text:span><text:span text:style-name="Teletipo_20_não_20_hifenizável"><text:span text:style-name="T93"> </text:span></text:span><text:span text:style-name="Variable"><text:span text:style-name="T69">y</text:span></text:span><text:span text:style-name="T68">. Se eu for mais alto que tu, então não podes ser mais alto que eu. Poderíamos de fato ser da mesma altura, caso em que nem o par (tu, eu) nem (eu, tu) estariam na relação, mas em qualquer caso os dois não podem coexistir. </text:span><text:span text:style-name="T70">Note que não faria sentido para a relação </text:span><text:span text:style-name="Teletipo_20_não_20_hifenizável"><text:span text:style-name="T97">isTallerThan</text:span></text:span><text:span text:style-name="T70"> ser reflexiva (ninguém é mais alto do que si próprio), mas no caso geral </text:span><text:span text:style-name="T79">nada impede que uma</text:span><text:span text:style-name="T70"> relação </text:span><text:span text:style-name="T79">seja</text:span><text:span text:style-name="T70"> ao mesmo tempo reflexiva e antissimétrica.</text:span></text:p>
          <text:p text:style-name="P68"><text:soft-page-break/><text:span text:style-name="T70">Note cuidadosamente que </text:span><text:span text:style-name="Emphasis"><text:span text:style-name="T70">antissimétrica</text:span></text:span><text:span text:style-name="T70"> é muito diferente de </text:span><text:span text:style-name="Emphasis"><text:span text:style-name="T70">assimétrica</text:span></text:span><text:span text:style-name="T70">. Uma relação assimétrica é simplesmente uma que não é simétrica: noutras palavras, existe algum (</text:span><text:span text:style-name="Variable"><text:span text:style-name="T70">x</text:span></text:span><text:span text:style-name="T70">, </text:span><text:span text:style-name="Variable"><text:span text:style-name="T70">y</text:span></text:span><text:span text:style-name="T70">) sem um (</text:span><text:span text:style-name="Variable"><text:span text:style-name="T70">y</text:span></text:span><text:span text:style-name="T70">, </text:span><text:span text:style-name="Variable"><text:span text:style-name="T70">x</text:span></text:span><text:span text:style-name="T70">) correspondente. Uma relação antissimétrica, por outro lado, é uma relação em que é garantido que não há correspondência (</text:span><text:span text:style-name="Variable"><text:span text:style-name="T70">y</text:span></text:span><text:span text:style-name="T70">, </text:span><text:span text:style-name="Variable"><text:span text:style-name="T70">x</text:span></text:span><text:span text:style-name="T70">) para qualquer (</text:span><text:span text:style-name="Variable"><text:span text:style-name="T70">x</text:span></text:span><text:span text:style-name="T70">, </text:span><text:span text:style-name="Variable"><text:span text:style-name="T70">y</text:span></text:span><text:span text:style-name="T70">) </text:span><text:span text:style-name="T71">em que </text:span><text:span text:style-name="Variable"><text:span text:style-name="T68">x</text:span></text:span><text:span text:style-name="T68"> ≠ </text:span><text:span text:style-name="Variable"><text:span text:style-name="T68">y</text:span></text:span><text:span text:style-name="T70">.</text:span></text:p>
          <text:p text:style-name="P69"><text:span text:style-name="T70">Se tiver dificuldade em visualizar isto, eis outra forma de pensar: </text:span><text:span text:style-name="T80">note</text:span><text:span text:style-name="T70"> que a maioria das relações não são nem simétricas nem antissimétricas. É uma espécie de coincidência que uma relação seja simétrica: isso significaria que para cada (</text:span><text:span text:style-name="Variable"><text:span text:style-name="T70">x</text:span></text:span><text:span text:style-name="T70">, </text:span><text:span text:style-name="Variable"><text:span text:style-name="T70">y</text:span></text:span><text:span text:style-name="T70">) que ela contém, ela também contém um (</text:span><text:span text:style-name="Variable"><text:span text:style-name="T70">y</text:span></text:span><text:span text:style-name="T70">, </text:span><text:span text:style-name="Variable"><text:span text:style-name="T70">x</text:span></text:span><text:span text:style-name="T70">). (Quais são as chances </text:span><text:span text:style-name="T72">disto ocorrer</text:span><text:span text:style-name="T70">?) Do mesmo modo, é uma espécie de coincidência que uma relação seja antissimétrica: isso significaria que para cada (</text:span><text:span text:style-name="Variable"><text:span text:style-name="T70">x</text:span></text:span><text:span text:style-name="T70">, </text:span><text:span text:style-name="Variable"><text:span text:style-name="T70">y</text:span></text:span><text:span text:style-name="T70">) que contém, </text:span><text:span text:style-name="T72">com </text:span><text:span text:style-name="Variable"><text:span text:style-name="T68">x</text:span></text:span><text:span text:style-name="T68"> ≠ </text:span><text:span text:style-name="Variable"><text:span text:style-name="T68">y</text:span></text:span><text:span text:style-name="T70">, não contém um (</text:span><text:span text:style-name="Variable"><text:span text:style-name="T70">y</text:span></text:span><text:span text:style-name="T70">, </text:span><text:span text:style-name="Variable"><text:span text:style-name="T70">x</text:span></text:span><text:span text:style-name="T70">). (Mais uma vez, quais são as chances?) A sua relação </text:span><text:span text:style-name="T80">Fulana</text:span><text:span text:style-name="T70"> média vai conter alguns pares (</text:span><text:span text:style-name="Variable"><text:span text:style-name="T70">x</text:span></text:span><text:span text:style-name="T70">, </text:span><text:span text:style-name="Variable"><text:span text:style-name="T70">y</text:span></text:span><text:span text:style-name="T70">) que têm pares correspondentes (</text:span><text:span text:style-name="Variable"><text:span text:style-name="T70">y</text:span></text:span><text:span text:style-name="T70">, </text:span><text:span text:style-name="Variable"><text:span text:style-name="T70">x</text:span></text:span><text:span text:style-name="T70">), e alguns que não têm pares correspondentes. Tais relações (a grande maioria) são simplesmente assimétricas</text:span><text:span text:style-name="T72">:</text:span><text:span text:style-name="T70"> nem simétricas, nem anti</text:span><text:span text:style-name="T72">s</text:span><text:span text:style-name="T70">simétricas.</text:span></text:p>
          <text:p text:style-name="P70"><text:span text:style-name="T70">Surpreendentemente, é de fato possível que uma relação seja tanto simétrica como antissimétrica! (mas não </text:span><text:span text:style-name="T73">ao mesmo tempo simétrica e </text:span><text:span text:style-name="T70">assimétrica.) Por exemplo, a relação vazia (sem pares ordenados) é simultaneamente simétrica e antissimétrica. É simétrica porque para cada par ordenado (</text:span><text:span text:style-name="Variable"><text:span text:style-name="T70">x</text:span></text:span><text:span text:style-name="T70">, </text:span><text:span text:style-name="Variable"><text:span text:style-name="T70">y</text:span></text:span><text:span text:style-name="T70">) nela </text:span><text:span text:style-name="T74">contido </text:span><text:span text:style-name="T70">(do</text:span><text:span text:style-name="T73">s</text:span><text:span text:style-name="T70"> qua</text:span><text:span text:style-name="T81">is</text:span><text:span text:style-name="T70"> há zero), há também o correspondente (</text:span><text:span text:style-name="Variable"><text:span text:style-name="T70">y</text:span></text:span><text:span text:style-name="T70">, </text:span><text:span text:style-name="Variable"><text:span text:style-name="T70">x</text:span></text:span><text:span text:style-name="T70">)</text:span><text:span text:style-name="T70"><text:note text:id="ftn1" text:note-class="footnote"><text:note-citation>1</text:note-citation><text:note-body><text:p text:style-name="Footnote">Espere, como posso dizer isto? Como pode haver par ordenado “correspondente” numa relação que não tem pares ordenados?! A resposta tem a ver com a primeira cláusula: para cada par ordenado (<text:span text:style-name="Variable">x</text:span>, <text:span text:style-name="Variable">y</text:span>) nela contido. Não há nenhum destes, portanto, não são necessários (<text:span text:style-name="Variable">y</text:span>, <text:span text:style-name="Variable">x</text:span>). A condição é <text:span text:style-name="T99">trivialmente </text:span>satisfeita. Isto é comum em matemática: dizemos que <text:span text:style-name="Variable">A</text:span> requer <text:span text:style-name="Variable">B</text:span>, mas isto significa que se <text:span text:style-name="Variable">A</text:span> não for verdade, então <text:span text:style-name="Variable">B</text:span> não é obrigatório.</text:p></text:note-body></text:note></text:span><text:span text:style-name="T70">. E de forma semelhante, para cada par ordenado (</text:span><text:span text:style-name="Variable"><text:span text:style-name="T70">x</text:span></text:span><text:span text:style-name="T70">, </text:span><text:span text:style-name="Variable"><text:span text:style-name="T70">y</text:span></text:span><text:span text:style-name="T70">) </text:span><text:span text:style-name="T72">com </text:span><text:span text:style-name="Variable"><text:span text:style-name="T68">x</text:span></text:span><text:span text:style-name="T68"> ≠ </text:span><text:span text:style-name="Variable"><text:span text:style-name="T68">y</text:span></text:span><text:span text:style-name="T70">, o correspondente (</text:span><text:span text:style-name="Variable"><text:span text:style-name="T70">y</text:span></text:span><text:span text:style-name="T70">, </text:span><text:span text:style-name="Variable"><text:span text:style-name="T70">x</text:span></text:span><text:span text:style-name="T70">) não está presente. Outro exemplo é uma relação com apenas “duplicatas” – digamos, { (3,3), (7,7), (Fred, Fred) }. Isto também é simultaneamente simétrico e antissimétrico (</text:span><text:span text:style-name="T81">verifique</text:span><text:span text:style-name="T70">!).</text:span></text:p>
        </text:list-item>
        <text:list-item>
          <text:p text:style-name="P71"><text:span text:style-name="Strong_20_Emphasis"><text:span text:style-name="T70">Transitividade.</text:span></text:span><text:span text:style-name="T70"> Uma relação é transitiva se sempre que x R y e y R z, então é garantido que x R z. A relação “</text:span><text:span text:style-name="Teletipo_20_não_20_hifenizável"><text:span text:style-name="T98">isTallerThan</text:span></text:span><text:span text:style-name="T70">” que definimos é transitiva: se me disserem que </text:span><text:span text:style-name="T82">Zé</text:span><text:span text:style-name="T70"> é mais alto que </text:span><text:span text:style-name="T82">Joana</text:span><text:span text:style-name="T70">, e J</text:span><text:span text:style-name="T82">oana</text:span><text:span text:style-name="T70"> é mais alta que Sue</text:span><text:span text:style-name="T75">li</text:span><text:span text:style-name="T70">, então eu sei que </text:span><text:span text:style-name="T82">Zé</text:span><text:span text:style-name="T70"> deve ser mais alto que Sue</text:span><text:span text:style-name="T75">li</text:span><text:span text:style-name="T70">, sem que </text:span><text:span text:style-name="T82">precisem</text:span><text:span text:style-name="T70"> sequer de me dizer isso. É simplesmente assim que “mais alto do que” funciona. Um exemplo de uma relação não-transitiva seria “</text:span><text:span text:style-name="Teletipo_20_não_20_hifenizável"><text:span text:style-name="T98">hasBeaten</text:span></text:span><text:span text:style-name="T70">” com as equip</text:span><text:span text:style-name="T82">e</text:span><text:span text:style-name="T70">s d</text:span><text:span text:style-name="T82">a Lampions League (Copa do Nordeste) </text:span><text:span text:style-name="T84">cuja intenção é que se (</text:span><text:span text:style-name="Variable"><text:span text:style-name="T84">x</text:span></text:span><text:span text:style-name="T84">, </text:span><text:span text:style-name="Variable"><text:span text:style-name="T84">y</text:span></text:span><text:span text:style-name="T84">) </text:span><text:span text:style-name="T78">∈</text:span><text:span text:style-name="T84"> </text:span><text:span text:style-name="Teletipo_20_não_20_hifenizável"><text:span text:style-name="T98">hasBeaten</text:span></text:span><text:span text:style-name="T84">, então na vida real </text:span><text:span text:style-name="Variable"><text:span text:style-name="T84">x</text:span></text:span><text:span text:style-name="T84"> </text:span><text:span text:style-name="T10">venceu</text:span><text:span text:style-name="T84"> </text:span><text:span text:style-name="Variable"><text:span text:style-name="T84">y</text:span></text:span><text:span text:style-name="T70">. Só porque o </text:span><text:span text:style-name="T82">Sport</text:span><text:span text:style-name="T70"> vence</text:span><text:span text:style-name="T75">u</text:span><text:span text:style-name="T70"> o </text:span><text:span text:style-name="T82">Náutico</text:span><text:span text:style-name="T70"> este ano, e o </text:span><text:span text:style-name="T82">Náutico</text:span><text:span text:style-name="T70"> vence</text:span><text:span text:style-name="T82">u</text:span><text:span text:style-name="T70"> o </text:span><text:span text:style-name="T82">Fortaleza</text:span><text:span text:style-name="T70">, isso não </text:span><text:span text:style-name="T82">significa</text:span><text:span text:style-name="T70"> que o </text:span><text:span text:style-name="T82">Sport</text:span><text:span text:style-name="T70"> tenha necessariamente vencido o </text:span><text:span text:style-name="T82">Fortaleza</text:span><text:span text:style-name="T70">. O </text:span><text:span text:style-name="T82">Fortaleza</text:span><text:span text:style-name="T70"> pode </text:span><text:span text:style-name="T75">até </text:span><text:span text:style-name="T70">mesmo ter derrotado </text:span><text:span text:style-name="T83">a equipe-que-ganhou-da-equipe-que-ganhou-dele</text:span><text:span text:style-name="T70"> (tais coisas acontecem), ou, </text:span><text:span text:style-name="T83">enfim</text:span><text:span text:style-name="T70">, as duas equip</text:span><text:span text:style-name="T83">es</text:span><text:span text:style-name="T70"> podem nem sequer ter jogado uma contra a outra este ano.</text:span></text:p>
        </text:list-item>
      </text:list>
      <text:p text:style-name="P11"><text:span text:style-name="T70">Todos os exemplos acima foram definidos </text:span><text:span text:style-name="T85">em intenção</text:span><text:span text:style-name="T70">. Apenas para </text:span><text:span text:style-name="T85">praticar</text:span><text:span text:style-name="T70">, vejamos também algumas relações definidas </text:span><text:span text:style-name="T85">em extensão</text:span><text:span text:style-name="T70">. Utilizando o nosso familiar </text:span><text:span text:style-name="T85">trio</text:span><text:span text:style-name="T70"> de </text:span><text:span text:style-name="T85">amigos</text:span><text:span text:style-name="T70"> como </text:span><text:span text:style-name="Variable"><text:span text:style-name="T70">A</text:span></text:span><text:span text:style-name="T70">, consideremos a seguinte relação:</text:span></text:p>
      <text:p text:style-name="P14"><text:soft-page-break/>(Helena, Ronaldo)<text:line-break/>(Ronaldo, Heitor)<text:line-break/>(Ronaldo, Ronaldo)<text:line-break/>(Heitor, Ronaldo)<text:line-break/>(Ronaldo, Helena)<text:line-break/>(Heitor, Heitor)</text:p>
      <text:p text:style-name="Text_20_body">Considere: esta relação é reflexiva? Não. Ela tem (Ronaldo, Ronaldo) e (Heitor, Heitor), mas está faltando (Helena, Helena), por isso não é reflexiva. É simétrica? Sim. Olhe cuidadosamente para os pares ordenados. Temos um (Helena, Ronaldo), mas também um par correspondente (Ronaldo, Helena). Temos um (Heitor, Ronaldo), mas também um par correspondente (Ronaldo, Heitor). Assim, sempre que temos um (<text:span text:style-name="Variable">x</text:span>, <text:span text:style-name="Variable">y</text:span>) temos também a correspondência (<text:span text:style-name="Variable">y</text:span>, <text:span text:style-name="Variable">x</text:span>), que é a definição de simetria. É antissimétrica? Não, porque (entre outras coisas) tanto (Helena, Ronaldo) como (Ronaldo, Helena) estão presentes. Finalmente, é transitiva? Não. Nós temos (Helena, Ronaldo) e (Ronaldo, Heitor), o que significa que se fosse transitiva também teríamos de ter (Helena, Heitor) ali, <text:span text:style-name="T11">mas</text:span> não temos. Portanto, não é transitiva. Lembre-se: para satisfazer qualquer uma destas propriedades, elas têm de ser plenamente respeitadas. <text:s/>“Quase” <text:span text:style-name="T11">não serve</text:span>.</text:p>
      <text:p text:style-name="Text_20_body">Vamos tentar outro exemplo:</text:p>
      <text:p text:style-name="P3">(Ronaldo, Helena)<text:line-break/>(Ronaldo, Ronaldo)<text:line-break/>(Helena, Helena)<text:line-break/>(Heitor, Heitor)<text:line-break/>(Helena, Heitor)<text:line-break/>(Heitor, Helena)</text:p>
      <text:p text:style-name="Text_20_body">Esta é reflexiva? Sim. Temos os três <text:span text:style-name="T12">amigos</text:span> aparecendo com eles próprios. É simétrica? Não, já que (Ronaldo, Helena) não tem <text:span text:style-name="T12">correspondente</text:span>. É antissimétric<text:span text:style-name="T100">a</text:span>? Não, uma vez que (Helena, Heitor) tem um <text:span text:style-name="T100">correspondente (Heitor, Helena)</text:span>. É transitiv<text:span text:style-name="T100">a</text:span>? Não, uma vez que a presença de (Ronaldo, Helena) e (Helena, Heitor) implica a necessidade de (Ronaldo, Heitor), o que não aparece, portanto sem <text:span text:style-name="T12">chances</text:span>.</text:p>
      <text:h text:style-name="P53" text:outline-level="2"><text:span text:style-name="T101">Ordens </text:span><text:span text:style-name="T102">P</text:span><text:span text:style-name="T101">arciais e Posets</text:span></text:h>
      <text:p text:style-name="P12">Um par de outros termos divertidos: uma endorelação que é (1) <text:span text:style-name="Emphasis">reflexiva</text:span>, (2) <text:span text:style-name="Emphasis">antissimétrica</text:span>, e (3) <text:span text:style-name="Emphasis">transitiva</text:span> é chamada <text:span text:style-name="T13">de</text:span> <text:span text:style-name="Strong_20_Emphasis">ordem parcial</text:span>. E um <text:span text:style-name="Emphasis">conjunto acompanhado de uma ordem parcial</text:span> é chamado <text:span text:style-name="T13">de</text:span> <text:span text:style-name="Strong_20_Emphasis">conjunto parcialmente ordenado</text:span>, ou “<text:span text:style-name="Strong_20_Emphasis">poset</text:span>” para abreviar. O termo “ordem parcial” faz sentido uma vez que você pense através de um exemplo.</text:p>
      <text:p text:style-name="P12">Você deve ter notado que quando os cães se encontram (especialmente os cães machos), muitas vezes fazem círculos e fazem um reconhecimento mútuo e tentam estabelecer o domínio como o chamado “cão alfa”. Esta é uma ordem de hierarquia que muitas espécies diferentes estabelecem. Agora suponhamos que tenho o conjunto <text:span text:style-name="Variable">D</text:span> de todos os cães, e uma relação “<text:span text:style-name="Teletipo_20_não_20_hifenizável">isAtLeastAsToughAs</text:span>” <text:span text:style-name="T104">(é, pelo menos, tão durão quanto) </text:span>entre eles. A relação começa com cada par reflexivo: (Rex, Rex), (Totó, Totó), etc. Isto porque obviamente cada cão é, pelo menos, tão durão quanto ele próprio. <text:soft-page-break/>Agora, cada vez que dois cães <text:span text:style-name="Variable">x</text:span> e <text:span text:style-name="Variable">y</text:span> se encontram, estabelecem dominância através de contato visual ou intimidação física, e depois um dos seguintes pares ordenados é adicionado à relação: ou (<text:span text:style-name="Variable">x</text:span>, <text:span text:style-name="Variable">y</text:span>) ou (<text:span text:style-name="Variable">y</text:span>, <text:span text:style-name="Variable">x</text:span>), mas nunca <text:span text:style-name="T14">ambos</text:span>.</text:p>
      <text:p text:style-name="P13">Considero que neste exemplo de brinquedo, “<text:span text:style-name="Teletipo_20_não_20_hifenizável">isAtLeastAsToughAs</text:span>” é uma ordem parcial, e <text:span text:style-name="Variable">D</text:span> junt<text:span text:style-name="T15">o</text:span> com <text:span text:style-name="Teletipo_20_não_20_hifenizável">isAtLeastAsToughAs</text:span> formam um <text:span text:style-name="T15">poset</text:span>. Raciocino da seguinte forma. É reflexiv<text:span text:style-name="T105">a</text:span>, uma vez que começ<text:span text:style-name="T105">a</text:span>mos por adicionar cada cão consigo mesmo. É antissimétric<text:span text:style-name="T15">a</text:span>, já que nunca adicionamos ambos (<text:span text:style-name="Variable">x</text:span>, <text:span text:style-name="Variable">y</text:span>) e (<text:span text:style-name="Variable">y</text:span>, <text:span text:style-name="Variable">x</text:span>) à relação. E é transitiva, porque se Rex é mais durão que Totó, e Totó é mais durão que Bobby, isto significa que se Rex e Bobby alguma vez se encontrassem, Rex rapidamente estabeleceria a dominância. (Não sou zoólogo, e não tenho <text:span text:style-name="T15">se esta última propriedade </text:span>se aplica verdadeiramente com cães reais. Mas vamos fingir que se <text:span text:style-name="T16">aplique</text:span>).</text:p>
      <text:p text:style-name="P13">É chamada <text:span text:style-name="T208">de </text:span>“ordem parcial” porque estabelece uma hierarquia parcial, mas incompleta, entre os cães. Se perguntarmos: “o cão <text:span text:style-name="Variable">X</text:span> <text:span text:style-name="T106">é </text:span>mais durão <text:span text:style-name="T106">do </text:span>que o cão <text:span text:style-name="Variable">Y</text:span>?”, a resposta nunca é ambígua. Nunca vamos dizer, “bem, o cão <text:span text:style-name="Variable">X</text:span> era superior ao cão <text:span text:style-name="Variable">A</text:span>, que era superior ao cão <text:span text:style-name="Variable">Y</text:span> <text:span text:style-name="T76">…</text:span> mas depois, outra vez, o cão <text:span text:style-name="Variable">Y</text:span> era superior ao cão <text:span text:style-name="Variable">B</text:span>, que era superior ao cão <text:span text:style-name="Variable">X</text:span>, por isso não há como dizer qual dos cães <text:span text:style-name="Variable">X</text:span> e <text:span text:style-name="Variable">Y</text:span> é verdadeiramente mais durão”. Não. Uma ordem parcial, devido à sua transitividade e antissimetria, garante que nunca temos tal conflito irreconciliável.</text:p>
      <text:p text:style-name="P13">No entanto, poderíamos ter uma falta de informação. Suponhamos que Rex nunca conheceu Cangaceiro, e ninguém que Rex conheceu jamais conheceu alguém que Cangaceiro tenha conhecido. Não há uma cadeia entre eles. No que nos diz respeito, estão em dois universos separados, e não teríamos forma de saber qual <text:span text:style-name="T17">é</text:span> o mais durão, <text:span text:style-name="T107">dizemos que Rex e Cangaceiro são </text:span><text:span text:style-name="Strong_20_Emphasis"><text:span text:style-name="T107">incomparáveis</text:span></text:span>. Mas não tem de ser assim tão extremo: Suponhamos que Rex estabeleceu domínio sobre Bobby, e Cangaceiro também estabeleceu domínio sobre Bobby, mas esses são os únicos pares ordenados na relação. Mais uma vez, não há maneira de saber se Rex ou Cangaceiro é o cão mais durão. Ou teriam de encontrar um adversário comum que só um deles consegue vencer, ou então encontrar-se para um duelo.</text:p>
      <text:p text:style-name="P13">Assim, uma ordem parcial dá-nos alguma forma de estrutura – a relação estabelece uma direcionalidade, e é garantido que não nos envolvemos em contradições – mas não ordena completamente todos os elementos. Se o fizer, chama-se uma <text:span text:style-name="Strong_20_Emphasis">ordem total</text:span>. <text:span text:style-name="T107">Numa ordem </text:span><text:span text:style-name="T21">total</text:span><text:span text:style-name="T107">, todos os elementos são </text:span><text:span text:style-name="Strong_20_Emphasis"><text:span text:style-name="T107">comparáveis</text:span></text:span><text:span text:style-name="T107">.</text:span></text:p>
      <text:h text:style-name="P54" text:outline-level="2"><text:span text:style-name="T108">Relações de </text:span><text:span text:style-name="T103">E</text:span><text:span text:style-name="T108">quivalência</text:span></text:h>
      <text:p text:style-name="P80">Uma <text:span text:style-name="Strong_20_Emphasis">relação de equivalência</text:span> é uma <text:span text:style-name="T188">endor</text:span>relação que é <text:span text:style-name="Emphasis">reflexiva</text:span>, <text:span text:style-name="Emphasis">simétrica</text:span> e <text:span text:style-name="Emphasis">transitiva</text:span>. A igualdade é o paradigma das relações de equivalência, mas <text:span text:style-name="T166">podemos citar </text:span>outros exemplos, <text:span text:style-name="T166">como</text:span>:</text:p>
      <text:list xml:id="list3480813788" text:style-name="L4">
        <text:list-item>
          <text:p text:style-name="Text_20_body"><text:span text:style-name="Strong_20_Emphasis"><text:span text:style-name="T19">Congruência</text:span></text:span><text:span text:style-name="Strong_20_Emphasis"><text:span text:style-name="T47"> módulo m</text:span></text:span><text:span text:style-name="T47">. Dizemos que </text:span><text:span text:style-name="Variable"><text:span text:style-name="T47">x</text:span></text:span><text:span text:style-name="T47"> mod </text:span><text:span text:style-name="Variable"><text:span text:style-name="T47">m</text:span></text:span><text:span text:style-name="T47"> (lê-se “</text:span><text:span text:style-name="Variable"><text:span text:style-name="T47">x</text:span></text:span><text:span text:style-name="T47"> módulo </text:span><text:span text:style-name="Variable"><text:span text:style-name="T47">m</text:span></text:span><text:span text:style-name="T47">”) é o resto da divisão inteira</text:span><text:span text:style-name="Emphasis"><text:span text:style-name="T47"><text:note text:id="ftn0" text:note-class="footnote"><text:note-citation>2</text:note-citation><text:note-body><text:p text:style-name="P47">Falaremos mais sobre o resto da divisão inteira posteriormente.</text:p></text:note-body></text:note></text:span></text:span><text:span text:style-name="T47"> de </text:span><text:span text:style-name="Emphasis"><text:span text:style-name="T47">x</text:span></text:span><text:span text:style-name="T47"> por </text:span><text:span text:style-name="Emphasis"><text:span text:style-name="T47">m</text:span></text:span><text:span text:style-name="T47">. Por exemplo “5 mod 2 = 1”, pois o resto da divisão de 5 por 2 é 1. A relação </text:span><text:span text:style-name="Variable"><text:span text:style-name="T47">R</text:span></text:span><text:span text:style-name="T47"> definida como {(</text:span><text:span text:style-name="Variable"><text:span text:style-name="T47">x</text:span></text:span><text:span text:style-name="T47">, </text:span><text:span text:style-name="Variable"><text:span text:style-name="T47">y</text:span></text:span><text:span text:style-name="T47">) : </text:span><text:span text:style-name="Variable"><text:span text:style-name="T47">x</text:span></text:span><text:span text:style-name="T47">, </text:span><text:span text:style-name="Variable"><text:span text:style-name="T47">y</text:span></text:span><text:span text:style-name="T47"> </text:span><text:span text:style-name="T175">∈</text:span><text:span text:style-name="T36"> </text:span><text:span text:style-name="T175">ℤ </text:span><text:span text:style-name="T36">e </text:span><text:span text:style-name="Variable"><text:span text:style-name="T36">x</text:span></text:span><text:span text:style-name="T36"> mod </text:span><text:span text:style-name="Variable"><text:span text:style-name="T36">m</text:span></text:span><text:span text:style-name="T36"> = </text:span><text:span text:style-name="Variable"><text:span text:style-name="T36">y</text:span></text:span><text:span text:style-name="T36"> mod </text:span><text:span text:style-name="Variable"><text:span text:style-name="T36">m</text:span></text:span><text:span text:style-name="T36">}, para um </text:span><text:span text:style-name="Variable"><text:span text:style-name="T36">m</text:span></text:span><text:span text:style-name="T36"> </text:span><text:span text:style-name="T37">inteiro positivo dado, é uma relação de equivalência. Este fato é frequentemente escrito como </text:span><text:span text:style-name="Variable"><text:span text:style-name="T37">x </text:span></text:span><text:span text:style-name="T176">≡</text:span><text:span text:style-name="T130">m</text:span><text:span text:style-name="T37"> </text:span><text:span text:style-name="Variable"><text:span text:style-name="T37">y</text:span></text:span><text:span text:style-name="Variable"><text:span text:style-name="T48"> </text:span></text:span><text:span text:style-name="T189">(lê-se, </text:span><text:span text:style-name="Variable"><text:span text:style-name="T189">x</text:span></text:span><text:span text:style-name="T189"> é congruente a </text:span><text:span text:style-name="Variable"><text:span text:style-name="T189">y</text:span></text:span><text:span text:style-name="T189"> mó</text:span><text:soft-page-break/><text:span text:style-name="T189">dulo </text:span><text:span text:style-name="Variable"><text:span text:style-name="T189">m</text:span></text:span><text:span text:style-name="T189">. Outra notação equivalente é </text:span><text:span text:style-name="Variable"><text:span text:style-name="T189">x</text:span></text:span><text:span text:style-name="T189"> </text:span><text:span text:style-name="T176">≡ </text:span><text:span text:style-name="Variable"><text:span text:style-name="T177">y</text:span></text:span><text:span text:style-name="T177"> (mod </text:span><text:span text:style-name="Variable"><text:span text:style-name="T177">m</text:span></text:span><text:span text:style-name="T177">) )</text:span><text:span text:style-name="T37">. Por exemplo 5 </text:span><text:span text:style-name="T176">≡</text:span><text:span text:style-name="T126">2</text:span><text:span text:style-name="T170"> 9, pois o resto da divisão de 5 por 2 é 1 e o resto da divisão de 9 por 2 também é 1.</text:span></text:p>
        </text:list-item>
        <text:list-item>
          <text:p text:style-name="P84"><text:span text:style-name="Strong_20_Emphasis"><text:span text:style-name="T170">I</text:span></text:span><text:span text:style-name="Strong_20_Emphasis"><text:span text:style-name="T171">gualdade após a aplicação de uma função</text:span></text:span><text:span text:style-name="T171">. </text:span><text:span text:style-name="T172">Seja </text:span><text:span text:style-name="Variable"><text:span text:style-name="T172">F</text:span></text:span><text:span text:style-name="T172"> : </text:span><text:span text:style-name="Variable"><text:span text:style-name="T172">A</text:span></text:span><text:span text:style-name="T172"> </text:span><text:span text:style-name="T174">→</text:span><text:span text:style-name="T172"> </text:span><text:span text:style-name="Variable"><text:span text:style-name="T172">B</text:span></text:span><text:span text:style-name="T172"> uma função qualquer, e seja </text:span><text:span text:style-name="Variable"><text:span text:style-name="T172">R</text:span></text:span><text:span text:style-name="T179"> uma endorrelação em </text:span><text:span text:style-name="Variable"><text:span text:style-name="T172">A</text:span></text:span><text:span text:style-name="T179"> definida como {(</text:span><text:span text:style-name="Variable"><text:span text:style-name="T172">x</text:span></text:span><text:span text:style-name="T179">, </text:span><text:span text:style-name="Variable"><text:span text:style-name="T172">y</text:span></text:span><text:span text:style-name="T179">) : F(</text:span><text:span text:style-name="Variable"><text:span text:style-name="T172">x</text:span></text:span><text:span text:style-name="T179">) = F(</text:span><text:span text:style-name="Variable"><text:span text:style-name="T172">y</text:span></text:span><text:span text:style-name="T179">)}. </text:span><text:span text:style-name="Variable"><text:span text:style-name="T172">R</text:span></text:span><text:span text:style-name="T179"> é uma relação de equivalência. Normalmente usamos a notação </text:span><text:span text:style-name="Variable"><text:span text:style-name="T172">x</text:span></text:span><text:span text:style-name="T179"> </text:span><text:span text:style-name="T181">∼</text:span><text:span text:style-name="T123">F</text:span><text:span text:style-name="T179"> </text:span><text:span text:style-name="Variable"><text:span text:style-name="T172">y</text:span></text:span><text:span text:style-name="T179">. Note que </text:span><text:span text:style-name="T182">≡</text:span><text:span text:style-name="T130">m</text:span><text:span text:style-name="T129"> </text:span><text:span text:style-name="T179">é um caso especial disto.</text:span></text:p>
        </text:list-item>
        <text:list-item>
          <text:p text:style-name="P85"><text:span text:style-name="Strong_20_Emphasis"><text:span text:style-name="T179">M</text:span></text:span><text:span text:style-name="Strong_20_Emphasis"><text:span text:style-name="T180">embresia em um mesmo conjunto de uma partição</text:span></text:span><text:span text:style-name="T180">. Seja </text:span><text:span text:style-name="Variable"><text:span text:style-name="T173">X</text:span></text:span><text:span text:style-name="T124">1</text:span><text:span text:style-name="T180">, </text:span><text:span text:style-name="Variable"><text:span text:style-name="T173">X</text:span></text:span><text:span text:style-name="T124">2</text:span><text:span text:style-name="T180"> , </text:span><text:span text:style-name="T89">…</text:span><text:span text:style-name="T180">, </text:span><text:span text:style-name="Variable"><text:span text:style-name="T173">X</text:span></text:span><text:span text:style-name="Variável_20_subscrita"><text:span text:style-name="T173">n</text:span></text:span> <text:span text:style-name="T190">uma partição de um conjunto </text:span><text:span text:style-name="Variable"><text:span text:style-name="T190">X</text:span></text:span><text:span text:style-name="T190">. </text:span><text:span text:style-name="T191">Seja </text:span><text:span text:style-name="Variable"><text:span text:style-name="T191">R</text:span></text:span><text:span text:style-name="T191"> uma endorrelação em </text:span><text:span text:style-name="Variable"><text:span text:style-name="T191">X</text:span></text:span><text:span text:style-name="T191"> definida como {(</text:span><text:span text:style-name="Variable"><text:span text:style-name="T191">x</text:span></text:span><text:span text:style-name="T191">, </text:span><text:span text:style-name="Variable"><text:span text:style-name="T191">y</text:span></text:span><text:span text:style-name="T191">) : </text:span><text:span text:style-name="Variable"><text:span text:style-name="T191">x</text:span></text:span><text:span text:style-name="T191"> </text:span><text:span text:style-name="T168">∈</text:span><text:span text:style-name="T65"> </text:span><text:span text:style-name="Variable"><text:span text:style-name="T65">X</text:span></text:span><text:span text:style-name="Variable"><text:span text:style-name="T131">i</text:span></text:span><text:span text:style-name="T65"> e </text:span><text:span text:style-name="Variable"><text:span text:style-name="T65">y</text:span></text:span><text:span text:style-name="T65"> </text:span><text:span text:style-name="T168">∈</text:span><text:span text:style-name="T65"> </text:span><text:span text:style-name="Variable"><text:span text:style-name="T65">X</text:span></text:span><text:span text:style-name="Variable"><text:span text:style-name="T131">i</text:span></text:span><text:span text:style-name="T65"> para algum </text:span><text:span text:style-name="Variable"><text:span text:style-name="T65">i</text:span></text:span><text:span text:style-name="T65"> </text:span><text:span text:style-name="T168">∈</text:span><text:span text:style-name="T65"> {1, </text:span><text:span text:style-name="T89">…, </text:span><text:span text:style-name="Variable"><text:span text:style-name="T86">n</text:span></text:span><text:span text:style-name="T90">}. R é uma relação de equivalência.</text:span></text:p>
        </text:list-item>
        <text:list-item>
          <text:p text:style-name="P83"><text:span text:style-name="Strong_20_Emphasis"><text:span text:style-name="T90">P</text:span></text:span><text:span text:style-name="Strong_20_Emphasis"><text:span text:style-name="T91">roduto de relações de equivalência</text:span></text:span><text:span text:style-name="T91">. Seja </text:span><text:span text:style-name="Variable"><text:span text:style-name="T87">R</text:span></text:span><text:span text:style-name="Variable"><text:span text:style-name="T132">A</text:span></text:span><text:span text:style-name="T91"> uma relação de equivalência em </text:span><text:span text:style-name="Variable"><text:span text:style-name="T87">A</text:span></text:span><text:span text:style-name="T91"> e seja </text:span><text:span text:style-name="Variable"><text:span text:style-name="T87">R</text:span></text:span><text:span text:style-name="Variable"><text:span text:style-name="T132">B</text:span></text:span><text:span text:style-name="T91"> uma endorrelação em </text:span><text:span text:style-name="Variable"><text:span text:style-name="T87">B</text:span></text:span><text:span text:style-name="T91">, então </text:span><text:span text:style-name="Variable"><text:span text:style-name="T87">R</text:span></text:span><text:span text:style-name="Variable"><text:span text:style-name="T132">A</text:span></text:span><text:span text:style-name="T125"> </text:span><text:span text:style-name="T125">×</text:span><text:span text:style-name="T125"> </text:span><text:span text:style-name="Variable"><text:span text:style-name="T132">B</text:span></text:span><text:span text:style-name="T91"> definida por (</text:span><text:span text:style-name="Variable"><text:span text:style-name="T87">a</text:span></text:span><text:span text:style-name="T125">1</text:span><text:span text:style-name="T91">, </text:span><text:span text:style-name="Variable"><text:span text:style-name="T87">b</text:span></text:span><text:span text:style-name="T125">1</text:span><text:span text:style-name="T91">) </text:span><text:span text:style-name="Variable"><text:span text:style-name="T87">R</text:span></text:span><text:span text:style-name="Variable"><text:span text:style-name="T132">A</text:span></text:span><text:span text:style-name="T125"> </text:span><text:span text:style-name="T125">×</text:span><text:span text:style-name="T125"> </text:span><text:span text:style-name="Variable"><text:span text:style-name="T132">B</text:span></text:span><text:span text:style-name="T91"> (</text:span><text:span text:style-name="Variable"><text:span text:style-name="T87">a</text:span></text:span><text:span text:style-name="T125">2</text:span><text:span text:style-name="T91">, </text:span><text:span text:style-name="Variable"><text:span text:style-name="T87">b</text:span></text:span><text:span text:style-name="T125">2</text:span><text:span text:style-name="T91">) se, e somente se, </text:span><text:span text:style-name="Variable"><text:span text:style-name="T87">a</text:span></text:span><text:span text:style-name="T125">1</text:span><text:span text:style-name="T91"> </text:span><text:span text:style-name="Variable"><text:span text:style-name="T87">R</text:span></text:span><text:span text:style-name="Variable"><text:span text:style-name="T132">A</text:span></text:span><text:span text:style-name="T91"> </text:span><text:span text:style-name="Variable"><text:span text:style-name="T87">a</text:span></text:span><text:span text:style-name="T125">2</text:span><text:span text:style-name="T91"> e </text:span><text:span text:style-name="Variable"><text:span text:style-name="T87">b</text:span></text:span><text:span text:style-name="T125">1</text:span><text:span text:style-name="T91"> </text:span><text:span text:style-name="Variable"><text:span text:style-name="T87">R</text:span></text:span><text:span text:style-name="Variable"><text:span text:style-name="T132">B</text:span></text:span><text:span text:style-name="T91"> </text:span><text:span text:style-name="Variable"><text:span text:style-name="T87">b</text:span></text:span><text:span text:style-name="T125">2</text:span><text:span text:style-name="T91">. Neste caso, </text:span><text:span text:style-name="Variable"><text:span text:style-name="T87">R</text:span></text:span><text:span text:style-name="Variable"><text:span text:style-name="T132">A</text:span></text:span><text:span text:style-name="T125"> </text:span><text:span text:style-name="T125">×</text:span><text:span text:style-name="T125"> </text:span><text:span text:style-name="Variable"><text:span text:style-name="T132">B</text:span></text:span> <text:span text:style-name="T192">é uma relação de equivalência.</text:span></text:p>
        </text:list-item>
      </text:list>
      <text:p text:style-name="P86">Obviamente, também poderíamos construir exemplos em extensão. Por exemplo, considerando nosso grupo de amigos {Helena, Heitor, Ronaldo} a relação:</text:p>
      <text:p text:style-name="P87">(Helena, Helena)<text:line-break/>(Heitor, Heitor)<text:line-break/>(Ronaldo, Ronaldo)</text:p>
      <text:p text:style-name="P86">é uma relação de equivalência. Também teríamos uma relação de equivalência com os pares ordenados:</text:p>
      <text:p text:style-name="P87">(Helena, Helena)<text:line-break/>(Heitor, Heitor)<text:line-break/>(Ronaldo, Ronaldo)<text:line-break/>(Helena, Ronaldo)<text:line-break/>(Ronaldo, Helena)</text:p>
      <text:p text:style-name="P86">Confirme que este é o caso, verificando porque essas duas últimas relações são reflexivas, simétricas e transitivas.</text:p>
      <text:p text:style-name="P89"><text:span text:style-name="T193">Qualquer relação de equivalência </text:span><text:span text:style-name="T181">∼</text:span><text:span text:style-name="T193"> num conjunto </text:span><text:span text:style-name="Variable"><text:span text:style-name="T193">A</text:span></text:span><text:span text:style-name="T193"> dá origem a um conjunto de </text:span><text:span text:style-name="Strong_20_Emphasis"><text:span text:style-name="T193">classes de equivalência</text:span></text:span><text:span text:style-name="T193">, em que a classe de equivalência de um elemento </text:span><text:span text:style-name="Variable"><text:span text:style-name="T193">a</text:span></text:span><text:span text:style-name="T193"> é o conjunto de todos os elementos </text:span><text:span text:style-name="Variable"><text:span text:style-name="T193">b</text:span></text:span><text:span text:style-name="T193"> </text:span><text:span text:style-name="T51">tais</text:span><text:span text:style-name="T193"> que </text:span><text:span text:style-name="Variable"><text:span text:style-name="T193">a</text:span></text:span><text:span text:style-name="T193"> </text:span><text:span text:style-name="T181">∼ </text:span><text:span text:style-name="Variable"><text:span text:style-name="T193">b</text:span></text:span><text:span text:style-name="T193">. Devido à transitividade, as classes de equivalência formam uma partição do conjunto </text:span><text:span text:style-name="Variable"><text:span text:style-name="T193">A</text:span></text:span><text:span text:style-name="T193">, geralmente escrito </text:span><text:span text:style-name="Variable"><text:span text:style-name="T193">A</text:span></text:span><text:span text:style-name="T193"> / </text:span><text:span text:style-name="T181">∼</text:span><text:span text:style-name="T193"> (pronuncia-se “o </text:span><text:span text:style-name="Strong_20_Emphasis"><text:span text:style-name="T193">conjunto quociente</text:span></text:span><text:span text:style-name="T193"> </text:span><text:span text:style-name="T194">de </text:span><text:span text:style-name="Variable"><text:span text:style-name="T193">A</text:span></text:span><text:span text:style-name="T193"> por </text:span><text:span text:style-name="T181">∼</text:span><text:span text:style-name="T193">”, “</text:span><text:span text:style-name="Variable"><text:span text:style-name="T193">A</text:span></text:span><text:span text:style-name="T193"> </text:span><text:span text:style-name="T51">barra</text:span><text:span text:style-name="T193"> </text:span><text:span text:style-name="T181">∼</text:span><text:span text:style-name="T193">”, ou, por vezes, “</text:span><text:span text:style-name="Variable"><text:span text:style-name="T193">A</text:span></text:span><text:span text:style-name="T193"> m</text:span><text:span text:style-name="T51">ó</text:span><text:span text:style-name="T193">dulo </text:span><text:span text:style-name="T181">∼</text:span><text:span text:style-name="T193">”). Diz-se que um membro de uma determinada classe de equivalência é um </text:span><text:span text:style-name="Strong_20_Emphasis"><text:span text:style-name="T193">representante</text:span></text:span><text:span text:style-name="T193"> dessa classe. </text:span><text:span text:style-name="T195">Por exemplo, um conjunto de representantes das classes de equivalência de congruência </text:span><text:span text:style-name="T159">mod </text:span><text:span text:style-name="Variable"><text:span text:style-name="T195">m</text:span></text:span><text:span text:style-name="T159"> é {0, 1, 2, 3, </text:span><text:span text:style-name="T89">…, </text:span><text:span text:style-name="Variable"><text:span text:style-name="T88">m </text:span></text:span><text:span text:style-name="Variable"><text:span text:style-name="T88">−</text:span></text:span><text:span text:style-name="Variable"><text:span text:style-name="T88"> </text:span></text:span><text:span text:style-name="T92">1</text:span><text:span text:style-name="T159">}.</text:span></text:p>
      <text:p text:style-name="P89"><text:span text:style-name="T159">As relações de equivalência são a forma como os matemáticos dizem “não me i</text:span><text:span text:style-name="T49">mporto”</text:span><text:span text:style-name="T159">. Se você não se importa com que inteiros você tem, exceto pelo seu resto quando dividido por </text:span><text:span text:style-name="Variable"><text:span text:style-name="T195">m</text:span></text:span><text:span text:style-name="T159">, então você define que dois inteiros que não diferem </text:span><text:span text:style-name="T49">em relação ao que você</text:span><text:span text:style-name="T159"> se importa </text:span><text:span text:style-name="T49">como</text:span><text:span text:style-name="T159"> equivalentes e trabalha em Z </text:span><text:span text:style-name="T160"> / </text:span><text:span text:style-name="T159">≡m. </text:span><text:span text:style-name="T161">Isto também pode ser usado informalmente. Por exemplo, quando criança você poderia se negar a comer espinafre, brócolis e couve, porque, para você, est</text:span><text:span text:style-name="T50">ariam</text:span><text:span text:style-name="T161"> todos na mesma classe de equivalência: mato. </text:span><text:span text:style-name="T162">E todo mato tem gosto ruim.</text:span><text:span text:style-name="T161"> </text:span></text:p>
      <text:h text:style-name="P54" text:outline-level="2"><text:soft-page-break/><text:span text:style-name="T108">Fechamento de </text:span><text:span text:style-name="T103">R</text:span><text:span text:style-name="T108">elações</text:span></text:h>
      <text:p text:style-name="P90"><text:span text:style-name="T163">Em geral, o </text:span><text:span text:style-name="Strong_20_Emphasis"><text:span text:style-name="T163">fechamento</text:span></text:span><text:span text:style-name="T163"> </text:span><text:span text:style-name="T196">(ou </text:span><text:span text:style-name="Strong_20_Emphasis"><text:span text:style-name="T196">fecho</text:span></text:span><text:span text:style-name="T196">) </text:span><text:span text:style-name="T163">de algum objeto matemático em relação a uma determinada propriedade é o menor objeto maior que possui </text:span><text:span text:style-name="T209">t</text:span><text:span text:style-name="T163">a</text:span><text:span text:style-name="T209">l</text:span><text:span text:style-name="T163"> propriedade. Normalmente “menor” e “maior” são considerados </text:span><text:span text:style-name="T52">em termos de</text:span><text:span text:style-name="T163"> subconjunto </text:span><text:span text:style-name="T52">e</text:span><text:span text:style-name="T163"> superconjunto, por isso estamos realmente olhando para a interseção de todos os objetos maiores com a propriedade, ou equivalentemente estamos à procura de um objeto que tem a propriedade e que é um subconjunto de todos os objetos maiores com a propriedade.</text:span></text:p>
      <text:p text:style-name="P90">Esta definição bastante abstrata pode ser tornada mais explícita para certos tipos de fechamentos de relações. O <text:span text:style-name="Strong_20_Emphasis">fecho reflexivo</text:span> de uma endor<text:span text:style-name="T197">r</text:span>elação <text:span text:style-name="Variable">R</text:span> é a menor super-relação de <text:span text:style-name="Variable">R</text:span> que é reflexiva; obtém-se adicionando (<text:span text:style-name="Variable">x</text:span>, <text:span text:style-name="Variable">x</text:span>) a <text:span text:style-name="Variable">R</text:span> para todos os <text:span text:style-name="Variable">x</text:span> no domínio de <text:span text:style-name="Variable">R</text:span>, <text:span text:style-name="T197">o </text:span>que podemos escrever como <text:span text:style-name="Variable">R</text:span><text:span text:style-name="T150">0 </text:span>∪ <text:span text:style-name="Variable">R</text:span>, onde <text:span text:style-name="Variable">R</text:span><text:span text:style-name="T150">0</text:span> é <text:span text:style-name="T53">simplesmente</text:span> a relação de identidade no domínio de <text:span text:style-name="Variable">R</text:span>. O <text:span text:style-name="Strong_20_Emphasis">fecho simétrico</text:span> é a menor super-relação simétrica de <text:span text:style-name="Variable">R</text:span>; obtém-se adicionando (<text:span text:style-name="Variable">y</text:span>, <text:span text:style-name="Variable">x</text:span>) a <text:span text:style-name="Variable">R</text:span> sempre que (<text:span text:style-name="Variable">x</text:span>, <text:span text:style-name="Variable">y</text:span>) está em <text:span text:style-name="Variable">R</text:span>. O <text:span text:style-name="Strong_20_Emphasis">fecho transitivo</text:span> é obtido adicionando (<text:span text:style-name="Variable">x</text:span>, <text:span text:style-name="Variable">z</text:span>) a <text:span text:style-name="Variable">R</text:span> sempre que (<text:span text:style-name="Variable">x</text:span>, <text:span text:style-name="Variable">y</text:span>) e (<text:span text:style-name="Variable">y</text:span>, <text:span text:style-name="Variable">z</text:span>) estão ambos em <text:span text:style-name="Variable">R</text:span> para algum <text:span text:style-name="Variable">y</text:span> – e continuando a fazê-lo até não restarem novos pares deste tipo<text:note text:id="ftn2" text:note-class="footnote"><text:note-citation>3</text:note-citation><text:note-body><text:p text:style-name="Footnote"><text:span text:style-name="T198">Note que pode ser necessário adicionar um número infinito de pares se o domínio de</text:span> <text:span text:style-name="Variable"><text:span text:style-name="T198">R</text:span></text:span><text:span text:style-name="T198"> não for finito.</text:span></text:p></text:note-body></text:note>. Também se pode tomar o fecho em relação a múltiplas propriedades, tais como o fecho <text:span text:style-name="T54">reflexivo</text:span>-simétrico-<text:span text:style-name="T54">transitivo</text:span> de <text:span text:style-name="Variable">R</text:span>, que será a menor relação de equivalência <text:span text:style-name="T54">tal</text:span> que quaisquer elementos que estejam relacionados por <text:span text:style-name="Variable">R</text:span> são equivalentes.</text:p>
      <text:p text:style-name="P91">Os fechamentos proporcionam uma forma de transformar coisas que ainda não são relações de equivalência ou ordens parciais em relações de equivalência e ordens parciais. Para relações de equivalência isto é fácil: pega-se o fecho <text:span text:style-name="T210">reflexivo-simétrico-</text:span>transitivo, e obtém-se uma relação transitiva, simétrica <text:span text:style-name="T199">e</text:span> reflexiva. Para ordens parciais é mais complicado: a antissimetria não é uma propriedade de fechamento (<text:span text:style-name="T199">pode </text:span><text:span text:style-name="T55">ser</text:span><text:span text:style-name="T199"> </text:span><text:span text:style-name="T55">im</text:span><text:span text:style-name="T199">possível tornar</text:span> assimétrico um <text:span text:style-name="Variable">R</text:span> não-assimétrico adicionando mais pares). Dada uma relação <text:span text:style-name="Variable">R</text:span> em algum conjunto <text:span text:style-name="Variable">S</text:span>, o melhor que podemos fazer é tomar o fecho transitivo-reflexivo R<text:span text:style-name="T150">∗</text:span> e esperar que <text:span text:style-name="T200">ele </text:span>seja antissimétrico. Se for, estamos <text:span text:style-name="T56">terminados</text:span>. Se não for, <text:span text:style-name="T200">não será possível encontrar uma relação de ordem parcial da qual </text:span><text:span text:style-name="Variable"><text:span text:style-name="T200">R</text:span></text:span><text:span text:style-name="T200"> seja subconjunto.</text:span></text:p>
      <text:h text:style-name="P55" text:outline-level="3">Exemplos</text:h>
      <text:list xml:id="list1453769231" text:style-name="L5">
        <text:list-item>
          <text:p text:style-name="P92"><text:span text:style-name="T201">Seja </text:span><text:span text:style-name="Variable"><text:span text:style-name="T201">R</text:span></text:span><text:span text:style-name="T201"> a endorrelação no conjunto das partes de </text:span><text:span text:style-name="T169">ℕ definida como </text:span><text:span text:style-name="Variable"><text:span text:style-name="T169">x</text:span></text:span><text:span text:style-name="T185"> </text:span><text:span text:style-name="Variable"><text:span text:style-name="T169">R</text:span></text:span><text:span text:style-name="T185"> </text:span><text:span text:style-name="Variable"><text:span text:style-name="T169">y</text:span></text:span><text:span text:style-name="T185"> se existir algum </text:span><text:span text:style-name="Variable">n</text:span><text:span text:style-name="T185"> ∉ </text:span><text:span text:style-name="Variable"><text:span text:style-name="T169">x</text:span></text:span><text:span text:style-name="T185"> tal que </text:span><text:span text:style-name="Variable"><text:span text:style-name="T169">y</text:span></text:span><text:span text:style-name="T185"> = </text:span><text:span text:style-name="Variable"><text:span text:style-name="T169">x</text:span></text:span><text:span text:style-name="T185"> ∪ {</text:span><text:span text:style-name="Variable"><text:span text:style-name="T169">n</text:span></text:span><text:span text:style-name="T185">}. O fech</text:span><text:span text:style-name="T183">o</text:span><text:span text:style-name="T185"> transitivo </text:span><text:span text:style-name="Variable"><text:span text:style-name="T169">R</text:span></text:span><text:span text:style-name="T128">1</text:span><text:span text:style-name="T185"> de R é a relação de subconjunto próprio ⊂, onde </text:span><text:span text:style-name="Variable"><text:span text:style-name="T169">x</text:span></text:span><text:span text:style-name="T185"> ⊂ </text:span><text:span text:style-name="Variable"><text:span text:style-name="T169">y</text:span></text:span><text:span text:style-name="T185"> se </text:span><text:span text:style-name="Variable"><text:span text:style-name="T169">x</text:span></text:span><text:span text:style-name="T185"> ⊆ </text:span><text:span text:style-name="Variable"><text:span text:style-name="T169">y</text:span></text:span><text:span text:style-name="T185"> mas </text:span><text:span text:style-name="Variable"><text:span text:style-name="T169">x</text:span></text:span><text:span text:style-name="T185"> ≠ </text:span><text:span text:style-name="Variable"><text:span text:style-name="T169">y</text:span></text:span><text:span text:style-name="T185">. O fecho reflexivo-transitivo </text:span><text:span text:style-name="Variable"><text:span text:style-name="T169">R</text:span></text:span><text:span text:style-name="T128">2</text:span><text:span text:style-name="T185"> de </text:span><text:span text:style-name="Variable"><text:span text:style-name="T169">R</text:span></text:span><text:span text:style-name="T185"> é simplesmente a relação usual de subconjunto ⊆. O fecho reflexivo-simétrico-transitivo </text:span><text:span text:style-name="Variable"><text:span text:style-name="T169">R</text:span></text:span><text:span text:style-name="T128">3</text:span><text:span text:style-name="T185"> de </text:span><text:span text:style-name="Variable"><text:span text:style-name="T169">R</text:span></text:span><text:span text:style-name="T185"> é a relação completa: </text:span><text:span text:style-name="Variable"><text:span text:style-name="T169">x</text:span></text:span><text:span text:style-name="T185"> </text:span><text:span text:style-name="Variable"><text:span text:style-name="T169">R</text:span></text:span><text:span text:style-name="T128">3</text:span><text:span text:style-name="T185"> </text:span><text:span text:style-name="Variable"><text:span text:style-name="T169">y</text:span></text:span><text:span text:style-name="T185"> para todo </text:span><text:span text:style-name="Variable"><text:span text:style-name="T169">x</text:span></text:span><text:span text:style-name="T185">, </text:span><text:span text:style-name="Variable"><text:span text:style-name="T169">y</text:span></text:span><text:span text:style-name="T185"> ∈ ℙ(ℕ). Neste caso, o fecho reflexivo-simétrico-transitivo não é muito interessante.</text:span></text:p>
        </text:list-item>
        <text:list-item>
          <text:p text:style-name="P94"><text:span text:style-name="T185">S</text:span><text:span text:style-name="T184">eja </text:span><text:span text:style-name="Variable"><text:span text:style-name="T66">R</text:span></text:span><text:span text:style-name="T184"> a endorrelação em <text:s/></text:span><text:span text:style-name="T185">ℕ </text:span><text:span text:style-name="T184">definida por </text:span><text:span text:style-name="Variable"><text:span text:style-name="T66">x</text:span></text:span><text:span text:style-name="T184"> </text:span><text:span text:style-name="Variable"><text:span text:style-name="T66">R</text:span></text:span><text:span text:style-name="T184"> </text:span><text:span text:style-name="Variable"><text:span text:style-name="T66">y</text:span></text:span><text:span text:style-name="T184"> se </text:span><text:span text:style-name="Variable"><text:span text:style-name="T66">x</text:span></text:span><text:span text:style-name="T184"> = 2</text:span><text:span text:style-name="Variable"><text:span text:style-name="T66">y</text:span></text:span><text:span text:style-name="T184">. Então o fecho reflexivo-transitivo </text:span><text:span text:style-name="Variable"><text:span text:style-name="T66">R</text:span></text:span><text:span text:style-name="T127">1</text:span><text:span text:style-name="T184"> da relação é dado por </text:span><text:span text:style-name="Variable"><text:span text:style-name="T66">x</text:span></text:span><text:span text:style-name="T184"> </text:span><text:span text:style-name="Variable"><text:span text:style-name="T66">R</text:span></text:span><text:span text:style-name="T127">1</text:span><text:span text:style-name="T184"> </text:span><text:span text:style-name="Variable"><text:span text:style-name="T66">y</text:span></text:span><text:span text:style-name="T184"> se </text:span><text:span text:style-name="Variable"><text:span text:style-name="T66">x</text:span></text:span><text:span text:style-name="T184"> = 2</text:span><text:span text:style-name="Variable"><text:span text:style-name="T152">n</text:span></text:span><text:span text:style-name="Variable"><text:span text:style-name="T66">y</text:span></text:span><text:span text:style-name="T184"> para algum </text:span><text:span text:style-name="Variable"><text:span text:style-name="T66">n</text:span></text:span><text:span text:style-name="T184"> ∈ <text:s/></text:span><text:span text:style-name="T185">ℕ, </text:span><text:span text:style-name="T184">e o fecho reflexivo-simétrico-transitivo é a relação dada por </text:span><text:span text:style-name="Variable"><text:span text:style-name="T66">x</text:span></text:span><text:span text:style-name="T184"> ∼ </text:span><text:span text:style-name="Variable"><text:span text:style-name="T66">y</text:span></text:span><text:span text:style-name="T184"> se </text:span><text:span text:style-name="Variable"><text:span text:style-name="T66">x</text:span></text:span><text:span text:style-name="T184"> = 2</text:span><text:span text:style-name="Variable"><text:span text:style-name="T152">n</text:span></text:span><text:span text:style-name="Variable"><text:span text:style-name="T66">y</text:span></text:span><text:span text:style-name="T184"> ou </text:span><text:span text:style-name="Variable"><text:span text:style-name="T66">y</text:span></text:span><text:span text:style-name="T184"> = 2</text:span><text:span text:style-name="Variable"><text:span text:style-name="T152">n</text:span></text:span><text:span text:style-name="Variable"><text:span text:style-name="T66">x</text:span></text:span><text:span text:style-name="T184"> para algum </text:span><text:span text:style-name="Variable"><text:span text:style-name="T66">n</text:span></text:span><text:span text:style-name="T184"> ∈ <text:s/></text:span><text:span text:style-name="T185">ℕ. </text:span><text:span text:style-name="T184">Note que nem todo </text:span><text:span text:style-name="Variable"><text:span text:style-name="T66">x</text:span></text:span><text:span text:style-name="T184"> ∼ </text:span><text:span text:style-name="Variable"><text:span text:style-name="T66">y</text:span></text:span><text:span text:style-name="T184">, por exemplo 3 </text:span><text:span text:style-name="T211">∼</text:span><text:span text:style-name="T184"> 5, porque não há como transformar 3 em 5 multiplicando ou dividindo por 2.</text:span></text:p>
        </text:list-item>
        <text:list-item>
          <text:p text:style-name="P95"><text:soft-page-break/><text:span text:style-name="T184">Voltemos a nossa relação</text:span></text:p>
          <text:p text:style-name="P96"><text:span text:style-name="T184">(Ronaldo, Helena)<text:line-break/>(Ronaldo, Ronaldo)<text:line-break/>(Helena, Helena)<text:line-break/>(Heitor, Heitor)<text:line-break/>(Helena, Heitor)<text:line-break/>(Heitor, Helena) .</text:span></text:p>
          <text:p text:style-name="P93"><text:span text:style-name="T202">O fecho </text:span><text:span text:style-name="T57">reflexivo</text:span><text:span text:style-name="T202"> desta relação é ela própria, </text:span><text:span text:style-name="T57">uma vez</text:span><text:span text:style-name="T202"> que ela já é reflexiva. Para obtermos o fecho simétrico, </text:span><text:span text:style-name="T203">ainda falta acrescentarmos o par (Helena, Ronaldo), uma vez que temos (Ronaldo, Helena).</text:span></text:p>
          <text:p text:style-name="P97"><text:span text:style-name="T184">(Ronaldo, Helena)<text:line-break/>(Ronaldo, Ronaldo)<text:line-break/>(Helena, Helena)<text:line-break/>(Heitor, Heitor)<text:line-break/>(Helena, Heitor)<text:line-break/>(Heitor, Helena)<text:line-break/></text:span><text:span text:style-name="T187">(Helena, Ronaldo)</text:span></text:p>
          <text:p text:style-name="P93"><text:span text:style-name="T58">Nossa relação</text:span><text:span text:style-name="T57"> não é transitiva, precisamos acrescentar o par (Ronaldo, Heitor), pois temos (Ronaldo, Helena) e (Helena, Heitor)</text:span><text:span text:style-name="T202">:</text:span></text:p>
          <text:p text:style-name="P97"><text:span text:style-name="T184">(Ronaldo, Helena)<text:line-break/>(Ronaldo, Ronaldo)<text:line-break/>(Helena, Helena)<text:line-break/>(Heitor, Heitor)<text:line-break/>(Helena, Heitor)<text:line-break/>(Heitor, Helena)<text:line-break/></text:span><text:span text:style-name="T187">(Helena, Ronaldo)</text:span><text:span text:style-name="T184"><text:line-break/>(Ronaldo, Heitor)</text:span></text:p>
          <text:p text:style-name="P93"><text:span text:style-name="T58">Note que a adição de (Ronaldo, Heitor) exige agora a adição de um novo par, para obtermos a transitividade: o par (Heitor, Ronaldo)</text:span><text:span text:style-name="T202">. </text:span><text:span text:style-name="T203">Isso ocorre porque temos (Heitor, Helena) e (Helena, Ronaldo). Finalmente adicionamos esse par:</text:span></text:p>
          <text:p text:style-name="P88"><text:span text:style-name="T202"><text:s/></text:span><text:span text:style-name="T186">(Ronaldo, Helena)<text:line-break/>(Ronaldo, Ronaldo)<text:line-break/>(Helena, Helena)<text:line-break/>(Heitor, Heitor)<text:line-break/>(Helena, Heitor)<text:line-break/>(Heitor, Helena)<text:line-break/></text:span><text:span text:style-name="T187">(Helena, Ronaldo)</text:span><text:span text:style-name="T186"><text:line-break/>(Ronaldo, Heitor)<text:line-break/></text:span><text:span text:style-name="T187">(Heitor, Ronaldo)</text:span></text:p>
          <text:p text:style-name="Text_20_body">Agora nossa relação é reflexiva, simétrica e transitiva. Na verdade, obtivemos todo o produto cartesiano do nosso conjunto de amigos com ele próprio. Note que o produto cartesiano inteiro é sempre reflexivo, simétrico e transitivo (reflita porquê), mas nem sempre o fecho reflexivo-simétrico-transitivo resulta no produto cartesiano inteiro, <text:span text:style-name="T204">como vimos no exemplo anterior.</text:span></text:p>
        </text:list-item>
      </text:list>
      <text:h text:style-name="P49" text:outline-level="1"><text:soft-page-break/>Propriedades de Funções</text:h>
      <text:p text:style-name="P15">Assim como com as relações, existem certas propriedades simples que algumas (não todas) funções têm, e é útil raciocinar sobre elas. Uma função pode ser:</text:p>
      <text:list xml:id="list1521577304" text:style-name="L2">
        <text:list-item>
          <text:p text:style-name="P72"><text:span text:style-name="Strong_20_Emphasis"><text:span text:style-name="T109">Injetiva</text:span></text:span><text:span text:style-name="T109"> (ou Injetora). Uma função </text:span><text:span text:style-name="Emphasis"><text:span text:style-name="T109">injetiva</text:span></text:span><text:span text:style-name="T109"> não é </text:span><text:span text:style-name="T20">somente</text:span><text:span text:style-name="T109"> uma função, mas também quase uma espécie de “função ao contrário”: ou seja, não só não mapeia nenhum </text:span><text:span text:style-name="Variable"><text:span text:style-name="T109">x</text:span></text:span><text:span text:style-name="T109"> para dois </text:span><text:span text:style-name="Variable"><text:span text:style-name="T109">y</text:span></text:span><text:span text:style-name="T109"> diferentes (o que é o caso de todas as funções), como também não mapeia dois </text:span><text:span text:style-name="Variable"><text:span text:style-name="T109">x</text:span></text:span><text:span text:style-name="T109"> diferentes para o mesmo </text:span><text:span text:style-name="Variable"><text:span text:style-name="T109">y</text:span></text:span><text:span text:style-name="T109">. Em termos gráficos, passaria num “teste de linha horizontal” além do vertical. Note-se que isto não pode acontecer se o domínio for maior do que o codomínio (como com os </text:span><text:span text:style-name="T20">amigos</text:span><text:span text:style-name="T109"> e </text:span><text:span text:style-name="T20">drinques</text:span><text:span text:style-name="T109">), uma vez que não há valores </text:span><text:span text:style-name="Variable"><text:span text:style-name="T109">y</text:span></text:span><text:span text:style-name="T109"> suficientes para acomodar todos os valores </text:span><text:span text:style-name="Variable"><text:span text:style-name="T109">x</text:span></text:span><text:span text:style-name="T109"> de forma única. Portanto, não há função injetiva entre </text:span><text:span text:style-name="T20">os nossos</text:span><text:span text:style-name="T109"> amigos e </text:span><text:span text:style-name="T20">seus drinques</text:span><text:span text:style-name="T109"> </text:span><text:span text:style-name="T20">que possa</text:span><text:span text:style-name="T109"> ser encontrada, por mais que tentemos.</text:span></text:p>
          <text:p text:style-name="P73"><text:span text:style-name="T110">Suponha que numa empresa, cada funcionário tenha seu próprio número de ramal telefônico. </text:span>A função <text:span text:style-name="Teletipo_20_não_20_hifenizável">phoneExtension</text:span> – com funcionários como domínio e números de quatro dígitos como codomínio – é um exemplo de uma função inje<text:span text:style-name="T22">tora</text:span>. Um mapeamento desta função seria “<text:span text:style-name="Teletipo_20_não_20_hifenizável">phoneExtension</text:span>(S<text:span text:style-name="T22">ílvia</text:span>) = 1317”, indicando que S<text:span text:style-name="T22">ílvia</text:span> pode ser <text:span text:style-name="T22">contactada</text:span> <text:span text:style-name="T22">no ramal </text:span>1317. Algu<text:span text:style-name="T22">ns</text:span> d<text:span text:style-name="T22">os</text:span> <text:span text:style-name="T22">ramais</text:span> disponíveis podem não ser<text:span text:style-name="T110"> </text:span>utilizad<text:span text:style-name="T22">o</text:span>s <text:span text:style-name="T110">no momento</text:span>, mas cada funcionário tem um (e apenas um) <text:span text:style-name="T110">ramal, o </text:span>que a torna uma função. Mas como não há dois funcionários com <text:span text:style-name="T22">o mesmo ramal</text:span>, <text:span text:style-name="T111">trata-se </text:span>também <text:span text:style-name="T111">de </text:span>uma função injet<text:span text:style-name="T22">ora</text:span>.</text:p>
        </text:list-item>
        <text:list-item>
          <text:p text:style-name="P74"><text:span text:style-name="Strong_20_Emphasis"><text:span text:style-name="T111">Sobrejetiva</text:span></text:span><text:span text:style-name="T111"> (ou Sobrejetora). Uma função </text:span><text:span text:style-name="Emphasis"><text:span text:style-name="T111">sobrejetiva</text:span></text:span><text:span text:style-name="T111"> é aquela que atinge todos os elementos do seu codomínio: algum </text:span><text:span text:style-name="Variable"><text:span text:style-name="T111">x</text:span></text:span><text:span text:style-name="T111"> de fato alcança cada </text:span><text:span text:style-name="Variable"><text:span text:style-name="T111">y</text:span></text:span><text:span text:style-name="T111">. Outra forma de dizer isto é: para uma função sobreje</text:span><text:span text:style-name="T23">tora</text:span><text:span text:style-name="T111">, </text:span><text:span text:style-name="T23">a imagem da função</text:span><text:span text:style-name="T111"> é igual à totalidade do codomínio. Pode-se ver que isto é impossível se o domínio for menor do que o codomínio, uma vez que não haveria valores </text:span><text:span text:style-name="Variable"><text:span text:style-name="T111">x</text:span></text:span><text:span text:style-name="T111"> suficientes para atingir todos os valores </text:span><text:span text:style-name="Variable"><text:span text:style-name="T111">y </text:span></text:span><text:span text:style-name="T111">(lembre-se de que, numa função, cada </text:span><text:span text:style-name="Variable"><text:span text:style-name="T111">x</text:span></text:span><text:span text:style-name="T111"> alcança exatamente um </text:span><text:span text:style-name="Variable"><text:span text:style-name="T111">y</text:span></text:span><text:span text:style-name="T111">). Se acrescentássemos </text:span><text:span text:style-name="T23">Margarita</text:span><text:span text:style-name="T111"> e </text:span><text:span text:style-name="T23">Mojito</text:span><text:span text:style-name="T111"> ao nosso conjunto </text:span><text:span text:style-name="Variable"><text:span text:style-name="T111">Y</text:span></text:span><text:span text:style-name="T111">, eliminaríamos assim a possibilidade de quaisquer funções sobrejetivas de </text:span><text:span text:style-name="Variable"><text:span text:style-name="T111">X</text:span></text:span><text:span text:style-name="T111"> </text:span><text:span text:style-name="T112">par</text:span><text:span text:style-name="T111">a </text:span><text:span text:style-name="Variable"><text:span text:style-name="T111">Y</text:span></text:span><text:span text:style-name="T111"> (a menos que também acrescentássemos </text:span><text:span text:style-name="T24">pessoas</text:span><text:span text:style-name="T111">, é claro).</text:span></text:p>
          <text:p text:style-name="P75">A função <text:span text:style-name="Teletipo_20_não_20_hifenizável">worksIn</text:span> – com empregados como domínio e departamentos como codomínio – é um exemplo de uma função s<text:span text:style-name="T25">obrejetiva</text:span>. Um mapeamento desta função seria “<text:span text:style-name="Teletipo_20_não_20_hifenizável">worksIn</text:span>(<text:span text:style-name="T25">C</text:span>id) = Marketing”, indicando que o <text:span text:style-name="T25">C</text:span>id trabalha no departamento de Marketing. Cada empregado trabalha para um departamento, o que <text:span text:style-name="T113">a</text:span> torna uma função. Mas pelo menos um funcionário trabalha em cada departamento (ou seja, não há departamentos vazios sem pessoas neles), o que <text:span text:style-name="T113">a</text:span> torna sobrejet<text:span text:style-name="T25">ora</text:span>.</text:p>
        </text:list-item>
        <text:list-item>
          <text:p text:style-name="P76"><text:span text:style-name="Strong_20_Emphasis"><text:span text:style-name="T114">Bijetiva</text:span></text:span><text:span text:style-name="T114"> (ou Bijetora). Finalmente, uma função bijetiva é simplesmente uma função injetiva e s</text:span><text:span text:style-name="T26">obrejetiva</text:span><text:span text:style-name="T114">. Com uma função injetiva, cada </text:span><text:span text:style-name="Variable"><text:span text:style-name="T114">y</text:span></text:span><text:span text:style-name="T114"> é mapeado por no máximo um </text:span><text:span text:style-name="Variable"><text:span text:style-name="T114">x</text:span></text:span><text:span text:style-name="T114">; com uma função sobrejetiva, cada </text:span><text:span text:style-name="Emphasis"><text:span text:style-name="T114">y</text:span></text:span><text:span text:style-name="T114"> é mapeado por pelo menos um </text:span><text:span text:style-name="Variable"><text:span text:style-name="T114">x</text:span></text:span><text:span text:style-name="T114">; assim, com uma função bijetiva, cada </text:span><text:span text:style-name="Variable"><text:span text:style-name="T114">y</text:span></text:span><text:span text:style-name="T114"> é mapeado por exatamente um </text:span><text:span text:style-name="Variable"><text:span text:style-name="T114">x</text:span></text:span><text:span text:style-name="T114">.</text:span></text:p>
          <text:p text:style-name="P76">Naturalmente, o domínio e o codomínio devem ter a mesma cardinalidade para que isto seja possível.</text:p>
          <text:p text:style-name="P76"><text:soft-page-break/>A função <text:span text:style-name="Teletipo_20_não_20_hifenizável">employeeNumber</text:span> – com funcionários como domínio e números de <text:span text:style-name="T115">matrícula dos </text:span>funcionários como codomínio – é uma função bijetiva. Cada <text:span text:style-name="T26">funcionário</text:span> tem um número de <text:span text:style-name="T26">matrícula</text:span>, e cada número de <text:span text:style-name="T26">matrícula</text:span> <text:span text:style-name="T26">se refere a</text:span> exatamente um <text:span text:style-name="T26">funcionário</text:span>. Como corolário disto, há <text:span text:style-name="T26">a</text:span> mesm<text:span text:style-name="T26">a</text:span> <text:span text:style-name="T26">quantidade</text:span> de <text:span text:style-name="T26">funcionários</text:span> <text:span text:style-name="T115">do </text:span>que <text:span text:style-name="T26">de</text:span> números de <text:span text:style-name="T26">matrícula</text:span>.</text:p>
          <text:p text:style-name="P77"><text:span text:style-name="T147">Toda bijeção </text:span><text:span text:style-name="T148">f</text:span> <text:span text:style-name="T147">possui uma função inversa </text:span><text:span text:style-name="T148">f</text:span><text:span text:style-name="T150">−1</text:span>; <text:span text:style-name="T42">esta função é definida como</text:span> <text:span text:style-name="T148">f</text:span><text:span text:style-name="T150">−1</text:span><text:span text:style-name="T153"> </text:span><text:span text:style-name="T154">= </text:span>{(<text:span text:style-name="Variable">y</text:span>, <text:span text:style-name="Variable">x</text:span>) | (<text:span text:style-name="Variable">x</text:span>, <text:span text:style-name="Variable">y</text:span>) ∈ <text:span text:style-name="Variable">f</text:span>}. <text:span text:style-name="T157">A propósito, enquanto que apenas funções bijetoras possuem inversa, no caso de relações, toda relação </text:span><text:span text:style-name="T149">R</text:span><text:span text:style-name="T158"> possui</text:span><text:span text:style-name="T157"> uma relação inversa, definida como </text:span><text:span text:style-name="T149">R</text:span><text:span text:style-name="T151">−1</text:span><text:span text:style-name="T155"> </text:span><text:span text:style-name="T154">= </text:span><text:span text:style-name="T157">{(</text:span><text:span text:style-name="Variable"><text:span text:style-name="T157">y</text:span></text:span><text:span text:style-name="T157">, </text:span><text:span text:style-name="Variable"><text:span text:style-name="T157">x</text:span></text:span><text:span text:style-name="T157">) | (</text:span><text:span text:style-name="Variable"><text:span text:style-name="T157">x</text:span></text:span><text:span text:style-name="T157">, </text:span><text:span text:style-name="Variable"><text:span text:style-name="T157">y</text:span></text:span><text:span text:style-name="T157">) ∈ </text:span><text:span text:style-name="Variable"><text:span text:style-name="T157">R</text:span></text:span><text:span text:style-name="T157">} </text:span><text:span text:style-name="T163">(reflita sobre </text:span><text:span text:style-name="T44">o porquê disso ocorrer</text:span><text:span text:style-name="T163">!)</text:span><text:span text:style-name="T157">.</text:span></text:p>
        </text:list-item>
      </text:list>
      <text:p text:style-name="P16">Finalmente, alguns exemplos definidos em termos de extensão. Com <text:span text:style-name="Variable">X</text:span> = { Helena, Ronaldo, Heitor } e Y = { Caipirinha, Cuba Libre }, considere a função <text:span text:style-name="Variable">f</text:span><text:span text:style-name="T116">1</text:span>:</text:p>
      <text:p text:style-name="P4"><text:span text:style-name="Variable">f</text:span><text:span text:style-name="T116">1</text:span>(Helena) = Cuba Libre<text:line-break/><text:span text:style-name="Variable">f</text:span><text:span text:style-name="T116">1</text:span>(Ronaldo) = Cuba Libre<text:line-break/><text:span text:style-name="Variable">f</text:span><text:span text:style-name="T116">1</text:span>(Heitor) = Cuba Libre</text:p>
      <text:p text:style-name="P17">A <text:span text:style-name="Variable">f</text:span><text:span text:style-name="T116">1</text:span> é injetiva? Não, visto que mais do que um<text:span text:style-name="T134">a</text:span> <text:span text:style-name="T27">pessoa</text:span> (tod<text:span text:style-name="T27">a</text:span>s el<text:span text:style-name="T27">a</text:span>s, <text:span text:style-name="T27">na verdade</text:span>) mapeia para Cuba Libre. É sobrejetiv<text:span text:style-name="T27">a</text:span>? Não, uma vez que nenhum<text:span text:style-name="T134">a</text:span> <text:span text:style-name="T27">pessoa</text:span> mapeia para Caipirinha. É bijetiv<text:span text:style-name="T27">a</text:span>? Não, <text:span text:style-name="T27">ora</text:span>, uma vez que para ser bijetiv<text:span text:style-name="T27">a</text:span> <text:span text:style-name="T27">tem que</text:span> ser simultaneamente injetiv<text:span text:style-name="T27">a</text:span> e s<text:span text:style-name="T27">obrejetiva</text:span>.</text:p>
      <text:p text:style-name="P17">Agora para <text:span text:style-name="Variable">f</text:span><text:span text:style-name="T117">2</text:span>, mude Ronaldo para mapear para Caipirinha em vez disso:</text:p>
      <text:p text:style-name="P5"><text:span text:style-name="Variable">f</text:span><text:span text:style-name="T117">2</text:span>(Helena) = Cuba Libre<text:line-break/><text:span text:style-name="Variable">f</text:span><text:span text:style-name="T117">2</text:span>(Ronaldo) = Caipirinha<text:line-break/><text:span text:style-name="Variable">f</text:span><text:span text:style-name="T117">2</text:span>(Heitor) = Cuba Libre</text:p>
      <text:p text:style-name="P17"><text:span text:style-name="T134">A </text:span><text:span text:style-name="Variable"><text:span text:style-name="T134">f</text:span></text:span><text:span text:style-name="T117">2</text:span><text:span text:style-name="T134"> é injetiva? Ainda não, uma vez que mais do que um</text:span><text:span text:style-name="T135">a</text:span><text:span text:style-name="T134"> </text:span><text:span text:style-name="T28">pessoa</text:span><text:span text:style-name="T134"> mapeia para Cuba Libre. (E claro que nenhuma função entre estes dois conjuntos pode ser injetiva, uma vez que não há nomes de </text:span><text:span text:style-name="T27">drinques</text:span><text:span text:style-name="T134"> suficientes para cada </text:span><text:span text:style-name="T28">pessoa</text:span><text:span text:style-name="T134"> ter o seu próprio diferente). Mas será s</text:span><text:span text:style-name="T27">obrejetora</text:span><text:span text:style-name="T134">? Sim, é agora </text:span><text:span text:style-name="T27">sobrejetora</text:span><text:span text:style-name="T134">, uma vez que cada </text:span><text:span text:style-name="T27">drinque</text:span><text:span text:style-name="T134"> tem pelo menos uma </text:span><text:span text:style-name="T27">pessoa</text:span><text:span text:style-name="T134"> mapead</text:span><text:span text:style-name="T27">a</text:span><text:span text:style-name="T134"> para ele. (Ainda não é bijetiv</text:span><text:span text:style-name="T27">a</text:span><text:span text:style-name="T134">, por razões óbvias).</text:span></text:p>
      <text:p text:style-name="P18">Agora vamos adicionar Margarita e Mojito ao nosso conjunto de bebidas <text:span text:style-name="Variable">Y</text:span>, de modo que agora tenha quatro elementos: { Caipirinha, Cuba Libre, Margarita, Mojito }. Consideremos a função <text:span text:style-name="Variable">f</text:span><text:span text:style-name="T118">3</text:span>:</text:p>
      <text:p text:style-name="P6"><text:span text:style-name="Variable">f</text:span><text:span text:style-name="T119">3</text:span>(Helena) = Margarita<text:line-break/><text:span text:style-name="Variable">f</text:span><text:span text:style-name="T119">3</text:span>(Ronaldo) = Margarita<text:line-break/><text:span text:style-name="Variable">f</text:span><text:span text:style-name="T119">3</text:span>(Heitor) = Cuba Libre</text:p>
      <text:p text:style-name="P19">A <text:span text:style-name="Variable">f</text:span><text:span text:style-name="T119">3</text:span> é injetiva? Não, uma vez que mais do que uma pessoa mapeia para Margarita. É sobrejetiv<text:span text:style-name="T29">a</text:span>? Não, uma vez que nenhuma pessoa mapeia para Caipirinha ou Mojito. (E, claro, nenhuma função entre estes dois conjuntos pode ser sobrejetiva, uma vez que não há pessoas suficientes para cada bebida ter uma). E, claro, não é bijetiv<text:span text:style-name="T29">a</text:span>.</text:p>
      <text:p text:style-name="P20">Agora para <text:span text:style-name="Variable">f</text:span><text:span text:style-name="T120">4</text:span><text:span text:style-name="T119"> </text:span>, mude Ronaldo para mapear para Caipirinha em vez disso:</text:p>
      <text:p text:style-name="P7"><text:soft-page-break/><text:span text:style-name="Variable">f</text:span><text:span text:style-name="T120">4</text:span><text:span text:style-name="T119"> </text:span>(Helena) = Margarita<text:line-break/><text:span text:style-name="Variable">f</text:span><text:span text:style-name="T120">4</text:span>(Ronaldo) = Caipirinha<text:line-break/><text:span text:style-name="Variable">f</text:span><text:span text:style-name="T120">4</text:span>(Heitor) = Cuba Libre</text:p>
      <text:p text:style-name="Text_20_body">Ainda não é s<text:span text:style-name="T30">obrejetiva</text:span>, claro, mas agora é injetiv<text:span text:style-name="T30">a</text:span>, já que nenhuma bebida tem mais do que uma pessoa. (Ainda não é bijetiv<text:span text:style-name="T30">a</text:span>, é claro).</text:p>
      <text:p text:style-name="P21">Finalmente, vamos adicionar mais uma pessoa (Nélson) <text:span text:style-name="T31">ao</text:span> <text:span text:style-name="T31">grupo</text:span> para mais dois exemplos. <text:span text:style-name="T31">S</text:span>eja <text:span text:style-name="Variable">f</text:span><text:span text:style-name="T121">5</text:span>:</text:p>
      <text:p text:style-name="P8"><text:span text:style-name="Variable">f</text:span><text:span text:style-name="T121">5 </text:span>(Helena) = Mojito<text:line-break/><text:span text:style-name="Variable">f</text:span><text:span text:style-name="T121">5 </text:span>(Ronaldo) = Caipirinha<text:line-break/><text:span text:style-name="Variable">f</text:span><text:span text:style-name="T121">5 </text:span>(Heitor) = Cuba Libre<text:line-break/><text:span text:style-name="Variable">f</text:span><text:span text:style-name="T121">5 </text:span>(Nélson) = Caipirinha</text:p>
      <text:p text:style-name="P21">A <text:span text:style-name="Variable">f</text:span><text:span text:style-name="T121">5</text:span> é injetiva? Não, visto que a Caipirinha tem duas pessoas <text:span text:style-name="T136">mapeadas para ela</text:span>. É sobrejetiv<text:span text:style-name="T136">a</text:span>? Não, uma vez que Margarita não tem nenhuma. <text:span text:style-name="T31">Derrotada</text:span> em todos os aspectos. No entanto, uma pequena mudança e tudo se encaixa no lugar:</text:p>
      <text:p text:style-name="P9"><text:span text:style-name="Variable">f</text:span><text:span text:style-name="T122">6</text:span><text:span text:style-name="T121"> </text:span>(Helena) = Mojito<text:line-break/><text:span text:style-name="Variable">f</text:span><text:span text:style-name="T122">6</text:span><text:span text:style-name="T121"> </text:span>(Ronaldo) = Margarita<text:line-break/><text:span text:style-name="Variable">f</text:span><text:span text:style-name="T122">6</text:span><text:span text:style-name="T121"> </text:span>(Heitor) = Cuba Libre<text:line-break/><text:span text:style-name="Variable">f</text:span><text:span text:style-name="T122">6</text:span><text:span text:style-name="T121"> </text:span>(Nélson) = Caipirinha</text:p>
      <text:p text:style-name="P22">Esta última função é injetiva, sobrejetiva, bijetiva? Sim para as três <text:span text:style-name="T137">propriedades</text:span>! Cada pessoa recebe a sua própria bebida <text:span text:style-name="T137">exclusiva</text:span>, cada bebida <text:span text:style-name="T32">tem</text:span> a sua própria pessoa, e nenhuma bebida (ou pessoas) é deixada de fora. Que excitante. Esta é uma função perfeitamente bijetiva, também chamada bijeção. Mais uma vez, a única forma de obter uma bijeção é que o domínio e o codomínio tenham o mesmo tamanho (embora isso por si só não garanta uma bijeção; veja <text:span text:style-name="Variable">f</text:span><text:span text:style-name="T121">5</text:span>, acima). Observe também que, se tiverem o mesmo tamanho, então a injetividade e a sobrejetividade andam de mãos dadas. Se violar uma, está obrigado a violar a outra. Mantenha uma, e é obrigado a manter a outra. Há uma elegância bonita, agradável e simétrica nesta ideia toda.</text:p>
      <text:h text:style-name="P50" text:outline-level="1">Exercícios</text:h>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4">1.</text:p>
          </table:table-cell>
          <table:table-cell table:style-name="Tabela1.A1" office:value-type="string">
            <text:p text:style-name="P25"><text:span text:style-name="T33">Seja </text:span><text:span text:style-name="Variable"><text:span text:style-name="T33">T</text:span></text:span><text:span text:style-name="T33"> o conjunto { Spock, Kirk, McCoy, Scotty, Uhura }</text:span><text:span text:style-name="T139">? </text:span><text:span text:style-name="T138">Seja </text:span><text:span text:style-name="Variable"><text:span text:style-name="T138">O</text:span></text:span><text:span text:style-name="T138"> uma endorrelação em </text:span><text:span text:style-name="Variable"><text:span text:style-name="T138">T</text:span></text:span><text:span text:style-name="T138">, definida como: <text:s/>{ (Kirk, Scotty), </text:span>(Spock, Scotty), (Kirk, Spock), (Scotty, Spock) }. <text:span text:style-name="Variable"><text:span text:style-name="T138">T</text:span></text:span><text:span text:style-name="T138"> é reflexiva?</text:span></text:p>
          </table:table-cell>
          <table:table-cell table:style-name="Tabela1.C1" office:value-type="string">
            <text:p text:style-name="P32">Não, uma vez que não tem nenhum dos elementos de <text:span text:style-name="Variable">T</text:span> que apareçam com eles próprios.</text:p>
          </table:table-cell>
        </table:table-row>
        <table:table-row table:style-name="TableLine2496659696128">
          <table:table-cell table:style-name="Tabela1.A2" office:value-type="string">
            <text:p text:style-name="P24">2.</text:p>
          </table:table-cell>
          <table:table-cell table:style-name="Tabela1.A2" office:value-type="string">
            <text:p text:style-name="P33"><text:span text:style-name="Variable">T</text:span> é simétrica?</text:p>
          </table:table-cell>
          <table:table-cell table:style-name="Tabela1.C2" office:value-type="string">
            <text:p text:style-name="P34">Não, pois ela contém <text:span text:style-name="T138">(Kirk, Scotty) </text:span>mas não <text:span text:style-name="T138">(Scotty, Kirk).</text:span></text:p>
          </table:table-cell>
        </table:table-row>
        <table:table-row table:style-name="TableLine2496659687680">
          <table:table-cell table:style-name="Tabela1.A2" office:value-type="string">
            <text:p text:style-name="P34">3.</text:p>
          </table:table-cell>
          <table:table-cell table:style-name="Tabela1.A2" office:value-type="string">
            <text:p text:style-name="P34"><text:span text:style-name="Variable">T</text:span> é antissimétrica?</text:p>
          </table:table-cell>
          <table:table-cell table:style-name="Tabela1.C2" office:value-type="string">
            <text:p text:style-name="P35">Não, pois ela contém (Spock, Scotty) e também (Scotty, Spock).</text:p>
          </table:table-cell>
        </table:table-row>
        <table:table-row table:style-name="TableLine2496659691264">
          <table:table-cell table:style-name="Tabela1.A2" office:value-type="string">
            <text:p text:style-name="P35">4.</text:p>
          </table:table-cell>
          <table:table-cell table:style-name="Tabela1.A2" office:value-type="string">
            <text:p text:style-name="P35"><text:span text:style-name="Variable">T</text:span> é transitiva?</text:p>
          </table:table-cell>
          <table:table-cell table:style-name="Tabela1.C2" office:value-type="string">
            <text:p text:style-name="P35">Sim, já que para cada (<text:span text:style-name="Variable">x</text:span>, <text:span text:style-name="Variable">y</text:span>) e (<text:span text:style-name="Variable">y</text:span>, <text:span text:style-name="Variable">z</text:span>) presente, o (<text:span text:style-name="Variable">x</text:span>, <text:span text:style-name="Variable">z</text:span>) correspondente está também presente. (O único exemplo que se encaixa aqui é <text:span text:style-name="Variable">x </text:span>= Kirk, <text:span text:style-name="Variable">y </text:span>= Spock, <text:span text:style-name="Variable">z </text:span>= Scotty, e o par ordenado necessário <text:soft-page-break/>está de fato presente).</text:p>
          </table:table-cell>
        </table:table-row>
        <table:table-row table:style-name="TableLine2496659700224">
          <table:table-cell table:style-name="Tabela1.A2" office:value-type="string">
            <text:p text:style-name="P36">5.</text:p>
          </table:table-cell>
          <table:table-cell table:style-name="Tabela1.A2" office:value-type="string">
            <text:p text:style-name="P63">Seja <text:span text:style-name="Variable">H</text:span> uma endorrelação em <text:span text:style-name="Variable">T</text:span>, definida como: <text:span text:style-name="T140">{ (Kirk, Kirk), (Spock, Spock), (Uhura, Scotty), (Scotty, Uhura), (Spock, McCoy), (McCoy, Spock), (Scotty, Scotty), (Uhura, Uhura) }.</text:span></text:p>
            <text:p text:style-name="P63"><text:span text:style-name="Variable">H</text:span> é reflexiva?</text:p>
          </table:table-cell>
          <table:table-cell table:style-name="Tabela1.C2" office:value-type="string">
            <text:p text:style-name="P64">Não, pois está faltando o par <text:span text:style-name="T140">(McCoy, McCoy)</text:span></text:p>
          </table:table-cell>
        </table:table-row>
        <table:table-row table:style-name="TableLine2496659689984">
          <table:table-cell table:style-name="Tabela1.A2" office:value-type="string">
            <text:p text:style-name="P37">6.</text:p>
          </table:table-cell>
          <table:table-cell table:style-name="Tabela1.A2" office:value-type="string">
            <text:p text:style-name="P37"><text:span text:style-name="Variable">H</text:span> é simétrica?</text:p>
          </table:table-cell>
          <table:table-cell table:style-name="Tabela1.C2" office:value-type="string">
            <text:p text:style-name="P35">Sim, uma vez que para cada (<text:span text:style-name="Variable">x</text:span>, <text:span text:style-name="Variable">y</text:span>) que contém, o (<text:span text:style-name="Variable">y</text:span>, <text:span text:style-name="Variable">x</text:span>) correspondente também está presente.</text:p>
          </table:table-cell>
        </table:table-row>
        <table:table-row table:style-name="TableLine2496659695872">
          <table:table-cell table:style-name="Tabela1.A2" office:value-type="string">
            <text:p text:style-name="P38">7.</text:p>
          </table:table-cell>
          <table:table-cell table:style-name="Tabela1.A2" office:value-type="string">
            <text:p text:style-name="P38"><text:span text:style-name="Variable">H</text:span> é antissimétrica?</text:p>
          </table:table-cell>
          <table:table-cell table:style-name="Tabela1.C2" office:value-type="string">
            <text:p text:style-name="P38">Não, pois ela contém <text:span text:style-name="T140">(Uhura, Scotty) </text:span>e também <text:span text:style-name="T140">(Scotty, Uhura).</text:span></text:p>
          </table:table-cell>
        </table:table-row>
        <table:table-row table:style-name="TableLine2496659694592">
          <table:table-cell table:style-name="Tabela1.A2" office:value-type="string">
            <text:p text:style-name="P38">8.</text:p>
          </table:table-cell>
          <table:table-cell table:style-name="Tabela1.A2" office:value-type="string">
            <text:p text:style-name="P38"><text:span text:style-name="Variable">H</text:span> é transitiva?</text:p>
          </table:table-cell>
          <table:table-cell table:style-name="Tabela1.C2" office:value-type="string">
            <text:p text:style-name="P39">Sim, pois não há quaisquer pares do tipo (<text:span text:style-name="Variable">x</text:span>, <text:span text:style-name="Variable">y</text:span>) e (<text:span text:style-name="Variable">y</text:span>, <text:span text:style-name="Variable">z</text:span>) presentes.</text:p>
          </table:table-cell>
        </table:table-row>
        <table:table-row table:style-name="TableLine2496659694592">
          <table:table-cell table:style-name="Tabela1.A2" office:value-type="string">
            <text:p text:style-name="P64">9.</text:p>
          </table:table-cell>
          <table:table-cell table:style-name="Tabela1.A2" office:value-type="string">
            <text:p text:style-name="P64">Qual o fecho reflexivo de <text:span text:style-name="Variable">H</text:span>?</text:p>
          </table:table-cell>
          <table:table-cell table:style-name="Tabela1.C2" office:value-type="string">
            <text:p text:style-name="P63"><text:span text:style-name="T140">{ (Kirk, Kirk), (Spock, Spock), (Uhura, Scotty), (Scotty, Uhura), (Spock, McCoy), (McCoy, Spock), (Scotty, Scotty), (Uhura, Uhura), (McCoy, McCoy) }</text:span></text:p>
          </table:table-cell>
        </table:table-row>
        <table:table-row table:style-name="TableLine2496659694592">
          <table:table-cell table:style-name="Tabela1.A2" office:value-type="string">
            <text:p text:style-name="P64">10.</text:p>
          </table:table-cell>
          <table:table-cell table:style-name="Tabela1.A2" office:value-type="string">
            <text:p text:style-name="P64">E agora, <text:span text:style-name="Variable">H</text:span> tornou-se uma relação de equivalência?</text:p>
          </table:table-cell>
          <table:table-cell table:style-name="Tabela1.C2" office:value-type="string">
            <text:p text:style-name="P56"><text:span text:style-name="T59">Sim, porque ela tornou-se reflexiva, simétrica e transitiva.</text:span></text:p>
          </table:table-cell>
        </table:table-row>
        <table:table-row table:style-name="TableLine2496659694592">
          <table:table-cell table:style-name="Tabela1.A2" office:value-type="string">
            <text:p text:style-name="P64">11.</text:p>
          </table:table-cell>
          <table:table-cell table:style-name="Tabela1.A2" office:value-type="string">
            <text:p text:style-name="P56"><text:span text:style-name="T60">Quem é T / </text:span><text:span text:style-name="Variable"><text:span text:style-name="T60">H</text:span></text:span><text:span text:style-name="T205"> ?</text:span></text:p>
          </table:table-cell>
          <table:table-cell table:style-name="Tabela1.C2" office:value-type="string">
            <text:p text:style-name="P65"><text:span text:style-name="T3">T / </text:span><text:span text:style-name="Variable"><text:span text:style-name="T3">H</text:span></text:span> = { {Kirk},</text:p>
            <text:p text:style-name="P65">{Spock, McCoy},</text:p>
            <text:p text:style-name="P65">{Uhura, Scotty} }</text:p>
          </table:table-cell>
        </table:table-row>
        <table:table-row table:style-name="TableLine2496659694592">
          <table:table-cell table:style-name="Tabela1.A2" office:value-type="string">
            <text:p text:style-name="P65">12.</text:p>
          </table:table-cell>
          <table:table-cell table:style-name="Tabela1.A2" office:value-type="string">
            <text:p text:style-name="P57"><text:span text:style-name="T205">{Kirk, McCoy, Uhura} é um conjunto de representantes todas as partições </text:span><text:span text:style-name="T60">de <text:s/>T / </text:span><text:span text:style-name="Variable"><text:span text:style-name="T60">H</text:span></text:span><text:span text:style-name="T60"> ?</text:span><text:span text:style-name="T205"> </text:span></text:p>
          </table:table-cell>
          <table:table-cell table:style-name="Tabela1.C2" office:value-type="string">
            <text:p text:style-name="P65">Sim.</text:p>
          </table:table-cell>
        </table:table-row>
        <table:table-row table:style-name="TableLine2496659694592">
          <table:table-cell table:style-name="Tabela1.A2" office:value-type="string">
            <text:p text:style-name="P65">13.</text:p>
          </table:table-cell>
          <table:table-cell table:style-name="Tabela1.A2" office:value-type="string">
            <text:p text:style-name="P65">E {Kirk, Spock, McCoy}?</text:p>
          </table:table-cell>
          <table:table-cell table:style-name="Tabela1.C2" office:value-type="string">
            <text:p text:style-name="P65">Não, {Uhura, Scotty} está sem representantes.</text:p>
          </table:table-cell>
        </table:table-row>
        <table:table-row table:style-name="Tabela1.14">
          <table:table-cell table:style-name="Tabela1.A2" office:value-type="string">
            <text:p text:style-name="P26"><text:span text:style-name="T60">14</text:span><text:span text:style-name="T141">.</text:span></text:p>
          </table:table-cell>
          <table:table-cell table:style-name="Tabela1.A2" office:value-type="string">
            <text:p text:style-name="P40">Seja <text:span text:style-name="Teletipo_20_não_20_hifenizável">outranks</text:span> uma endorrelação no conjunto de todos os membros da tripulação da Enterprise, onde (<text:span text:style-name="Variable">x</text:span>, <text:span text:style-name="Variable">y</text:span>) <text:span text:style-name="T66">∈</text:span><text:span text:style-name="T62"> </text:span><text:span text:style-name="Teletipo_20_não_20_hifenizável">outranks</text:span><text:span text:style-name="T62"> se o personagem </text:span><text:span text:style-name="Variable"><text:span text:style-name="T62">x</text:span></text:span><text:span text:style-name="T62"> tiver um posto mais alto na Frota Estelar do que </text:span><text:span text:style-name="Variable"><text:span text:style-name="T62">y</text:span></text:span><text:span text:style-name="T62">.</text:span></text:p>
            <text:p text:style-name="P26"><text:span text:style-name="T141">A relação </text:span><text:span text:style-name="Teletipo_20_não_20_hifenizável"><text:span text:style-name="T141">outranks</text:span></text:span><text:span text:style-name="T63"> é reflexiva?</text:span></text:p>
          </table:table-cell>
          <table:table-cell table:style-name="Tabela1.C2" office:value-type="string">
            <text:p text:style-name="P40">Não, porque nenhum personagem tem um posto mais alto do que ele próprio.</text:p>
          </table:table-cell>
        </table:table-row>
        <table:table-row table:style-name="Tabela1.14">
          <table:table-cell table:style-name="Tabela1.A2" office:value-type="string">
            <text:p text:style-name="P26"><text:span text:style-name="T141">1</text:span><text:span text:style-name="T60">5</text:span><text:span text:style-name="T141">.</text:span></text:p>
          </table:table-cell>
          <table:table-cell table:style-name="Tabela1.A2" office:value-type="string">
            <text:p text:style-name="P26"><text:span text:style-name="T141">A relação </text:span><text:span text:style-name="Teletipo_20_não_20_hifenizável"><text:span text:style-name="T141">outranks</text:span></text:span><text:span text:style-name="T63"> é </text:span><text:span text:style-name="T34">simétrica</text:span><text:span text:style-name="T63">?</text:span></text:p>
          </table:table-cell>
          <table:table-cell table:style-name="Tabela1.C2" office:value-type="string">
            <text:p text:style-name="P40">Não, porque um personagem não pode ter um posto mais alto do que um tem um posto mais alto que ele.</text:p>
          </table:table-cell>
        </table:table-row>
        <table:table-row table:style-name="Tabela1.14">
          <table:table-cell table:style-name="Tabela1.A2" office:value-type="string">
            <text:p text:style-name="P26"><text:span text:style-name="T141">1</text:span><text:span text:style-name="T60">6</text:span><text:span text:style-name="T141">.</text:span></text:p>
          </table:table-cell>
          <table:table-cell table:style-name="Tabela1.A2" office:value-type="string">
            <text:p text:style-name="P26"><text:span text:style-name="T141">A relação </text:span><text:span text:style-name="Teletipo_20_não_20_hifenizável"><text:span text:style-name="T141">outranks</text:span></text:span><text:span text:style-name="T63"> é </text:span><text:span text:style-name="T34">antissimétrica</text:span><text:span text:style-name="T63">?</text:span></text:p>
          </table:table-cell>
          <table:table-cell table:style-name="Tabela1.C2" office:value-type="string">
            <text:p text:style-name="P40">Sim, pois se um personagem <text:span text:style-name="Teletipo_20_não_20_hifenizável">outranks</text:span> um segundo personagem, este último não pode também <text:span text:style-name="Teletipo_20_não_20_hifenizável">outranks</text:span> o primeiro.</text:p>
          </table:table-cell>
        </table:table-row>
        <table:table-row table:style-name="Tabela1.14">
          <table:table-cell table:style-name="Tabela1.A2" office:value-type="string">
            <text:p text:style-name="P26"><text:span text:style-name="T141">1</text:span><text:span text:style-name="T60">7</text:span><text:span text:style-name="T141">.</text:span></text:p>
          </table:table-cell>
          <table:table-cell table:style-name="Tabela1.A2" office:value-type="string">
            <text:p text:style-name="P26"><text:span text:style-name="T141">A relação </text:span><text:span text:style-name="Teletipo_20_não_20_hifenizável"><text:span text:style-name="T141">outranks</text:span></text:span><text:span text:style-name="T63"> é </text:span><text:span text:style-name="T34">transitiva</text:span><text:span text:style-name="T63">?</text:span></text:p>
          </table:table-cell>
          <table:table-cell table:style-name="Tabela1.C2" office:value-type="string">
            <text:p text:style-name="P42">Sim, pois se um personagem tem um posto mais alto que um segundo personagem e esse segundo personagem tem um posto mais alto que um terceiro, obviamente o primeiro também tem um posto mais alto do que o terceiro.</text:p>
          </table:table-cell>
        </table:table-row>
        <table:table-row table:style-name="Tabela1.14">
          <table:table-cell table:style-name="Tabela1.A2" office:value-type="string">
            <text:p text:style-name="P26"><text:span text:style-name="T141">1</text:span><text:span text:style-name="T60">8</text:span><text:span text:style-name="T141">.</text:span></text:p>
          </table:table-cell>
          <table:table-cell table:style-name="Tabela1.A2" office:value-type="string">
            <text:p text:style-name="P40">A relação <text:span text:style-name="Teletipo_20_não_20_hifenizável">outranks</text:span><text:span text:style-name="T62"> é uma ordem par</text:span><text:soft-page-break/><text:span text:style-name="T62">cial?</text:span></text:p>
          </table:table-cell>
          <table:table-cell table:style-name="Tabela1.C2" office:value-type="string">
            <text:p text:style-name="P27"><text:span text:style-name="T142">Não, mas quase. Ela satisfaz a antissime</text:span><text:soft-page-break/><text:span text:style-name="T142">tria e a transitividade, que são cruciais. A única coisa que ela não satisfaz é a reflexividade, uma vez que nenhum dos membros aparece consigo próprio. Se mudássemos esta relação para “</text:span><text:span text:style-name="Teletipo_20_não_20_hifenizável"><text:span text:style-name="T142">ranksAtLeastAsHighAs</text:span></text:span><text:span text:style-name="T142">”, </text:span><text:span text:style-name="T38">com</text:span><text:span text:style-name="T142"> </text:span><text:span text:style-name="T141">(</text:span><text:span text:style-name="Variable"><text:span text:style-name="T141">x</text:span></text:span><text:span text:style-name="T141">, </text:span><text:span text:style-name="Variable"><text:span text:style-name="T141">y</text:span></text:span><text:span text:style-name="T141">) </text:span><text:span text:style-name="T77">∈</text:span><text:span text:style-name="T63"> </text:span><text:span text:style-name="Teletipo_20_não_20_hifenizável"><text:span text:style-name="T142">ranksAtLeastAsHighAs</text:span></text:span><text:span text:style-name="T63"> </text:span><text:span text:style-name="T35">quando</text:span><text:span text:style-name="T63"> </text:span><text:span text:style-name="T64">o </text:span><text:span text:style-name="T63">personagem </text:span><text:span text:style-name="Variable"><text:span text:style-name="T63">x</text:span></text:span><text:span text:style-name="T63"> </text:span><text:span text:style-name="T35">tem</text:span><text:span text:style-name="T63"> um posto na Frota Estelar </text:span><text:span text:style-name="T64">pelo menos tão alto quanto </text:span><text:span text:style-name="Variable"><text:span text:style-name="T63">y</text:span></text:span><text:span text:style-name="T63">,</text:span><text:span text:style-name="Variable"><text:span text:style-name="T63"> </text:span></text:span><text:span text:style-name="T142">então poderíamos incluir estes pares “dobrados” e ter a nossa ordem parcial.</text:span></text:p>
          </table:table-cell>
        </table:table-row>
        <table:table-row table:style-name="Tabela1.14">
          <table:table-cell table:style-name="Tabela1.A2" office:value-type="string">
            <text:p text:style-name="P28"><text:span text:style-name="T143">1</text:span><text:span text:style-name="T60">9</text:span><text:span text:style-name="T143">.</text:span></text:p>
          </table:table-cell>
          <table:table-cell table:style-name="Tabela1.A2" office:value-type="string">
            <text:p text:style-name="P28"><text:span text:style-name="T141">Seja </text:span><text:span text:style-name="Teletipo_20_não_20_hifenizável"><text:span text:style-name="T143">same</text:span></text:span><text:span text:style-name="Teletipo_20_não_20_hifenizável"><text:span text:style-name="T141">ShirtColor</text:span></text:span><text:span text:style-name="T141"> uma endorrelação no conjunto de todos os membros da tripulação da Enterprise, onde (</text:span><text:span text:style-name="Variable"><text:span text:style-name="T141">x</text:span></text:span><text:span text:style-name="T141">, </text:span><text:span text:style-name="Variable"><text:span text:style-name="T141">y</text:span></text:span><text:span text:style-name="T141">) ∈ </text:span><text:span text:style-name="Teletipo_20_não_20_hifenizável"><text:span text:style-name="T143">same</text:span></text:span><text:span text:style-name="Teletipo_20_não_20_hifenizável"><text:span text:style-name="T141">ShirtColor</text:span></text:span><text:span text:style-name="T141"> se o personagem </text:span><text:span text:style-name="Variable"><text:span text:style-name="T141">x</text:span></text:span><text:span text:style-name="T141"> veste normalmente a mesma cor de camisa que o personagem </text:span><text:span text:style-name="Variable"><text:span text:style-name="T141">y</text:span></text:span><text:span text:style-name="T141">. </text:span></text:p>
            <text:p text:style-name="P40"><text:s/></text:p>
            <text:p text:style-name="P41">A <text:span text:style-name="T143">relação </text:span><text:span text:style-name="Teletipo_20_não_20_hifenizável"><text:span text:style-name="T143">same</text:span></text:span><text:span text:style-name="Teletipo_20_não_20_hifenizável">ShirtColor</text:span> é reflexiva?</text:p>
          </table:table-cell>
          <table:table-cell table:style-name="Tabela1.C2" office:value-type="string">
            <text:p text:style-name="P43">Sim, pois você não consegue evitar vestir a mesma cor de camisa que você está vestindo.</text:p>
          </table:table-cell>
        </table:table-row>
        <table:table-row table:style-name="Tabela1.14">
          <table:table-cell table:style-name="Tabela1.A2" office:value-type="string">
            <text:p text:style-name="P28"><text:span text:style-name="T60">20</text:span><text:span text:style-name="T143">.</text:span></text:p>
          </table:table-cell>
          <table:table-cell table:style-name="Tabela1.A2" office:value-type="string">
            <text:p text:style-name="P28"><text:span text:style-name="T141">A </text:span><text:span text:style-name="T143">relação </text:span><text:span text:style-name="Teletipo_20_não_20_hifenizável"><text:span text:style-name="T143">same</text:span></text:span><text:span text:style-name="Teletipo_20_não_20_hifenizável"><text:span text:style-name="T141">ShirtColor</text:span></text:span><text:span text:style-name="T141"> é </text:span><text:span text:style-name="T39">simétrica</text:span><text:span text:style-name="T141">?</text:span></text:p>
          </table:table-cell>
          <table:table-cell table:style-name="Tabela1.C2" office:value-type="string">
            <text:p text:style-name="P43">Sim, visto que se um membro da tripulação usa a mesma cor de camisa que outro, então esse segundo membro da tripulação também usa a mesma cor de camisa que o primeiro. Se Scotty e Uhura se vestem ambos de vermelho, então Uhura e Scotty se vestem ambos de vermelho, ora.</text:p>
          </table:table-cell>
        </table:table-row>
        <table:table-row table:style-name="Tabela1.14">
          <table:table-cell table:style-name="Tabela1.A2" office:value-type="string">
            <text:p text:style-name="P28"><text:span text:style-name="T60">21</text:span><text:span text:style-name="T143">. </text:span></text:p>
          </table:table-cell>
          <table:table-cell table:style-name="Tabela1.A2" office:value-type="string">
            <text:p text:style-name="P28"><text:span text:style-name="T141">A </text:span><text:span text:style-name="T143">relação </text:span><text:span text:style-name="Teletipo_20_não_20_hifenizável"><text:span text:style-name="T143">same</text:span></text:span><text:span text:style-name="Teletipo_20_não_20_hifenizável"><text:span text:style-name="T141">ShirtColor</text:span></text:span><text:span text:style-name="T141"> é </text:span><text:span text:style-name="T143">antis</text:span><text:span text:style-name="T39">simétrica</text:span><text:span text:style-name="T141">?</text:span></text:p>
          </table:table-cell>
          <table:table-cell table:style-name="Tabela1.C2" office:value-type="string">
            <text:p text:style-name="P43">Não, por razões provavelmente óbvias.</text:p>
          </table:table-cell>
        </table:table-row>
        <table:table-row table:style-name="Tabela1.14">
          <table:table-cell table:style-name="Tabela1.A2" office:value-type="string">
            <text:p text:style-name="P28"><text:span text:style-name="T60">22</text:span><text:span text:style-name="T143">.</text:span></text:p>
          </table:table-cell>
          <table:table-cell table:style-name="Tabela1.A2" office:value-type="string">
            <text:p text:style-name="P28"><text:span text:style-name="T141">A </text:span><text:span text:style-name="T143">relação </text:span><text:span text:style-name="Teletipo_20_não_20_hifenizável"><text:span text:style-name="T143">same</text:span></text:span><text:span text:style-name="Teletipo_20_não_20_hifenizável"><text:span text:style-name="T141">ShirtColor</text:span></text:span><text:span text:style-name="T141"> é </text:span><text:span text:style-name="T39">transitiva</text:span><text:span text:style-name="T141">?</text:span></text:p>
          </table:table-cell>
          <table:table-cell table:style-name="Tabela1.C2" office:value-type="string">
            <text:p text:style-name="P43">Sim. Se Kirk e Sulu usarem a mesma cor (amarelo), e Sulu e Chekov</text:p>
            <text:p text:style-name="P43">usar a mesma cor (amarelo), então Kirk e Chekov certamente usarão a mesma cor (amarelo).</text:p>
          </table:table-cell>
        </table:table-row>
        <table:table-row table:style-name="Tabela1.14">
          <table:table-cell table:style-name="Tabela1.A2" office:value-type="string">
            <text:p text:style-name="P60"><text:span text:style-name="T60">23</text:span><text:span text:style-name="T206">.</text:span></text:p>
          </table:table-cell>
          <table:table-cell table:style-name="Tabela1.A2" office:value-type="string">
            <text:p text:style-name="P28">No módulo anterior, nós definimos <text:span text:style-name="Variable">A</text:span> como o conjunto { Caio, Júlia, Sandro } e <text:span text:style-name="Variable">S</text:span> como o conjunto { basquete, vôlei }. Nós então definimos a função “<text:span text:style-name="Teletipo_20_não_20_hifenizável">faveSport</text:span>” como { (Júlia, basquete), (Sandro, basquete), (Caio, basquete) }. A função <text:span text:style-name="Teletipo_20_não_20_hifenizável">faveSport</text:span> é injetora?</text:p>
          </table:table-cell>
          <table:table-cell table:style-name="Tabela1.C2" office:value-type="string">
            <text:p text:style-name="P43">Não, porque Júlia e Sandro (e Caio) mapeiam todos para o mesmo valor (basquete). Para que uma função seja injetiva, não pode haver dois elementos do domínio que mapeiem para o mesmo elemento do codomínio.</text:p>
          </table:table-cell>
        </table:table-row>
        <table:table-row table:style-name="Tabela1.14">
          <table:table-cell table:style-name="Tabela1.A2" office:value-type="string">
            <text:p text:style-name="P29"><text:span text:style-name="T60">24</text:span><text:span text:style-name="T144">.</text:span></text:p>
          </table:table-cell>
          <table:table-cell table:style-name="Tabela1.A2" office:value-type="string">
            <text:p text:style-name="P29"><text:span text:style-name="T144">É possível tornar a</text:span> <text:span text:style-name="T144">f</text:span>unção <text:span text:style-name="Teletipo_20_não_20_hifenizável">faveSport</text:span> injetora?</text:p>
          </table:table-cell>
          <table:table-cell table:style-name="Tabela1.C2" office:value-type="string">
            <text:p text:style-name="P43">Não sem alterar os conjuntos subjacentes. Existem três atletas e dois esportes, por isso não podemos deixar de mapear vários atletas para o mesmo esporte.</text:p>
          </table:table-cell>
        </table:table-row>
        <table:table-row table:style-name="Tabela1.14">
          <table:table-cell table:style-name="Tabela1.A2" office:value-type="string">
            <text:p text:style-name="P29"><text:span text:style-name="T144">2</text:span><text:span text:style-name="T60">5</text:span><text:span text:style-name="T144">.</text:span></text:p>
          </table:table-cell>
          <table:table-cell table:style-name="Tabela1.A2" office:value-type="string">
            <text:p text:style-name="P44">A função <text:span text:style-name="Teletipo_20_não_20_hifenizável">faveSport</text:span> é sobrejetora?</text:p>
          </table:table-cell>
          <table:table-cell table:style-name="Tabela1.C2" office:value-type="string">
            <text:p text:style-name="P44">Não, porque ninguém é mapeado para vôlei.</text:p>
          </table:table-cell>
        </table:table-row>
        <table:table-row table:style-name="Tabela1.14">
          <table:table-cell table:style-name="Tabela1.A2" office:value-type="string">
            <text:p text:style-name="P29"><text:span text:style-name="T144">2</text:span><text:span text:style-name="T60">6</text:span><text:span text:style-name="T144">.</text:span></text:p>
          </table:table-cell>
          <table:table-cell table:style-name="Tabela1.A2" office:value-type="string">
            <text:p text:style-name="P29"><text:span text:style-name="T144">É possível tornar a função </text:span><text:span text:style-name="Teletipo_20_não_20_hifenizável"><text:span text:style-name="T144">faveSport</text:span></text:span><text:span text:style-name="T144"> </text:span><text:span text:style-name="T40">sobrejetora</text:span><text:span text:style-name="T144">?</text:span></text:p>
          </table:table-cell>
          <table:table-cell table:style-name="Tabela1.C2" office:value-type="string">
            <text:p text:style-name="P28"><text:span text:style-name="T143">Claro, por exemplo, mudando Sa</text:span><text:span text:style-name="T40">ndro</text:span><text:span text:style-name="T143"> do basquete para o v</text:span><text:span text:style-name="T40">ô</text:span><text:span text:style-name="T143">lei. Agora ambos os elementos do codomínio são “alcançá</text:span><text:soft-page-break/><text:span text:style-name="T143">veis” por algum elemento d</text:span><text:span text:style-name="T40">o</text:span><text:span text:style-name="T143"> domínio, logo, é sobrejetiv</text:span><text:span text:style-name="T40">a</text:span><text:span text:style-name="T143">.</text:span></text:p>
          </table:table-cell>
        </table:table-row>
        <table:table-row table:style-name="Tabela1.14">
          <table:table-cell table:style-name="Tabela1.A2" office:value-type="string">
            <text:p text:style-name="P29"><text:span text:style-name="T144">2</text:span><text:span text:style-name="T60">7</text:span><text:span text:style-name="T144">.</text:span></text:p>
          </table:table-cell>
          <table:table-cell table:style-name="Tabela1.A2" office:value-type="string">
            <text:p text:style-name="P44">E agora, ela é bijetora?</text:p>
          </table:table-cell>
          <table:table-cell table:style-name="Tabela1.C2" office:value-type="string">
            <text:p text:style-name="P45">Não, porque continua não sendo injetora.</text:p>
          </table:table-cell>
        </table:table-row>
        <table:table-row table:style-name="Tabela1.14">
          <table:table-cell table:style-name="Tabela1.A2" office:value-type="string">
            <text:p text:style-name="P31"><text:span text:style-name="T156">2</text:span><text:span text:style-name="T60">8</text:span><text:span text:style-name="T156">.</text:span></text:p>
          </table:table-cell>
          <table:table-cell table:style-name="Tabela1.A2" office:value-type="string">
            <text:p text:style-name="P46"><text:span text:style-name="Teletipo_20_não_20_hifenizável"><text:span text:style-name="T144">faveSport</text:span></text:span><text:span text:style-name="T144"> </text:span>possui uma função inversa?</text:p>
          </table:table-cell>
          <table:table-cell table:style-name="Tabela1.C2" office:value-type="string">
            <text:p text:style-name="P46">Não, porque ela não é bijetora.</text:p>
          </table:table-cell>
        </table:table-row>
        <table:table-row table:style-name="Tabela1.14">
          <table:table-cell table:style-name="Tabela1.A2" office:value-type="string">
            <text:p text:style-name="P29"><text:span text:style-name="T144">2</text:span><text:span text:style-name="T60">9</text:span><text:span text:style-name="T144">.</text:span></text:p>
          </table:table-cell>
          <table:table-cell table:style-name="Tabela1.A2" office:value-type="string">
            <text:p text:style-name="P44">Como podemos alterar as coisas para que ela se torne bijetora?</text:p>
          </table:table-cell>
          <table:table-cell table:style-name="Tabela1.C2" office:value-type="string">
            <text:p text:style-name="P30"><text:span text:style-name="T143">Uma maneira é adicionar um terceiro esporte – digamos, o </text:span><text:span text:style-name="T41">futebol</text:span><text:span text:style-name="T143"> – e mover Júlia ou Caio para o </text:span><text:span text:style-name="T41">futebol</text:span><text:span text:style-name="T143">. Se tivermos o map</text:span><text:span text:style-name="T145">eamento</text:span><text:span text:style-name="T143"> de Júlia para o </text:span><text:span text:style-name="T41">futebol</text:span><text:span text:style-name="T143">, o map</text:span><text:span text:style-name="T145">eamento</text:span><text:span text:style-name="T143"> de Sa</text:span><text:span text:style-name="T145">ndro</text:span><text:span text:style-name="T143"> para o v</text:span><text:span text:style-name="T41">ô</text:span><text:span text:style-name="T143">lei, e o map</text:span><text:span text:style-name="T146">eamento</text:span><text:span text:style-name="T143"> de C</text:span><text:span text:style-name="T41">aio</text:span><text:span text:style-name="T143"> para o basquete, temos uma bijeção.</text:span></text:p>
          </table:table-cell>
        </table:table-row>
        <table:table-row table:style-name="Tabela1.14">
          <table:table-cell table:style-name="Tabela1.A2" office:value-type="string">
            <text:p text:style-name="P31"><text:span text:style-name="T60">30</text:span><text:span text:style-name="T156">.</text:span></text:p>
          </table:table-cell>
          <table:table-cell table:style-name="Tabela1.A2" office:value-type="string">
            <text:p text:style-name="P46">E agora, qual a função inversa de <text:span text:style-name="Teletipo_20_não_20_hifenizável"><text:span text:style-name="T144">faveSport</text:span></text:span><text:span text:style-name="T144">?</text:span></text:p>
          </table:table-cell>
          <table:table-cell table:style-name="Tabela1.C2" office:value-type="string">
            <text:p text:style-name="P31">{ (<text:span text:style-name="T156">futebol, </text:span>Júlia), (<text:span text:style-name="T156">vôlei, </text:span>Sandro<text:span text:style-name="T156">)</text:span>, (<text:span text:style-name="T156">basquete, </text:span>Caio) }</text:p>
          </table:table-cell>
        </table:table-row>
      </table:table>
      <text:h text:style-name="P51" text:outline-level="1">Créditos</text:h>
      <text:p text:style-name="P2"><text:span text:style-name="T94">Todas as seções, com exceção da</text:span><text:span text:style-name="T165">s</text:span><text:span text:style-name="T94"> seç</text:span><text:span text:style-name="T46">ões</text:span><text:span text:style-name="T94"> “Relações de Equivalência” </text:span><text:span text:style-name="T165">e “Fechamento de Relações” </text:span><text:span text:style-name="T94">foram adaptadas </text:span><text:span text:style-name="T95">(traduzidas e modificadas)</text:span><text:span text:style-name="T94"> de [</text:span><text:span text:style-name="T165">2</text:span><text:span text:style-name="T94">], que está disponível sob a licença Creative Commons Attribution-ShareAlike 4.0 International. </text:span></text:p>
      <text:p text:style-name="P82"><text:span text:style-name="T94">A</text:span><text:span text:style-name="T165">s</text:span><text:span text:style-name="T94"> seç</text:span><text:span text:style-name="T46">ões</text:span><text:span text:style-name="T94"> “Relações de Equivalência” </text:span><text:span text:style-name="T165">e “Fechamento de Relações” </text:span><text:span text:style-name="T94">fo</text:span><text:span text:style-name="T46">ram</text:span><text:span text:style-name="T94"> adaptada</text:span><text:span text:style-name="T165">s</text:span><text:span text:style-name="T94"> </text:span><text:span text:style-name="T95">(traduzida</text:span><text:span text:style-name="T165">s</text:span><text:span text:style-name="T95"> e modificada</text:span><text:span text:style-name="T165">s</text:span><text:span text:style-name="T95">) </text:span><text:span text:style-name="T94">de [</text:span><text:span text:style-name="T46">1</text:span><text:span text:style-name="T94">], que também está disponível sob a licença Creative Commons Attribution-ShareAlike 4.0 International.</text:span></text:p>
      <text:h text:style-name="P52" text:outline-level="1">Referências</text:h>
      <text:list xml:id="list3800288463" text:style-name="L3">
        <text:list-item>
          <text:p text:style-name="P78"><text:span text:style-name="T45">Aspnes</text:span>, <text:span text:style-name="T45">James</text:span>. <text:span text:style-name="Emphasis"><text:span text:style-name="T164">Notes on Discrete Mathematics</text:span></text:span>. Disponível em <text:a xlink:type="simple" xlink:href="http://www.cs.yale.edu/homes/aspnes/classes/202/notes.pdf" text:style-name="Internet_20_link" text:visited-style-name="Visited_20_Internet_20_Link">http://www.cs.yale.edu/homes/aspnes/classes/202/notes.pdf</text:a> <text:s/>.</text:p>
        </text:list-item>
        <text:list-item>
          <text:p text:style-name="P79"><text:span text:style-name="T94">Davies, Stephen. </text:span><text:span text:style-name="Emphasis"><text:span text:style-name="T94">A Cool Brisk Walk Through Discrete Mathematics</text:span></text:span><text:span text:style-name="T94">. Disponível em </text:span><text:a xlink:type="simple" xlink:href="http://www.allthemath.org/vol-i/" text:style-name="Internet_20_link" text:visited-style-name="Visited_20_Internet_20_Link"><text:span text:style-name="T94">http://www.allthemath.org/vol-i/</text:span></text:a><text:span text:style-name="T94"> .</text:span></text:p>
        </text:list-item>
      </text:list>
      <text:h text:style-name="P52" text:outline-level="1">Licença</text:h>
      <text:p text:style-name="P2">É concedida permissão para copiar, distribuir, transmitir e adaptar est<text:span text:style-name="T4">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12a3c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span text:style-name="MT2">I</text:span><text:tab/><text:page-number text:select-page="current">13</text:page-number>/<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2-01T12:51:25.130000000</dc:date>
    <meta:editing-duration>P1DT6H30M52S</meta:editing-duration>
    <meta:editing-cycles>334</meta:editing-cycles>
    <meta:generator>LibreOffice/6.4.7.2$Windows_X86_64 LibreOffice_project/639b8ac485750d5696d7590a72ef1b496725cfb5</meta:generator>
    <meta:document-statistic meta:table-count="1" meta:image-count="0" meta:object-count="0" meta:page-count="13" meta:paragraph-count="191" meta:word-count="5425" meta:character-count="31959" meta:non-whitespace-character-count="26726"/>
  </office:meta>
</office:document-meta>
</file>